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56pt"/>
    </style:style>
    <style:style style:name="co3" style:family="table-column">
      <style:table-column-properties fo:break-before="auto" style:column-width="46.09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4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9" table:default-cell-style-name="Default"/>
        <table:table-row table:style-name="ro1">
          <table:table-cell office:value-type="string" calcext:value-type="string">
            <text:p>stop_name</text:p>
          </table:table-cell>
          <table:table-cell office:value-type="string" calcext:value-type="string">
            <text:p>x_pos</text:p>
          </table:table-cell>
          <table:table-cell office:value-type="string" calcext:value-type="string">
            <text:p>y_pos</text:p>
          </table:table-cell>
          <table:table-cell office:value-type="string" calcext:value-type="string">
            <text:p>max_capacity</text:p>
          </table:table-cell>
          <table:table-cell office:value-type="string" calcext:value-type="string">
            <text:p>stop_01</text:p>
          </table:table-cell>
          <table:table-cell office:value-type="string" calcext:value-type="string">
            <text:p>stop_02</text:p>
          </table:table-cell>
          <table:table-cell office:value-type="string" calcext:value-type="string">
            <text:p>stop_03</text:p>
          </table:table-cell>
          <table:table-cell office:value-type="string" calcext:value-type="string">
            <text:p>stop_04</text:p>
          </table:table-cell>
          <table:table-cell office:value-type="string" calcext:value-type="string">
            <text:p>stop_05</text:p>
          </table:table-cell>
          <table:table-cell office:value-type="string" calcext:value-type="string">
            <text:p>stop_06</text:p>
          </table:table-cell>
          <table:table-cell office:value-type="string" calcext:value-type="string">
            <text:p>stop_07</text:p>
          </table:table-cell>
          <table:table-cell office:value-type="string" calcext:value-type="string">
            <text:p>stop_08</text:p>
          </table:table-cell>
          <table:table-cell office:value-type="string" calcext:value-type="string">
            <text:p>stop_09</text:p>
          </table:table-cell>
          <table:table-cell office:value-type="string" calcext:value-type="string">
            <text:p>stop_10</text:p>
          </table:table-cell>
          <table:table-cell office:value-type="string" calcext:value-type="string">
            <text:p>stop_11</text:p>
          </table:table-cell>
          <table:table-cell office:value-type="string" calcext:value-type="string">
            <text:p>stop_12</text:p>
          </table:table-cell>
          <table:table-cell office:value-type="string" calcext:value-type="string">
            <text:p>stop_13</text:p>
          </table:table-cell>
          <table:table-cell office:value-type="string" calcext:value-type="string">
            <text:p>stop_14</text:p>
          </table:table-cell>
          <table:table-cell office:value-type="string" calcext:value-type="string">
            <text:p>stop_15</text:p>
          </table:table-cell>
          <table:table-cell office:value-type="string" calcext:value-type="string">
            <text:p>stop_16</text:p>
          </table:table-cell>
          <table:table-cell office:value-type="string" calcext:value-type="string">
            <text:p>stop_17</text:p>
          </table:table-cell>
          <table:table-cell office:value-type="string" calcext:value-type="string">
            <text:p>stop_18</text:p>
          </table:table-cell>
          <table:table-cell office:value-type="string" calcext:value-type="string">
            <text:p>stop_19</text:p>
          </table:table-cell>
          <table:table-cell office:value-type="string" calcext:value-type="string">
            <text:p>stop_20</text:p>
          </table:table-cell>
          <table:table-cell office:value-type="string" calcext:value-type="string">
            <text:p>stop_21</text:p>
          </table:table-cell>
          <table:table-cell office:value-type="string" calcext:value-type="string">
            <text:p>stop_22</text:p>
          </table:table-cell>
          <table:table-cell office:value-type="string" calcext:value-type="string">
            <text:p>stop_23</text:p>
          </table:table-cell>
          <table:table-cell office:value-type="string" calcext:value-type="string">
            <text:p>stop_24</text:p>
          </table:table-cell>
          <table:table-cell office:value-type="string" calcext:value-type="string">
            <text:p>stop_25</text:p>
          </table:table-cell>
          <table:table-cell office:value-type="string" calcext:value-type="string">
            <text:p>stop_26</text:p>
          </table:table-cell>
          <table:table-cell office:value-type="string" calcext:value-type="string">
            <text:p>stop_27</text:p>
          </table:table-cell>
          <table:table-cell office:value-type="string" calcext:value-type="string">
            <text:p>stop_28</text:p>
          </table:table-cell>
          <table:table-cell office:value-type="string" calcext:value-type="string">
            <text:p>stop_29</text:p>
          </table:table-cell>
          <table:table-cell office:value-type="string" calcext:value-type="string">
            <text:p>stop_30</text:p>
          </table:table-cell>
        </table:table-row>
        <table:table-row table:style-name="ro1">
          <table:table-cell office:value-type="string" calcext:value-type="string">
            <text:p>stop_01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193" calcext:value-type="float">
            <text:p>193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float" office:value="301" calcext:value-type="float">
            <text:p>301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491" calcext:value-type="float">
            <text:p>491</text:p>
          </table:table-cell>
          <table:table-cell office:value-type="float" office:value="631" calcext:value-type="float">
            <text:p>631</text:p>
          </table:table-cell>
          <table:table-cell office:value-type="float" office:value="1303" calcext:value-type="float">
            <text:p>1303</text:p>
          </table:table-cell>
          <table:table-cell office:value-type="float" office:value="318" calcext:value-type="float">
            <text:p>318</text:p>
          </table:table-cell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  <table:table-cell office:value-type="float" office:value="478" calcext:value-type="float">
            <text:p>478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236" calcext:value-type="float">
            <text:p>236</text:p>
          </table:table-cell>
          <table:table-cell office:value-type="float" office:value="204" calcext:value-type="float">
            <text:p>204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stop_02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top_0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top_04</text:p>
          </table:table-cell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op_05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17" calcext:value-type="float">
            <text:p>217</text:p>
          </table:table-cell>
          <table:table-cell office:value-type="float" office:value="175" calcext:value-type="float">
            <text:p>17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top_06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top_07</text:p>
          </table:table-cell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op_08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top_09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top_10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top_11</text:p>
          </table:table-cell>
          <table:table-cell office:value-type="float" office:value="4400" calcext:value-type="float">
            <text:p>44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top_12</text:p>
          </table:table-cell>
          <table:table-cell office:value-type="float" office:value="4800" calcext:value-type="float">
            <text:p>48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top_13</text:p>
          </table:table-cell>
          <table:table-cell office:value-type="float" office:value="5200" calcext:value-type="float">
            <text:p>5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top_14</text:p>
          </table:table-cell>
          <table:table-cell office:value-type="float" office:value="5600" calcext:value-type="float">
            <text:p>56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op_15</text:p>
          </table:table-cell>
          <table:table-cell office:value-type="float" office:value="6000" calcext:value-type="float">
            <text:p>60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p_16</text:p>
          </table:table-cell>
          <table:table-cell office:value-type="float" office:value="6400" calcext:value-type="float">
            <text:p>64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top_17</text:p>
          </table:table-cell>
          <table:table-cell office:value-type="float" office:value="6800" calcext:value-type="float">
            <text:p>68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top_18</text:p>
          </table:table-cell>
          <table:table-cell office:value-type="float" office:value="7200" calcext:value-type="float">
            <text:p>7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top_19</text:p>
          </table:table-cell>
          <table:table-cell office:value-type="float" office:value="7600" calcext:value-type="float">
            <text:p>76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top_20</text:p>
          </table:table-cell>
          <table:table-cell office:value-type="float" office:value="8000" calcext:value-type="float">
            <text:p>80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op_21</text:p>
          </table:table-cell>
          <table:table-cell office:value-type="float" office:value="8400" calcext:value-type="float">
            <text:p>84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top_22</text:p>
          </table:table-cell>
          <table:table-cell office:value-type="float" office:value="8800" calcext:value-type="float">
            <text:p>88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top_23</text:p>
          </table:table-cell>
          <table:table-cell office:value-type="float" office:value="9200" calcext:value-type="float">
            <text:p>9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top_24</text:p>
          </table:table-cell>
          <table:table-cell office:value-type="float" office:value="9600" calcext:value-type="float">
            <text:p>96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op_25</text:p>
          </table:table-cell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top_26</text:p>
          </table:table-cell>
          <table:table-cell office:value-type="float" office:value="10400" calcext:value-type="float">
            <text:p>104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top_27</text:p>
          </table:table-cell>
          <table:table-cell office:value-type="float" office:value="10800" calcext:value-type="float">
            <text:p>108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op_28</text:p>
          </table:table-cell>
          <table:table-cell office:value-type="float" office:value="11200" calcext:value-type="float">
            <text:p>1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p_29</text:p>
          </table:table-cell>
          <table:table-cell office:value-type="float" office:value="11600" calcext:value-type="float">
            <text:p>116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8" calcext:value-type="float">
            <text:p>68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p_30</text:p>
          </table:table-cell>
          <table:table-cell office:value-type="float" office:value="12000" calcext:value-type="float">
            <text:p>12000</text:p>
          </table:table-cell>
          <table:table-cell office:value-type="float" office:value="400" calcext:value-type="float">
            <text:p>400</text:p>
          </table:table-cell>
          <table:table-cell office:value-type="float" office:value="3000" calcext:value-type="float">
            <text:p>3000</text:p>
          </table:table-cell>
          <table:table-cell office:value-type="float" office:value="561" calcext:value-type="float">
            <text:p>561</text:p>
          </table:table-cell>
          <table:table-cell office:value-type="float" office:value="241" calcext:value-type="float">
            <text:p>241</text:p>
          </table:table-cell>
          <table:table-cell office:value-type="float" office:value="665" calcext:value-type="float">
            <text:p>665</text:p>
          </table:table-cell>
          <table:table-cell office:value-type="float" office:value="285" calcext:value-type="float">
            <text:p>285</text:p>
          </table:table-cell>
          <table:table-cell office:value-type="float" office:value="425" calcext:value-type="float">
            <text:p>425</text:p>
          </table:table-cell>
          <table:table-cell office:value-type="float" office:value="596" calcext:value-type="float">
            <text:p>596</text:p>
          </table:table-cell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222" calcext:value-type="float">
            <text:p>222</text:p>
          </table:table-cell>
          <table:table-cell office:value-type="float" office:value="162" calcext:value-type="float">
            <text:p>162</text:p>
          </table:table-cell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office:value-type="float" office:value="271" calcext:value-type="float">
            <text:p>271</text:p>
          </table:table-cell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415" calcext:value-type="float">
            <text:p>415</text:p>
          </table:table-cell>
          <table:table-cell office:value-type="float" office:value="397" calcext:value-type="float">
            <text:p>397</text:p>
          </table:table-cell>
          <table:table-cell office:value-type="float" office:value="123" calcext:value-type="float">
            <text:p>123</text:p>
          </table:table-cell>
          <table:table-cell office:value-type="float" office:value="385" calcext:value-type="float">
            <text:p>385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4" table:number-columns-repeated="30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Output weight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 we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ROUND(ABS([.$B3]-[.C$2])*5*[.$A3]*[.C$1]*RAND())" office:value-type="float" office:value="0" calcext:value-type="float">
            <text:p>0</text:p>
          </table:table-cell>
          <table:table-cell table:formula="of:=ROUND(ABS([.$B3]-[.D$2])*5*[.$A3]*[.D$1]*RAND())" office:value-type="float" office:value="11" calcext:value-type="float">
            <text:p>11</text:p>
          </table:table-cell>
          <table:table-cell table:formula="of:=ROUND(ABS([.$B3]-[.E$2])*5*[.$A3]*[.E$1]*RAND())" office:value-type="float" office:value="44" calcext:value-type="float">
            <text:p>44</text:p>
          </table:table-cell>
          <table:table-cell table:formula="of:=ROUND(ABS([.$B3]-[.F$2])*5*[.$A3]*[.F$1]*RAND())" office:value-type="float" office:value="66" calcext:value-type="float">
            <text:p>66</text:p>
          </table:table-cell>
          <table:table-cell table:formula="of:=ROUND(ABS([.$B3]-[.G$2])*5*[.$A3]*[.G$1]*RAND())" office:value-type="float" office:value="33" calcext:value-type="float">
            <text:p>33</text:p>
          </table:table-cell>
          <table:table-cell table:formula="of:=ROUND(ABS([.$B3]-[.H$2])*5*[.$A3]*[.H$1]*RAND())" office:value-type="float" office:value="45" calcext:value-type="float">
            <text:p>45</text:p>
          </table:table-cell>
          <table:table-cell table:formula="of:=ROUND(ABS([.$B3]-[.I$2])*5*[.$A3]*[.I$1]*RAND())" office:value-type="float" office:value="121" calcext:value-type="float">
            <text:p>121</text:p>
          </table:table-cell>
          <table:table-cell table:formula="of:=ROUND(ABS([.$B3]-[.J$2])*5*[.$A3]*[.J$1]*RAND())" office:value-type="float" office:value="88" calcext:value-type="float">
            <text:p>88</text:p>
          </table:table-cell>
          <table:table-cell table:formula="of:=ROUND(ABS([.$B3]-[.K$2])*5*[.$A3]*[.K$1]*RAND())" office:value-type="float" office:value="29" calcext:value-type="float">
            <text:p>29</text:p>
          </table:table-cell>
          <table:table-cell table:formula="of:=ROUND(ABS([.$B3]-[.L$2])*5*[.$A3]*[.L$1]*RAND())" office:value-type="float" office:value="8" calcext:value-type="float">
            <text:p>8</text:p>
          </table:table-cell>
          <table:table-cell table:formula="of:=ROUND(ABS([.$B3]-[.M$2])*5*[.$A3]*[.M$1]*RAND())" office:value-type="float" office:value="140" calcext:value-type="float">
            <text:p>140</text:p>
          </table:table-cell>
          <table:table-cell table:formula="of:=ROUND(ABS([.$B3]-[.N$2])*5*[.$A3]*[.N$1]*RAND())" office:value-type="float" office:value="181" calcext:value-type="float">
            <text:p>181</text:p>
          </table:table-cell>
          <table:table-cell table:formula="of:=ROUND(ABS([.$B3]-[.O$2])*5*[.$A3]*[.O$1]*RAND())" office:value-type="float" office:value="34" calcext:value-type="float">
            <text:p>34</text:p>
          </table:table-cell>
          <table:table-cell table:formula="of:=ROUND(ABS([.$B3]-[.P$2])*5*[.$A3]*[.P$1]*RAND())" office:value-type="float" office:value="28" calcext:value-type="float">
            <text:p>28</text:p>
          </table:table-cell>
          <table:table-cell table:formula="of:=ROUND(ABS([.$B3]-[.Q$2])*5*[.$A3]*[.Q$1]*RAND())" office:value-type="float" office:value="63" calcext:value-type="float">
            <text:p>63</text:p>
          </table:table-cell>
          <table:table-cell table:formula="of:=ROUND(ABS([.$B3]-[.R$2])*5*[.$A3]*[.R$1]*RAND())" office:value-type="float" office:value="253" calcext:value-type="float">
            <text:p>253</text:p>
          </table:table-cell>
          <table:table-cell table:formula="of:=ROUND(ABS([.$B3]-[.S$2])*5*[.$A3]*[.S$1]*RAND())" office:value-type="float" office:value="373" calcext:value-type="float">
            <text:p>373</text:p>
          </table:table-cell>
          <table:table-cell table:formula="of:=ROUND(ABS([.$B3]-[.T$2])*5*[.$A3]*[.T$1]*RAND())" office:value-type="float" office:value="336" calcext:value-type="float">
            <text:p>336</text:p>
          </table:table-cell>
          <table:table-cell table:formula="of:=ROUND(ABS([.$B3]-[.U$2])*5*[.$A3]*[.U$1]*RAND())" office:value-type="float" office:value="141" calcext:value-type="float">
            <text:p>141</text:p>
          </table:table-cell>
          <table:table-cell table:formula="of:=ROUND(ABS([.$B3]-[.V$2])*5*[.$A3]*[.V$1]*RAND())" office:value-type="float" office:value="160" calcext:value-type="float">
            <text:p>160</text:p>
          </table:table-cell>
          <table:table-cell table:formula="of:=ROUND(ABS([.$B3]-[.W$2])*5*[.$A3]*[.W$1]*RAND())" office:value-type="float" office:value="752" calcext:value-type="float">
            <text:p>752</text:p>
          </table:table-cell>
          <table:table-cell table:formula="of:=ROUND(ABS([.$B3]-[.X$2])*5*[.$A3]*[.X$1]*RAND())" office:value-type="float" office:value="398" calcext:value-type="float">
            <text:p>398</text:p>
          </table:table-cell>
          <table:table-cell table:formula="of:=ROUND(ABS([.$B3]-[.Y$2])*5*[.$A3]*[.Y$1]*RAND())" office:value-type="float" office:value="88" calcext:value-type="float">
            <text:p>88</text:p>
          </table:table-cell>
          <table:table-cell table:formula="of:=ROUND(ABS([.$B3]-[.Z$2])*5*[.$A3]*[.Z$1]*RAND())" office:value-type="float" office:value="450" calcext:value-type="float">
            <text:p>450</text:p>
          </table:table-cell>
          <table:table-cell table:formula="of:=ROUND(ABS([.$B3]-[.AA$2])*5*[.$A3]*[.AA$1]*RAND())" office:value-type="float" office:value="82" calcext:value-type="float">
            <text:p>82</text:p>
          </table:table-cell>
          <table:table-cell table:formula="of:=ROUND(ABS([.$B3]-[.AB$2])*5*[.$A3]*[.AB$1]*RAND())" office:value-type="float" office:value="242" calcext:value-type="float">
            <text:p>242</text:p>
          </table:table-cell>
          <table:table-cell table:formula="of:=ROUND(ABS([.$B3]-[.AC$2])*5*[.$A3]*[.AC$1]*RAND())" office:value-type="float" office:value="118" calcext:value-type="float">
            <text:p>118</text:p>
          </table:table-cell>
          <table:table-cell table:formula="of:=ROUND(ABS([.$B3]-[.AD$2])*5*[.$A3]*[.AD$1]*RAND())" office:value-type="float" office:value="170" calcext:value-type="float">
            <text:p>170</text:p>
          </table:table-cell>
          <table:table-cell table:formula="of:=ROUND(ABS([.$B3]-[.AE$2])*5*[.$A3]*[.AE$1]*RAND())" office:value-type="float" office:value="685" calcext:value-type="float">
            <text:p>685</text:p>
          </table:table-cell>
          <table:table-cell table:formula="of:=ROUND(ABS([.$B3]-[.AF$2])*5*[.$A3]*[.AF$1]*RAND())" office:value-type="float" office:value="585" calcext:value-type="float">
            <text:p>585</text:p>
          </table:table-cell>
          <table:table-cell table:formula="of:=SUM([.C3:.AF3])" office:value-type="float" office:value="5724" calcext:value-type="float">
            <text:p>5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ABS([.$B4]-[.C$2])*5*[.$A4]*[.C$1]*RAND())" office:value-type="float" office:value="3" calcext:value-type="float">
            <text:p>3</text:p>
          </table:table-cell>
          <table:table-cell table:formula="of:=ROUND(ABS([.$B4]-[.D$2])*5*[.$A4]*[.D$1]*RAND())" office:value-type="float" office:value="0" calcext:value-type="float">
            <text:p>0</text:p>
          </table:table-cell>
          <table:table-cell table:formula="of:=ROUND(ABS([.$B4]-[.E$2])*5*[.$A4]*[.E$1]*RAND())" office:value-type="float" office:value="2" calcext:value-type="float">
            <text:p>2</text:p>
          </table:table-cell>
          <table:table-cell table:formula="of:=ROUND(ABS([.$B4]-[.F$2])*5*[.$A4]*[.F$1]*RAND())" office:value-type="float" office:value="0" calcext:value-type="float">
            <text:p>0</text:p>
          </table:table-cell>
          <table:table-cell table:formula="of:=ROUND(ABS([.$B4]-[.G$2])*5*[.$A4]*[.G$1]*RAND())" office:value-type="float" office:value="4" calcext:value-type="float">
            <text:p>4</text:p>
          </table:table-cell>
          <table:table-cell table:formula="of:=ROUND(ABS([.$B4]-[.H$2])*5*[.$A4]*[.H$1]*RAND())" office:value-type="float" office:value="2" calcext:value-type="float">
            <text:p>2</text:p>
          </table:table-cell>
          <table:table-cell table:formula="of:=ROUND(ABS([.$B4]-[.I$2])*5*[.$A4]*[.I$1]*RAND())" office:value-type="float" office:value="10" calcext:value-type="float">
            <text:p>10</text:p>
          </table:table-cell>
          <table:table-cell table:formula="of:=ROUND(ABS([.$B4]-[.J$2])*5*[.$A4]*[.J$1]*RAND())" office:value-type="float" office:value="26" calcext:value-type="float">
            <text:p>26</text:p>
          </table:table-cell>
          <table:table-cell table:formula="of:=ROUND(ABS([.$B4]-[.K$2])*5*[.$A4]*[.K$1]*RAND())" office:value-type="float" office:value="28" calcext:value-type="float">
            <text:p>28</text:p>
          </table:table-cell>
          <table:table-cell table:formula="of:=ROUND(ABS([.$B4]-[.L$2])*5*[.$A4]*[.L$1]*RAND())" office:value-type="float" office:value="2" calcext:value-type="float">
            <text:p>2</text:p>
          </table:table-cell>
          <table:table-cell table:formula="of:=ROUND(ABS([.$B4]-[.M$2])*5*[.$A4]*[.M$1]*RAND())" office:value-type="float" office:value="30" calcext:value-type="float">
            <text:p>30</text:p>
          </table:table-cell>
          <table:table-cell table:formula="of:=ROUND(ABS([.$B4]-[.N$2])*5*[.$A4]*[.N$1]*RAND())" office:value-type="float" office:value="22" calcext:value-type="float">
            <text:p>22</text:p>
          </table:table-cell>
          <table:table-cell table:formula="of:=ROUND(ABS([.$B4]-[.O$2])*5*[.$A4]*[.O$1]*RAND())" office:value-type="float" office:value="50" calcext:value-type="float">
            <text:p>50</text:p>
          </table:table-cell>
          <table:table-cell table:formula="of:=ROUND(ABS([.$B4]-[.P$2])*5*[.$A4]*[.P$1]*RAND())" office:value-type="float" office:value="26" calcext:value-type="float">
            <text:p>26</text:p>
          </table:table-cell>
          <table:table-cell table:formula="of:=ROUND(ABS([.$B4]-[.Q$2])*5*[.$A4]*[.Q$1]*RAND())" office:value-type="float" office:value="1" calcext:value-type="float">
            <text:p>1</text:p>
          </table:table-cell>
          <table:table-cell table:formula="of:=ROUND(ABS([.$B4]-[.R$2])*5*[.$A4]*[.R$1]*RAND())" office:value-type="float" office:value="3" calcext:value-type="float">
            <text:p>3</text:p>
          </table:table-cell>
          <table:table-cell table:formula="of:=ROUND(ABS([.$B4]-[.S$2])*5*[.$A4]*[.S$1]*RAND())" office:value-type="float" office:value="10" calcext:value-type="float">
            <text:p>10</text:p>
          </table:table-cell>
          <table:table-cell table:formula="of:=ROUND(ABS([.$B4]-[.T$2])*5*[.$A4]*[.T$1]*RAND())" office:value-type="float" office:value="80" calcext:value-type="float">
            <text:p>80</text:p>
          </table:table-cell>
          <table:table-cell table:formula="of:=ROUND(ABS([.$B4]-[.U$2])*5*[.$A4]*[.U$1]*RAND())" office:value-type="float" office:value="235" calcext:value-type="float">
            <text:p>235</text:p>
          </table:table-cell>
          <table:table-cell table:formula="of:=ROUND(ABS([.$B4]-[.V$2])*5*[.$A4]*[.V$1]*RAND())" office:value-type="float" office:value="4" calcext:value-type="float">
            <text:p>4</text:p>
          </table:table-cell>
          <table:table-cell table:formula="of:=ROUND(ABS([.$B4]-[.W$2])*5*[.$A4]*[.W$1]*RAND())" office:value-type="float" office:value="90" calcext:value-type="float">
            <text:p>90</text:p>
          </table:table-cell>
          <table:table-cell table:formula="of:=ROUND(ABS([.$B4]-[.X$2])*5*[.$A4]*[.X$1]*RAND())" office:value-type="float" office:value="2" calcext:value-type="float">
            <text:p>2</text:p>
          </table:table-cell>
          <table:table-cell table:formula="of:=ROUND(ABS([.$B4]-[.Y$2])*5*[.$A4]*[.Y$1]*RAND())" office:value-type="float" office:value="86" calcext:value-type="float">
            <text:p>86</text:p>
          </table:table-cell>
          <table:table-cell table:formula="of:=ROUND(ABS([.$B4]-[.Z$2])*5*[.$A4]*[.Z$1]*RAND())" office:value-type="float" office:value="106" calcext:value-type="float">
            <text:p>106</text:p>
          </table:table-cell>
          <table:table-cell table:formula="of:=ROUND(ABS([.$B4]-[.AA$2])*5*[.$A4]*[.AA$1]*RAND())" office:value-type="float" office:value="52" calcext:value-type="float">
            <text:p>52</text:p>
          </table:table-cell>
          <table:table-cell table:formula="of:=ROUND(ABS([.$B4]-[.AB$2])*5*[.$A4]*[.AB$1]*RAND())" office:value-type="float" office:value="7" calcext:value-type="float">
            <text:p>7</text:p>
          </table:table-cell>
          <table:table-cell table:formula="of:=ROUND(ABS([.$B4]-[.AC$2])*5*[.$A4]*[.AC$1]*RAND())" office:value-type="float" office:value="27" calcext:value-type="float">
            <text:p>27</text:p>
          </table:table-cell>
          <table:table-cell table:formula="of:=ROUND(ABS([.$B4]-[.AD$2])*5*[.$A4]*[.AD$1]*RAND())" office:value-type="float" office:value="79" calcext:value-type="float">
            <text:p>79</text:p>
          </table:table-cell>
          <table:table-cell table:formula="of:=ROUND(ABS([.$B4]-[.AE$2])*5*[.$A4]*[.AE$1]*RAND())" office:value-type="float" office:value="114" calcext:value-type="float">
            <text:p>114</text:p>
          </table:table-cell>
          <table:table-cell table:formula="of:=ROUND(ABS([.$B4]-[.AF$2])*5*[.$A4]*[.AF$1]*RAND())" office:value-type="float" office:value="34" calcext:value-type="float">
            <text:p>34</text:p>
          </table:table-cell>
          <table:table-cell table:formula="of:=SUM([.C4:.AF4])"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ABS([.$B5]-[.C$2])*5*[.$A5]*[.C$1]*RAND())" office:value-type="float" office:value="4" calcext:value-type="float">
            <text:p>4</text:p>
          </table:table-cell>
          <table:table-cell table:formula="of:=ROUND(ABS([.$B5]-[.D$2])*5*[.$A5]*[.D$1]*RAND())" office:value-type="float" office:value="0" calcext:value-type="float">
            <text:p>0</text:p>
          </table:table-cell>
          <table:table-cell table:formula="of:=ROUND(ABS([.$B5]-[.E$2])*5*[.$A5]*[.E$1]*RAND())" office:value-type="float" office:value="0" calcext:value-type="float">
            <text:p>0</text:p>
          </table:table-cell>
          <table:table-cell table:formula="of:=ROUND(ABS([.$B5]-[.F$2])*5*[.$A5]*[.F$1]*RAND())" office:value-type="float" office:value="2" calcext:value-type="float">
            <text:p>2</text:p>
          </table:table-cell>
          <table:table-cell table:formula="of:=ROUND(ABS([.$B5]-[.G$2])*5*[.$A5]*[.G$1]*RAND())" office:value-type="float" office:value="6" calcext:value-type="float">
            <text:p>6</text:p>
          </table:table-cell>
          <table:table-cell table:formula="of:=ROUND(ABS([.$B5]-[.H$2])*5*[.$A5]*[.H$1]*RAND())" office:value-type="float" office:value="0" calcext:value-type="float">
            <text:p>0</text:p>
          </table:table-cell>
          <table:table-cell table:formula="of:=ROUND(ABS([.$B5]-[.I$2])*5*[.$A5]*[.I$1]*RAND())" office:value-type="float" office:value="18" calcext:value-type="float">
            <text:p>18</text:p>
          </table:table-cell>
          <table:table-cell table:formula="of:=ROUND(ABS([.$B5]-[.J$2])*5*[.$A5]*[.J$1]*RAND())" office:value-type="float" office:value="4" calcext:value-type="float">
            <text:p>4</text:p>
          </table:table-cell>
          <table:table-cell table:formula="of:=ROUND(ABS([.$B5]-[.K$2])*5*[.$A5]*[.K$1]*RAND())" office:value-type="float" office:value="22" calcext:value-type="float">
            <text:p>22</text:p>
          </table:table-cell>
          <table:table-cell table:formula="of:=ROUND(ABS([.$B5]-[.L$2])*5*[.$A5]*[.L$1]*RAND())" office:value-type="float" office:value="18" calcext:value-type="float">
            <text:p>18</text:p>
          </table:table-cell>
          <table:table-cell table:formula="of:=ROUND(ABS([.$B5]-[.M$2])*5*[.$A5]*[.M$1]*RAND())" office:value-type="float" office:value="31" calcext:value-type="float">
            <text:p>31</text:p>
          </table:table-cell>
          <table:table-cell table:formula="of:=ROUND(ABS([.$B5]-[.N$2])*5*[.$A5]*[.N$1]*RAND())" office:value-type="float" office:value="12" calcext:value-type="float">
            <text:p>12</text:p>
          </table:table-cell>
          <table:table-cell table:formula="of:=ROUND(ABS([.$B5]-[.O$2])*5*[.$A5]*[.O$1]*RAND())" office:value-type="float" office:value="18" calcext:value-type="float">
            <text:p>18</text:p>
          </table:table-cell>
          <table:table-cell table:formula="of:=ROUND(ABS([.$B5]-[.P$2])*5*[.$A5]*[.P$1]*RAND())" office:value-type="float" office:value="9" calcext:value-type="float">
            <text:p>9</text:p>
          </table:table-cell>
          <table:table-cell table:formula="of:=ROUND(ABS([.$B5]-[.Q$2])*5*[.$A5]*[.Q$1]*RAND())" office:value-type="float" office:value="2" calcext:value-type="float">
            <text:p>2</text:p>
          </table:table-cell>
          <table:table-cell table:formula="of:=ROUND(ABS([.$B5]-[.R$2])*5*[.$A5]*[.R$1]*RAND())" office:value-type="float" office:value="2" calcext:value-type="float">
            <text:p>2</text:p>
          </table:table-cell>
          <table:table-cell table:formula="of:=ROUND(ABS([.$B5]-[.S$2])*5*[.$A5]*[.S$1]*RAND())" office:value-type="float" office:value="7" calcext:value-type="float">
            <text:p>7</text:p>
          </table:table-cell>
          <table:table-cell table:formula="of:=ROUND(ABS([.$B5]-[.T$2])*5*[.$A5]*[.T$1]*RAND())" office:value-type="float" office:value="112" calcext:value-type="float">
            <text:p>112</text:p>
          </table:table-cell>
          <table:table-cell table:formula="of:=ROUND(ABS([.$B5]-[.U$2])*5*[.$A5]*[.U$1]*RAND())" office:value-type="float" office:value="219" calcext:value-type="float">
            <text:p>219</text:p>
          </table:table-cell>
          <table:table-cell table:formula="of:=ROUND(ABS([.$B5]-[.V$2])*5*[.$A5]*[.V$1]*RAND())" office:value-type="float" office:value="191" calcext:value-type="float">
            <text:p>191</text:p>
          </table:table-cell>
          <table:table-cell table:formula="of:=ROUND(ABS([.$B5]-[.W$2])*5*[.$A5]*[.W$1]*RAND())" office:value-type="float" office:value="92" calcext:value-type="float">
            <text:p>92</text:p>
          </table:table-cell>
          <table:table-cell table:formula="of:=ROUND(ABS([.$B5]-[.X$2])*5*[.$A5]*[.X$1]*RAND())" office:value-type="float" office:value="28" calcext:value-type="float">
            <text:p>28</text:p>
          </table:table-cell>
          <table:table-cell table:formula="of:=ROUND(ABS([.$B5]-[.Y$2])*5*[.$A5]*[.Y$1]*RAND())" office:value-type="float" office:value="95" calcext:value-type="float">
            <text:p>95</text:p>
          </table:table-cell>
          <table:table-cell table:formula="of:=ROUND(ABS([.$B5]-[.Z$2])*5*[.$A5]*[.Z$1]*RAND())" office:value-type="float" office:value="36" calcext:value-type="float">
            <text:p>36</text:p>
          </table:table-cell>
          <table:table-cell table:formula="of:=ROUND(ABS([.$B5]-[.AA$2])*5*[.$A5]*[.AA$1]*RAND())" office:value-type="float" office:value="14" calcext:value-type="float">
            <text:p>14</text:p>
          </table:table-cell>
          <table:table-cell table:formula="of:=ROUND(ABS([.$B5]-[.AB$2])*5*[.$A5]*[.AB$1]*RAND())" office:value-type="float" office:value="96" calcext:value-type="float">
            <text:p>96</text:p>
          </table:table-cell>
          <table:table-cell table:formula="of:=ROUND(ABS([.$B5]-[.AC$2])*5*[.$A5]*[.AC$1]*RAND())" office:value-type="float" office:value="54" calcext:value-type="float">
            <text:p>54</text:p>
          </table:table-cell>
          <table:table-cell table:formula="of:=ROUND(ABS([.$B5]-[.AD$2])*5*[.$A5]*[.AD$1]*RAND())" office:value-type="float" office:value="87" calcext:value-type="float">
            <text:p>87</text:p>
          </table:table-cell>
          <table:table-cell table:formula="of:=ROUND(ABS([.$B5]-[.AE$2])*5*[.$A5]*[.AE$1]*RAND())" office:value-type="float" office:value="116" calcext:value-type="float">
            <text:p>116</text:p>
          </table:table-cell>
          <table:table-cell table:formula="of:=ROUND(ABS([.$B5]-[.AF$2])*5*[.$A5]*[.AF$1]*RAND())" office:value-type="float" office:value="26" calcext:value-type="float">
            <text:p>26</text:p>
          </table:table-cell>
          <table:table-cell table:formula="of:=SUM([.C5:.AF5])"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ABS([.$B6]-[.C$2])*5*[.$A6]*[.C$1]*RAND())" office:value-type="float" office:value="8" calcext:value-type="float">
            <text:p>8</text:p>
          </table:table-cell>
          <table:table-cell table:formula="of:=ROUND(ABS([.$B6]-[.D$2])*5*[.$A6]*[.D$1]*RAND())" office:value-type="float" office:value="5" calcext:value-type="float">
            <text:p>5</text:p>
          </table:table-cell>
          <table:table-cell table:formula="of:=ROUND(ABS([.$B6]-[.E$2])*5*[.$A6]*[.E$1]*RAND())" office:value-type="float" office:value="5" calcext:value-type="float">
            <text:p>5</text:p>
          </table:table-cell>
          <table:table-cell table:formula="of:=ROUND(ABS([.$B6]-[.F$2])*5*[.$A6]*[.F$1]*RAND())" office:value-type="float" office:value="0" calcext:value-type="float">
            <text:p>0</text:p>
          </table:table-cell>
          <table:table-cell table:formula="of:=ROUND(ABS([.$B6]-[.G$2])*5*[.$A6]*[.G$1]*RAND())" office:value-type="float" office:value="1" calcext:value-type="float">
            <text:p>1</text:p>
          </table:table-cell>
          <table:table-cell table:formula="of:=ROUND(ABS([.$B6]-[.H$2])*5*[.$A6]*[.H$1]*RAND())" office:value-type="float" office:value="0" calcext:value-type="float">
            <text:p>0</text:p>
          </table:table-cell>
          <table:table-cell table:formula="of:=ROUND(ABS([.$B6]-[.I$2])*5*[.$A6]*[.I$1]*RAND())" office:value-type="float" office:value="13" calcext:value-type="float">
            <text:p>13</text:p>
          </table:table-cell>
          <table:table-cell table:formula="of:=ROUND(ABS([.$B6]-[.J$2])*5*[.$A6]*[.J$1]*RAND())" office:value-type="float" office:value="14" calcext:value-type="float">
            <text:p>14</text:p>
          </table:table-cell>
          <table:table-cell table:formula="of:=ROUND(ABS([.$B6]-[.K$2])*5*[.$A6]*[.K$1]*RAND())" office:value-type="float" office:value="13" calcext:value-type="float">
            <text:p>13</text:p>
          </table:table-cell>
          <table:table-cell table:formula="of:=ROUND(ABS([.$B6]-[.L$2])*5*[.$A6]*[.L$1]*RAND())" office:value-type="float" office:value="7" calcext:value-type="float">
            <text:p>7</text:p>
          </table:table-cell>
          <table:table-cell table:formula="of:=ROUND(ABS([.$B6]-[.M$2])*5*[.$A6]*[.M$1]*RAND())" office:value-type="float" office:value="26" calcext:value-type="float">
            <text:p>26</text:p>
          </table:table-cell>
          <table:table-cell table:formula="of:=ROUND(ABS([.$B6]-[.N$2])*5*[.$A6]*[.N$1]*RAND())" office:value-type="float" office:value="14" calcext:value-type="float">
            <text:p>14</text:p>
          </table:table-cell>
          <table:table-cell table:formula="of:=ROUND(ABS([.$B6]-[.O$2])*5*[.$A6]*[.O$1]*RAND())" office:value-type="float" office:value="36" calcext:value-type="float">
            <text:p>36</text:p>
          </table:table-cell>
          <table:table-cell table:formula="of:=ROUND(ABS([.$B6]-[.P$2])*5*[.$A6]*[.P$1]*RAND())" office:value-type="float" office:value="36" calcext:value-type="float">
            <text:p>36</text:p>
          </table:table-cell>
          <table:table-cell table:formula="of:=ROUND(ABS([.$B6]-[.Q$2])*5*[.$A6]*[.Q$1]*RAND())" office:value-type="float" office:value="2" calcext:value-type="float">
            <text:p>2</text:p>
          </table:table-cell>
          <table:table-cell table:formula="of:=ROUND(ABS([.$B6]-[.R$2])*5*[.$A6]*[.R$1]*RAND())" office:value-type="float" office:value="47" calcext:value-type="float">
            <text:p>47</text:p>
          </table:table-cell>
          <table:table-cell table:formula="of:=ROUND(ABS([.$B6]-[.S$2])*5*[.$A6]*[.S$1]*RAND())" office:value-type="float" office:value="43" calcext:value-type="float">
            <text:p>43</text:p>
          </table:table-cell>
          <table:table-cell table:formula="of:=ROUND(ABS([.$B6]-[.T$2])*5*[.$A6]*[.T$1]*RAND())" office:value-type="float" office:value="58" calcext:value-type="float">
            <text:p>58</text:p>
          </table:table-cell>
          <table:table-cell table:formula="of:=ROUND(ABS([.$B6]-[.U$2])*5*[.$A6]*[.U$1]*RAND())" office:value-type="float" office:value="56" calcext:value-type="float">
            <text:p>56</text:p>
          </table:table-cell>
          <table:table-cell table:formula="of:=ROUND(ABS([.$B6]-[.V$2])*5*[.$A6]*[.V$1]*RAND())" office:value-type="float" office:value="231" calcext:value-type="float">
            <text:p>231</text:p>
          </table:table-cell>
          <table:table-cell table:formula="of:=ROUND(ABS([.$B6]-[.W$2])*5*[.$A6]*[.W$1]*RAND())" office:value-type="float" office:value="213" calcext:value-type="float">
            <text:p>213</text:p>
          </table:table-cell>
          <table:table-cell table:formula="of:=ROUND(ABS([.$B6]-[.X$2])*5*[.$A6]*[.X$1]*RAND())" office:value-type="float" office:value="125" calcext:value-type="float">
            <text:p>125</text:p>
          </table:table-cell>
          <table:table-cell table:formula="of:=ROUND(ABS([.$B6]-[.Y$2])*5*[.$A6]*[.Y$1]*RAND())" office:value-type="float" office:value="87" calcext:value-type="float">
            <text:p>87</text:p>
          </table:table-cell>
          <table:table-cell table:formula="of:=ROUND(ABS([.$B6]-[.Z$2])*5*[.$A6]*[.Z$1]*RAND())" office:value-type="float" office:value="9" calcext:value-type="float">
            <text:p>9</text:p>
          </table:table-cell>
          <table:table-cell table:formula="of:=ROUND(ABS([.$B6]-[.AA$2])*5*[.$A6]*[.AA$1]*RAND())" office:value-type="float" office:value="1" calcext:value-type="float">
            <text:p>1</text:p>
          </table:table-cell>
          <table:table-cell table:formula="of:=ROUND(ABS([.$B6]-[.AB$2])*5*[.$A6]*[.AB$1]*RAND())" office:value-type="float" office:value="64" calcext:value-type="float">
            <text:p>64</text:p>
          </table:table-cell>
          <table:table-cell table:formula="of:=ROUND(ABS([.$B6]-[.AC$2])*5*[.$A6]*[.AC$1]*RAND())" office:value-type="float" office:value="4" calcext:value-type="float">
            <text:p>4</text:p>
          </table:table-cell>
          <table:table-cell table:formula="of:=ROUND(ABS([.$B6]-[.AD$2])*5*[.$A6]*[.AD$1]*RAND())" office:value-type="float" office:value="24" calcext:value-type="float">
            <text:p>24</text:p>
          </table:table-cell>
          <table:table-cell table:formula="of:=ROUND(ABS([.$B6]-[.AE$2])*5*[.$A6]*[.AE$1]*RAND())" office:value-type="float" office:value="7" calcext:value-type="float">
            <text:p>7</text:p>
          </table:table-cell>
          <table:table-cell table:formula="of:=ROUND(ABS([.$B6]-[.AF$2])*5*[.$A6]*[.AF$1]*RAND())" office:value-type="float" office:value="39" calcext:value-type="float">
            <text:p>39</text:p>
          </table:table-cell>
          <table:table-cell table:formula="of:=SUM([.C6:.AF6])"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ABS([.$B7]-[.C$2])*5*[.$A7]*[.C$1]*RAND())" office:value-type="float" office:value="2" calcext:value-type="float">
            <text:p>2</text:p>
          </table:table-cell>
          <table:table-cell table:formula="of:=ROUND(ABS([.$B7]-[.D$2])*5*[.$A7]*[.D$1]*RAND())" office:value-type="float" office:value="9" calcext:value-type="float">
            <text:p>9</text:p>
          </table:table-cell>
          <table:table-cell table:formula="of:=ROUND(ABS([.$B7]-[.E$2])*5*[.$A7]*[.E$1]*RAND())" office:value-type="float" office:value="5" calcext:value-type="float">
            <text:p>5</text:p>
          </table:table-cell>
          <table:table-cell table:formula="of:=ROUND(ABS([.$B7]-[.F$2])*5*[.$A7]*[.F$1]*RAND())" office:value-type="float" office:value="2" calcext:value-type="float">
            <text:p>2</text:p>
          </table:table-cell>
          <table:table-cell table:formula="of:=ROUND(ABS([.$B7]-[.G$2])*5*[.$A7]*[.G$1]*RAND())" office:value-type="float" office:value="0" calcext:value-type="float">
            <text:p>0</text:p>
          </table:table-cell>
          <table:table-cell table:formula="of:=ROUND(ABS([.$B7]-[.H$2])*5*[.$A7]*[.H$1]*RAND())" office:value-type="float" office:value="4" calcext:value-type="float">
            <text:p>4</text:p>
          </table:table-cell>
          <table:table-cell table:formula="of:=ROUND(ABS([.$B7]-[.I$2])*5*[.$A7]*[.I$1]*RAND())" office:value-type="float" office:value="2" calcext:value-type="float">
            <text:p>2</text:p>
          </table:table-cell>
          <table:table-cell table:formula="of:=ROUND(ABS([.$B7]-[.J$2])*5*[.$A7]*[.J$1]*RAND())" office:value-type="float" office:value="8" calcext:value-type="float">
            <text:p>8</text:p>
          </table:table-cell>
          <table:table-cell table:formula="of:=ROUND(ABS([.$B7]-[.K$2])*5*[.$A7]*[.K$1]*RAND())" office:value-type="float" office:value="13" calcext:value-type="float">
            <text:p>13</text:p>
          </table:table-cell>
          <table:table-cell table:formula="of:=ROUND(ABS([.$B7]-[.L$2])*5*[.$A7]*[.L$1]*RAND())" office:value-type="float" office:value="12" calcext:value-type="float">
            <text:p>12</text:p>
          </table:table-cell>
          <table:table-cell table:formula="of:=ROUND(ABS([.$B7]-[.M$2])*5*[.$A7]*[.M$1]*RAND())" office:value-type="float" office:value="20" calcext:value-type="float">
            <text:p>20</text:p>
          </table:table-cell>
          <table:table-cell table:formula="of:=ROUND(ABS([.$B7]-[.N$2])*5*[.$A7]*[.N$1]*RAND())" office:value-type="float" office:value="3" calcext:value-type="float">
            <text:p>3</text:p>
          </table:table-cell>
          <table:table-cell table:formula="of:=ROUND(ABS([.$B7]-[.O$2])*5*[.$A7]*[.O$1]*RAND())" office:value-type="float" office:value="38" calcext:value-type="float">
            <text:p>38</text:p>
          </table:table-cell>
          <table:table-cell table:formula="of:=ROUND(ABS([.$B7]-[.P$2])*5*[.$A7]*[.P$1]*RAND())" office:value-type="float" office:value="35" calcext:value-type="float">
            <text:p>35</text:p>
          </table:table-cell>
          <table:table-cell table:formula="of:=ROUND(ABS([.$B7]-[.Q$2])*5*[.$A7]*[.Q$1]*RAND())" office:value-type="float" office:value="37" calcext:value-type="float">
            <text:p>37</text:p>
          </table:table-cell>
          <table:table-cell table:formula="of:=ROUND(ABS([.$B7]-[.R$2])*5*[.$A7]*[.R$1]*RAND())" office:value-type="float" office:value="45" calcext:value-type="float">
            <text:p>45</text:p>
          </table:table-cell>
          <table:table-cell table:formula="of:=ROUND(ABS([.$B7]-[.S$2])*5*[.$A7]*[.S$1]*RAND())" office:value-type="float" office:value="8" calcext:value-type="float">
            <text:p>8</text:p>
          </table:table-cell>
          <table:table-cell table:formula="of:=ROUND(ABS([.$B7]-[.T$2])*5*[.$A7]*[.T$1]*RAND())" office:value-type="float" office:value="41" calcext:value-type="float">
            <text:p>41</text:p>
          </table:table-cell>
          <table:table-cell table:formula="of:=ROUND(ABS([.$B7]-[.U$2])*5*[.$A7]*[.U$1]*RAND())" office:value-type="float" office:value="15" calcext:value-type="float">
            <text:p>15</text:p>
          </table:table-cell>
          <table:table-cell table:formula="of:=ROUND(ABS([.$B7]-[.V$2])*5*[.$A7]*[.V$1]*RAND())" office:value-type="float" office:value="47" calcext:value-type="float">
            <text:p>47</text:p>
          </table:table-cell>
          <table:table-cell table:formula="of:=ROUND(ABS([.$B7]-[.W$2])*5*[.$A7]*[.W$1]*RAND())" office:value-type="float" office:value="148" calcext:value-type="float">
            <text:p>148</text:p>
          </table:table-cell>
          <table:table-cell table:formula="of:=ROUND(ABS([.$B7]-[.X$2])*5*[.$A7]*[.X$1]*RAND())" office:value-type="float" office:value="77" calcext:value-type="float">
            <text:p>77</text:p>
          </table:table-cell>
          <table:table-cell table:formula="of:=ROUND(ABS([.$B7]-[.Y$2])*5*[.$A7]*[.Y$1]*RAND())" office:value-type="float" office:value="54" calcext:value-type="float">
            <text:p>54</text:p>
          </table:table-cell>
          <table:table-cell table:formula="of:=ROUND(ABS([.$B7]-[.Z$2])*5*[.$A7]*[.Z$1]*RAND())" office:value-type="float" office:value="19" calcext:value-type="float">
            <text:p>19</text:p>
          </table:table-cell>
          <table:table-cell table:formula="of:=ROUND(ABS([.$B7]-[.AA$2])*5*[.$A7]*[.AA$1]*RAND())" office:value-type="float" office:value="97" calcext:value-type="float">
            <text:p>97</text:p>
          </table:table-cell>
          <table:table-cell table:formula="of:=ROUND(ABS([.$B7]-[.AB$2])*5*[.$A7]*[.AB$1]*RAND())" office:value-type="float" office:value="57" calcext:value-type="float">
            <text:p>57</text:p>
          </table:table-cell>
          <table:table-cell table:formula="of:=ROUND(ABS([.$B7]-[.AC$2])*5*[.$A7]*[.AC$1]*RAND())" office:value-type="float" office:value="91" calcext:value-type="float">
            <text:p>91</text:p>
          </table:table-cell>
          <table:table-cell table:formula="of:=ROUND(ABS([.$B7]-[.AD$2])*5*[.$A7]*[.AD$1]*RAND())" office:value-type="float" office:value="75" calcext:value-type="float">
            <text:p>75</text:p>
          </table:table-cell>
          <table:table-cell table:formula="of:=ROUND(ABS([.$B7]-[.AE$2])*5*[.$A7]*[.AE$1]*RAND())" office:value-type="float" office:value="55" calcext:value-type="float">
            <text:p>55</text:p>
          </table:table-cell>
          <table:table-cell table:formula="of:=ROUND(ABS([.$B7]-[.AF$2])*5*[.$A7]*[.AF$1]*RAND())" office:value-type="float" office:value="44" calcext:value-type="float">
            <text:p>44</text:p>
          </table:table-cell>
          <table:table-cell table:formula="of:=SUM([.C7:.AF7])"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ABS([.$B8]-[.C$2])*5*[.$A8]*[.C$1]*RAND())" office:value-type="float" office:value="4" calcext:value-type="float">
            <text:p>4</text:p>
          </table:table-cell>
          <table:table-cell table:formula="of:=ROUND(ABS([.$B8]-[.D$2])*5*[.$A8]*[.D$1]*RAND())" office:value-type="float" office:value="7" calcext:value-type="float">
            <text:p>7</text:p>
          </table:table-cell>
          <table:table-cell table:formula="of:=ROUND(ABS([.$B8]-[.E$2])*5*[.$A8]*[.E$1]*RAND())" office:value-type="float" office:value="10" calcext:value-type="float">
            <text:p>10</text:p>
          </table:table-cell>
          <table:table-cell table:formula="of:=ROUND(ABS([.$B8]-[.F$2])*5*[.$A8]*[.F$1]*RAND())" office:value-type="float" office:value="0" calcext:value-type="float">
            <text:p>0</text:p>
          </table:table-cell>
          <table:table-cell table:formula="of:=ROUND(ABS([.$B8]-[.G$2])*5*[.$A8]*[.G$1]*RAND())" office:value-type="float" office:value="1" calcext:value-type="float">
            <text:p>1</text:p>
          </table:table-cell>
          <table:table-cell table:formula="of:=ROUND(ABS([.$B8]-[.H$2])*5*[.$A8]*[.H$1]*RAND())" office:value-type="float" office:value="0" calcext:value-type="float">
            <text:p>0</text:p>
          </table:table-cell>
          <table:table-cell table:formula="of:=ROUND(ABS([.$B8]-[.I$2])*5*[.$A8]*[.I$1]*RAND())" office:value-type="float" office:value="0" calcext:value-type="float">
            <text:p>0</text:p>
          </table:table-cell>
          <table:table-cell table:formula="of:=ROUND(ABS([.$B8]-[.J$2])*5*[.$A8]*[.J$1]*RAND())" office:value-type="float" office:value="4" calcext:value-type="float">
            <text:p>4</text:p>
          </table:table-cell>
          <table:table-cell table:formula="of:=ROUND(ABS([.$B8]-[.K$2])*5*[.$A8]*[.K$1]*RAND())" office:value-type="float" office:value="4" calcext:value-type="float">
            <text:p>4</text:p>
          </table:table-cell>
          <table:table-cell table:formula="of:=ROUND(ABS([.$B8]-[.L$2])*5*[.$A8]*[.L$1]*RAND())" office:value-type="float" office:value="15" calcext:value-type="float">
            <text:p>15</text:p>
          </table:table-cell>
          <table:table-cell table:formula="of:=ROUND(ABS([.$B8]-[.M$2])*5*[.$A8]*[.M$1]*RAND())" office:value-type="float" office:value="10" calcext:value-type="float">
            <text:p>10</text:p>
          </table:table-cell>
          <table:table-cell table:formula="of:=ROUND(ABS([.$B8]-[.N$2])*5*[.$A8]*[.N$1]*RAND())" office:value-type="float" office:value="22" calcext:value-type="float">
            <text:p>22</text:p>
          </table:table-cell>
          <table:table-cell table:formula="of:=ROUND(ABS([.$B8]-[.O$2])*5*[.$A8]*[.O$1]*RAND())" office:value-type="float" office:value="33" calcext:value-type="float">
            <text:p>33</text:p>
          </table:table-cell>
          <table:table-cell table:formula="of:=ROUND(ABS([.$B8]-[.P$2])*5*[.$A8]*[.P$1]*RAND())" office:value-type="float" office:value="17" calcext:value-type="float">
            <text:p>17</text:p>
          </table:table-cell>
          <table:table-cell table:formula="of:=ROUND(ABS([.$B8]-[.Q$2])*5*[.$A8]*[.Q$1]*RAND())" office:value-type="float" office:value="5" calcext:value-type="float">
            <text:p>5</text:p>
          </table:table-cell>
          <table:table-cell table:formula="of:=ROUND(ABS([.$B8]-[.R$2])*5*[.$A8]*[.R$1]*RAND())" office:value-type="float" office:value="16" calcext:value-type="float">
            <text:p>16</text:p>
          </table:table-cell>
          <table:table-cell table:formula="of:=ROUND(ABS([.$B8]-[.S$2])*5*[.$A8]*[.S$1]*RAND())" office:value-type="float" office:value="35" calcext:value-type="float">
            <text:p>35</text:p>
          </table:table-cell>
          <table:table-cell table:formula="of:=ROUND(ABS([.$B8]-[.T$2])*5*[.$A8]*[.T$1]*RAND())" office:value-type="float" office:value="35" calcext:value-type="float">
            <text:p>35</text:p>
          </table:table-cell>
          <table:table-cell table:formula="of:=ROUND(ABS([.$B8]-[.U$2])*5*[.$A8]*[.U$1]*RAND())" office:value-type="float" office:value="63" calcext:value-type="float">
            <text:p>63</text:p>
          </table:table-cell>
          <table:table-cell table:formula="of:=ROUND(ABS([.$B8]-[.V$2])*5*[.$A8]*[.V$1]*RAND())" office:value-type="float" office:value="127" calcext:value-type="float">
            <text:p>127</text:p>
          </table:table-cell>
          <table:table-cell table:formula="of:=ROUND(ABS([.$B8]-[.W$2])*5*[.$A8]*[.W$1]*RAND())" office:value-type="float" office:value="195" calcext:value-type="float">
            <text:p>195</text:p>
          </table:table-cell>
          <table:table-cell table:formula="of:=ROUND(ABS([.$B8]-[.X$2])*5*[.$A8]*[.X$1]*RAND())" office:value-type="float" office:value="28" calcext:value-type="float">
            <text:p>28</text:p>
          </table:table-cell>
          <table:table-cell table:formula="of:=ROUND(ABS([.$B8]-[.Y$2])*5*[.$A8]*[.Y$1]*RAND())" office:value-type="float" office:value="36" calcext:value-type="float">
            <text:p>36</text:p>
          </table:table-cell>
          <table:table-cell table:formula="of:=ROUND(ABS([.$B8]-[.Z$2])*5*[.$A8]*[.Z$1]*RAND())" office:value-type="float" office:value="62" calcext:value-type="float">
            <text:p>62</text:p>
          </table:table-cell>
          <table:table-cell table:formula="of:=ROUND(ABS([.$B8]-[.AA$2])*5*[.$A8]*[.AA$1]*RAND())" office:value-type="float" office:value="90" calcext:value-type="float">
            <text:p>90</text:p>
          </table:table-cell>
          <table:table-cell table:formula="of:=ROUND(ABS([.$B8]-[.AB$2])*5*[.$A8]*[.AB$1]*RAND())" office:value-type="float" office:value="73" calcext:value-type="float">
            <text:p>73</text:p>
          </table:table-cell>
          <table:table-cell table:formula="of:=ROUND(ABS([.$B8]-[.AC$2])*5*[.$A8]*[.AC$1]*RAND())" office:value-type="float" office:value="54" calcext:value-type="float">
            <text:p>54</text:p>
          </table:table-cell>
          <table:table-cell table:formula="of:=ROUND(ABS([.$B8]-[.AD$2])*5*[.$A8]*[.AD$1]*RAND())" office:value-type="float" office:value="29" calcext:value-type="float">
            <text:p>29</text:p>
          </table:table-cell>
          <table:table-cell table:formula="of:=ROUND(ABS([.$B8]-[.AE$2])*5*[.$A8]*[.AE$1]*RAND())" office:value-type="float" office:value="99" calcext:value-type="float">
            <text:p>99</text:p>
          </table:table-cell>
          <table:table-cell table:formula="of:=ROUND(ABS([.$B8]-[.AF$2])*5*[.$A8]*[.AF$1]*RAND())" office:value-type="float" office:value="81" calcext:value-type="float">
            <text:p>81</text:p>
          </table:table-cell>
          <table:table-cell table:formula="of:=SUM([.C8:.AF8])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ABS([.$B9]-[.C$2])*5*[.$A9]*[.C$1]*RAND())" office:value-type="float" office:value="9" calcext:value-type="float">
            <text:p>9</text:p>
          </table:table-cell>
          <table:table-cell table:formula="of:=ROUND(ABS([.$B9]-[.D$2])*5*[.$A9]*[.D$1]*RAND())" office:value-type="float" office:value="9" calcext:value-type="float">
            <text:p>9</text:p>
          </table:table-cell>
          <table:table-cell table:formula="of:=ROUND(ABS([.$B9]-[.E$2])*5*[.$A9]*[.E$1]*RAND())" office:value-type="float" office:value="13" calcext:value-type="float">
            <text:p>13</text:p>
          </table:table-cell>
          <table:table-cell table:formula="of:=ROUND(ABS([.$B9]-[.F$2])*5*[.$A9]*[.F$1]*RAND())" office:value-type="float" office:value="1" calcext:value-type="float">
            <text:p>1</text:p>
          </table:table-cell>
          <table:table-cell table:formula="of:=ROUND(ABS([.$B9]-[.G$2])*5*[.$A9]*[.G$1]*RAND())" office:value-type="float" office:value="7" calcext:value-type="float">
            <text:p>7</text:p>
          </table:table-cell>
          <table:table-cell table:formula="of:=ROUND(ABS([.$B9]-[.H$2])*5*[.$A9]*[.H$1]*RAND())" office:value-type="float" office:value="4" calcext:value-type="float">
            <text:p>4</text:p>
          </table:table-cell>
          <table:table-cell table:formula="of:=ROUND(ABS([.$B9]-[.I$2])*5*[.$A9]*[.I$1]*RAND())" office:value-type="float" office:value="0" calcext:value-type="float">
            <text:p>0</text:p>
          </table:table-cell>
          <table:table-cell table:formula="of:=ROUND(ABS([.$B9]-[.J$2])*5*[.$A9]*[.J$1]*RAND())" office:value-type="float" office:value="1" calcext:value-type="float">
            <text:p>1</text:p>
          </table:table-cell>
          <table:table-cell table:formula="of:=ROUND(ABS([.$B9]-[.K$2])*5*[.$A9]*[.K$1]*RAND())" office:value-type="float" office:value="7" calcext:value-type="float">
            <text:p>7</text:p>
          </table:table-cell>
          <table:table-cell table:formula="of:=ROUND(ABS([.$B9]-[.L$2])*5*[.$A9]*[.L$1]*RAND())" office:value-type="float" office:value="1" calcext:value-type="float">
            <text:p>1</text:p>
          </table:table-cell>
          <table:table-cell table:formula="of:=ROUND(ABS([.$B9]-[.M$2])*5*[.$A9]*[.M$1]*RAND())" office:value-type="float" office:value="18" calcext:value-type="float">
            <text:p>18</text:p>
          </table:table-cell>
          <table:table-cell table:formula="of:=ROUND(ABS([.$B9]-[.N$2])*5*[.$A9]*[.N$1]*RAND())" office:value-type="float" office:value="11" calcext:value-type="float">
            <text:p>11</text:p>
          </table:table-cell>
          <table:table-cell table:formula="of:=ROUND(ABS([.$B9]-[.O$2])*5*[.$A9]*[.O$1]*RAND())" office:value-type="float" office:value="9" calcext:value-type="float">
            <text:p>9</text:p>
          </table:table-cell>
          <table:table-cell table:formula="of:=ROUND(ABS([.$B9]-[.P$2])*5*[.$A9]*[.P$1]*RAND())" office:value-type="float" office:value="8" calcext:value-type="float">
            <text:p>8</text:p>
          </table:table-cell>
          <table:table-cell table:formula="of:=ROUND(ABS([.$B9]-[.Q$2])*5*[.$A9]*[.Q$1]*RAND())" office:value-type="float" office:value="13" calcext:value-type="float">
            <text:p>13</text:p>
          </table:table-cell>
          <table:table-cell table:formula="of:=ROUND(ABS([.$B9]-[.R$2])*5*[.$A9]*[.R$1]*RAND())" office:value-type="float" office:value="15" calcext:value-type="float">
            <text:p>15</text:p>
          </table:table-cell>
          <table:table-cell table:formula="of:=ROUND(ABS([.$B9]-[.S$2])*5*[.$A9]*[.S$1]*RAND())" office:value-type="float" office:value="2" calcext:value-type="float">
            <text:p>2</text:p>
          </table:table-cell>
          <table:table-cell table:formula="of:=ROUND(ABS([.$B9]-[.T$2])*5*[.$A9]*[.T$1]*RAND())" office:value-type="float" office:value="20" calcext:value-type="float">
            <text:p>20</text:p>
          </table:table-cell>
          <table:table-cell table:formula="of:=ROUND(ABS([.$B9]-[.U$2])*5*[.$A9]*[.U$1]*RAND())" office:value-type="float" office:value="57" calcext:value-type="float">
            <text:p>57</text:p>
          </table:table-cell>
          <table:table-cell table:formula="of:=ROUND(ABS([.$B9]-[.V$2])*5*[.$A9]*[.V$1]*RAND())" office:value-type="float" office:value="188" calcext:value-type="float">
            <text:p>188</text:p>
          </table:table-cell>
          <table:table-cell table:formula="of:=ROUND(ABS([.$B9]-[.W$2])*5*[.$A9]*[.W$1]*RAND())" office:value-type="float" office:value="99" calcext:value-type="float">
            <text:p>99</text:p>
          </table:table-cell>
          <table:table-cell table:formula="of:=ROUND(ABS([.$B9]-[.X$2])*5*[.$A9]*[.X$1]*RAND())" office:value-type="float" office:value="27" calcext:value-type="float">
            <text:p>27</text:p>
          </table:table-cell>
          <table:table-cell table:formula="of:=ROUND(ABS([.$B9]-[.Y$2])*5*[.$A9]*[.Y$1]*RAND())" office:value-type="float" office:value="69" calcext:value-type="float">
            <text:p>69</text:p>
          </table:table-cell>
          <table:table-cell table:formula="of:=ROUND(ABS([.$B9]-[.Z$2])*5*[.$A9]*[.Z$1]*RAND())" office:value-type="float" office:value="63" calcext:value-type="float">
            <text:p>63</text:p>
          </table:table-cell>
          <table:table-cell table:formula="of:=ROUND(ABS([.$B9]-[.AA$2])*5*[.$A9]*[.AA$1]*RAND())" office:value-type="float" office:value="23" calcext:value-type="float">
            <text:p>23</text:p>
          </table:table-cell>
          <table:table-cell table:formula="of:=ROUND(ABS([.$B9]-[.AB$2])*5*[.$A9]*[.AB$1]*RAND())" office:value-type="float" office:value="30" calcext:value-type="float">
            <text:p>30</text:p>
          </table:table-cell>
          <table:table-cell table:formula="of:=ROUND(ABS([.$B9]-[.AC$2])*5*[.$A9]*[.AC$1]*RAND())" office:value-type="float" office:value="58" calcext:value-type="float">
            <text:p>58</text:p>
          </table:table-cell>
          <table:table-cell table:formula="of:=ROUND(ABS([.$B9]-[.AD$2])*5*[.$A9]*[.AD$1]*RAND())" office:value-type="float" office:value="69" calcext:value-type="float">
            <text:p>69</text:p>
          </table:table-cell>
          <table:table-cell table:formula="of:=ROUND(ABS([.$B9]-[.AE$2])*5*[.$A9]*[.AE$1]*RAND())" office:value-type="float" office:value="70" calcext:value-type="float">
            <text:p>70</text:p>
          </table:table-cell>
          <table:table-cell table:formula="of:=ROUND(ABS([.$B9]-[.AF$2])*5*[.$A9]*[.AF$1]*RAND())" office:value-type="float" office:value="41" calcext:value-type="float">
            <text:p>41</text:p>
          </table:table-cell>
          <table:table-cell table:formula="of:=SUM([.C9:.AF9])"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ABS([.$B10]-[.C$2])*5*[.$A10]*[.C$1]*RAND())" office:value-type="float" office:value="17" calcext:value-type="float">
            <text:p>17</text:p>
          </table:table-cell>
          <table:table-cell table:formula="of:=ROUND(ABS([.$B10]-[.D$2])*5*[.$A10]*[.D$1]*RAND())" office:value-type="float" office:value="2" calcext:value-type="float">
            <text:p>2</text:p>
          </table:table-cell>
          <table:table-cell table:formula="of:=ROUND(ABS([.$B10]-[.E$2])*5*[.$A10]*[.E$1]*RAND())" office:value-type="float" office:value="7" calcext:value-type="float">
            <text:p>7</text:p>
          </table:table-cell>
          <table:table-cell table:formula="of:=ROUND(ABS([.$B10]-[.F$2])*5*[.$A10]*[.F$1]*RAND())" office:value-type="float" office:value="4" calcext:value-type="float">
            <text:p>4</text:p>
          </table:table-cell>
          <table:table-cell table:formula="of:=ROUND(ABS([.$B10]-[.G$2])*5*[.$A10]*[.G$1]*RAND())" office:value-type="float" office:value="5" calcext:value-type="float">
            <text:p>5</text:p>
          </table:table-cell>
          <table:table-cell table:formula="of:=ROUND(ABS([.$B10]-[.H$2])*5*[.$A10]*[.H$1]*RAND())" office:value-type="float" office:value="4" calcext:value-type="float">
            <text:p>4</text:p>
          </table:table-cell>
          <table:table-cell table:formula="of:=ROUND(ABS([.$B10]-[.I$2])*5*[.$A10]*[.I$1]*RAND())" office:value-type="float" office:value="3" calcext:value-type="float">
            <text:p>3</text:p>
          </table:table-cell>
          <table:table-cell table:formula="of:=ROUND(ABS([.$B10]-[.J$2])*5*[.$A10]*[.J$1]*RAND())" office:value-type="float" office:value="0" calcext:value-type="float">
            <text:p>0</text:p>
          </table:table-cell>
          <table:table-cell table:formula="of:=ROUND(ABS([.$B10]-[.K$2])*5*[.$A10]*[.K$1]*RAND())" office:value-type="float" office:value="5" calcext:value-type="float">
            <text:p>5</text:p>
          </table:table-cell>
          <table:table-cell table:formula="of:=ROUND(ABS([.$B10]-[.L$2])*5*[.$A10]*[.L$1]*RAND())" office:value-type="float" office:value="3" calcext:value-type="float">
            <text:p>3</text:p>
          </table:table-cell>
          <table:table-cell table:formula="of:=ROUND(ABS([.$B10]-[.M$2])*5*[.$A10]*[.M$1]*RAND())" office:value-type="float" office:value="4" calcext:value-type="float">
            <text:p>4</text:p>
          </table:table-cell>
          <table:table-cell table:formula="of:=ROUND(ABS([.$B10]-[.N$2])*5*[.$A10]*[.N$1]*RAND())" office:value-type="float" office:value="15" calcext:value-type="float">
            <text:p>15</text:p>
          </table:table-cell>
          <table:table-cell table:formula="of:=ROUND(ABS([.$B10]-[.O$2])*5*[.$A10]*[.O$1]*RAND())" office:value-type="float" office:value="16" calcext:value-type="float">
            <text:p>16</text:p>
          </table:table-cell>
          <table:table-cell table:formula="of:=ROUND(ABS([.$B10]-[.P$2])*5*[.$A10]*[.P$1]*RAND())" office:value-type="float" office:value="22" calcext:value-type="float">
            <text:p>22</text:p>
          </table:table-cell>
          <table:table-cell table:formula="of:=ROUND(ABS([.$B10]-[.Q$2])*5*[.$A10]*[.Q$1]*RAND())" office:value-type="float" office:value="20" calcext:value-type="float">
            <text:p>20</text:p>
          </table:table-cell>
          <table:table-cell table:formula="of:=ROUND(ABS([.$B10]-[.R$2])*5*[.$A10]*[.R$1]*RAND())" office:value-type="float" office:value="6" calcext:value-type="float">
            <text:p>6</text:p>
          </table:table-cell>
          <table:table-cell table:formula="of:=ROUND(ABS([.$B10]-[.S$2])*5*[.$A10]*[.S$1]*RAND())" office:value-type="float" office:value="22" calcext:value-type="float">
            <text:p>22</text:p>
          </table:table-cell>
          <table:table-cell table:formula="of:=ROUND(ABS([.$B10]-[.T$2])*5*[.$A10]*[.T$1]*RAND())" office:value-type="float" office:value="86" calcext:value-type="float">
            <text:p>86</text:p>
          </table:table-cell>
          <table:table-cell table:formula="of:=ROUND(ABS([.$B10]-[.U$2])*5*[.$A10]*[.U$1]*RAND())" office:value-type="float" office:value="159" calcext:value-type="float">
            <text:p>159</text:p>
          </table:table-cell>
          <table:table-cell table:formula="of:=ROUND(ABS([.$B10]-[.V$2])*5*[.$A10]*[.V$1]*RAND())" office:value-type="float" office:value="64" calcext:value-type="float">
            <text:p>64</text:p>
          </table:table-cell>
          <table:table-cell table:formula="of:=ROUND(ABS([.$B10]-[.W$2])*5*[.$A10]*[.W$1]*RAND())" office:value-type="float" office:value="194" calcext:value-type="float">
            <text:p>194</text:p>
          </table:table-cell>
          <table:table-cell table:formula="of:=ROUND(ABS([.$B10]-[.X$2])*5*[.$A10]*[.X$1]*RAND())" office:value-type="float" office:value="134" calcext:value-type="float">
            <text:p>134</text:p>
          </table:table-cell>
          <table:table-cell table:formula="of:=ROUND(ABS([.$B10]-[.Y$2])*5*[.$A10]*[.Y$1]*RAND())" office:value-type="float" office:value="55" calcext:value-type="float">
            <text:p>55</text:p>
          </table:table-cell>
          <table:table-cell table:formula="of:=ROUND(ABS([.$B10]-[.Z$2])*5*[.$A10]*[.Z$1]*RAND())" office:value-type="float" office:value="55" calcext:value-type="float">
            <text:p>55</text:p>
          </table:table-cell>
          <table:table-cell table:formula="of:=ROUND(ABS([.$B10]-[.AA$2])*5*[.$A10]*[.AA$1]*RAND())" office:value-type="float" office:value="25" calcext:value-type="float">
            <text:p>25</text:p>
          </table:table-cell>
          <table:table-cell table:formula="of:=ROUND(ABS([.$B10]-[.AB$2])*5*[.$A10]*[.AB$1]*RAND())" office:value-type="float" office:value="22" calcext:value-type="float">
            <text:p>22</text:p>
          </table:table-cell>
          <table:table-cell table:formula="of:=ROUND(ABS([.$B10]-[.AC$2])*5*[.$A10]*[.AC$1]*RAND())" office:value-type="float" office:value="4" calcext:value-type="float">
            <text:p>4</text:p>
          </table:table-cell>
          <table:table-cell table:formula="of:=ROUND(ABS([.$B10]-[.AD$2])*5*[.$A10]*[.AD$1]*RAND())" office:value-type="float" office:value="30" calcext:value-type="float">
            <text:p>30</text:p>
          </table:table-cell>
          <table:table-cell table:formula="of:=ROUND(ABS([.$B10]-[.AE$2])*5*[.$A10]*[.AE$1]*RAND())" office:value-type="float" office:value="8" calcext:value-type="float">
            <text:p>8</text:p>
          </table:table-cell>
          <table:table-cell table:formula="of:=ROUND(ABS([.$B10]-[.AF$2])*5*[.$A10]*[.AF$1]*RAND())" office:value-type="float" office:value="66" calcext:value-type="float">
            <text:p>66</text:p>
          </table:table-cell>
          <table:table-cell table:formula="of:=SUM([.C10:.AF10])"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ABS([.$B11]-[.C$2])*5*[.$A11]*[.C$1]*RAND())" office:value-type="float" office:value="29" calcext:value-type="float">
            <text:p>29</text:p>
          </table:table-cell>
          <table:table-cell table:formula="of:=ROUND(ABS([.$B11]-[.D$2])*5*[.$A11]*[.D$1]*RAND())" office:value-type="float" office:value="17" calcext:value-type="float">
            <text:p>17</text:p>
          </table:table-cell>
          <table:table-cell table:formula="of:=ROUND(ABS([.$B11]-[.E$2])*5*[.$A11]*[.E$1]*RAND())" office:value-type="float" office:value="11" calcext:value-type="float">
            <text:p>11</text:p>
          </table:table-cell>
          <table:table-cell table:formula="of:=ROUND(ABS([.$B11]-[.F$2])*5*[.$A11]*[.F$1]*RAND())" office:value-type="float" office:value="7" calcext:value-type="float">
            <text:p>7</text:p>
          </table:table-cell>
          <table:table-cell table:formula="of:=ROUND(ABS([.$B11]-[.G$2])*5*[.$A11]*[.G$1]*RAND())" office:value-type="float" office:value="12" calcext:value-type="float">
            <text:p>12</text:p>
          </table:table-cell>
          <table:table-cell table:formula="of:=ROUND(ABS([.$B11]-[.H$2])*5*[.$A11]*[.H$1]*RAND())" office:value-type="float" office:value="7" calcext:value-type="float">
            <text:p>7</text:p>
          </table:table-cell>
          <table:table-cell table:formula="of:=ROUND(ABS([.$B11]-[.I$2])*5*[.$A11]*[.I$1]*RAND())" office:value-type="float" office:value="8" calcext:value-type="float">
            <text:p>8</text:p>
          </table:table-cell>
          <table:table-cell table:formula="of:=ROUND(ABS([.$B11]-[.J$2])*5*[.$A11]*[.J$1]*RAND())" office:value-type="float" office:value="2" calcext:value-type="float">
            <text:p>2</text:p>
          </table:table-cell>
          <table:table-cell table:formula="of:=ROUND(ABS([.$B11]-[.K$2])*5*[.$A11]*[.K$1]*RAND())" office:value-type="float" office:value="0" calcext:value-type="float">
            <text:p>0</text:p>
          </table:table-cell>
          <table:table-cell table:formula="of:=ROUND(ABS([.$B11]-[.L$2])*5*[.$A11]*[.L$1]*RAND())" office:value-type="float" office:value="4" calcext:value-type="float">
            <text:p>4</text:p>
          </table:table-cell>
          <table:table-cell table:formula="of:=ROUND(ABS([.$B11]-[.M$2])*5*[.$A11]*[.M$1]*RAND())" office:value-type="float" office:value="10" calcext:value-type="float">
            <text:p>10</text:p>
          </table:table-cell>
          <table:table-cell table:formula="of:=ROUND(ABS([.$B11]-[.N$2])*5*[.$A11]*[.N$1]*RAND())" office:value-type="float" office:value="4" calcext:value-type="float">
            <text:p>4</text:p>
          </table:table-cell>
          <table:table-cell table:formula="of:=ROUND(ABS([.$B11]-[.O$2])*5*[.$A11]*[.O$1]*RAND())" office:value-type="float" office:value="0" calcext:value-type="float">
            <text:p>0</text:p>
          </table:table-cell>
          <table:table-cell table:formula="of:=ROUND(ABS([.$B11]-[.P$2])*5*[.$A11]*[.P$1]*RAND())" office:value-type="float" office:value="11" calcext:value-type="float">
            <text:p>11</text:p>
          </table:table-cell>
          <table:table-cell table:formula="of:=ROUND(ABS([.$B11]-[.Q$2])*5*[.$A11]*[.Q$1]*RAND())" office:value-type="float" office:value="12" calcext:value-type="float">
            <text:p>12</text:p>
          </table:table-cell>
          <table:table-cell table:formula="of:=ROUND(ABS([.$B11]-[.R$2])*5*[.$A11]*[.R$1]*RAND())" office:value-type="float" office:value="26" calcext:value-type="float">
            <text:p>26</text:p>
          </table:table-cell>
          <table:table-cell table:formula="of:=ROUND(ABS([.$B11]-[.S$2])*5*[.$A11]*[.S$1]*RAND())" office:value-type="float" office:value="13" calcext:value-type="float">
            <text:p>13</text:p>
          </table:table-cell>
          <table:table-cell table:formula="of:=ROUND(ABS([.$B11]-[.T$2])*5*[.$A11]*[.T$1]*RAND())" office:value-type="float" office:value="65" calcext:value-type="float">
            <text:p>65</text:p>
          </table:table-cell>
          <table:table-cell table:formula="of:=ROUND(ABS([.$B11]-[.U$2])*5*[.$A11]*[.U$1]*RAND())" office:value-type="float" office:value="11" calcext:value-type="float">
            <text:p>11</text:p>
          </table:table-cell>
          <table:table-cell table:formula="of:=ROUND(ABS([.$B11]-[.V$2])*5*[.$A11]*[.V$1]*RAND())" office:value-type="float" office:value="151" calcext:value-type="float">
            <text:p>151</text:p>
          </table:table-cell>
          <table:table-cell table:formula="of:=ROUND(ABS([.$B11]-[.W$2])*5*[.$A11]*[.W$1]*RAND())" office:value-type="float" office:value="25" calcext:value-type="float">
            <text:p>25</text:p>
          </table:table-cell>
          <table:table-cell table:formula="of:=ROUND(ABS([.$B11]-[.X$2])*5*[.$A11]*[.X$1]*RAND())" office:value-type="float" office:value="0" calcext:value-type="float">
            <text:p>0</text:p>
          </table:table-cell>
          <table:table-cell table:formula="of:=ROUND(ABS([.$B11]-[.Y$2])*5*[.$A11]*[.Y$1]*RAND())" office:value-type="float" office:value="44" calcext:value-type="float">
            <text:p>44</text:p>
          </table:table-cell>
          <table:table-cell table:formula="of:=ROUND(ABS([.$B11]-[.Z$2])*5*[.$A11]*[.Z$1]*RAND())" office:value-type="float" office:value="45" calcext:value-type="float">
            <text:p>45</text:p>
          </table:table-cell>
          <table:table-cell table:formula="of:=ROUND(ABS([.$B11]-[.AA$2])*5*[.$A11]*[.AA$1]*RAND())" office:value-type="float" office:value="47" calcext:value-type="float">
            <text:p>47</text:p>
          </table:table-cell>
          <table:table-cell table:formula="of:=ROUND(ABS([.$B11]-[.AB$2])*5*[.$A11]*[.AB$1]*RAND())" office:value-type="float" office:value="72" calcext:value-type="float">
            <text:p>72</text:p>
          </table:table-cell>
          <table:table-cell table:formula="of:=ROUND(ABS([.$B11]-[.AC$2])*5*[.$A11]*[.AC$1]*RAND())" office:value-type="float" office:value="12" calcext:value-type="float">
            <text:p>12</text:p>
          </table:table-cell>
          <table:table-cell table:formula="of:=ROUND(ABS([.$B11]-[.AD$2])*5*[.$A11]*[.AD$1]*RAND())" office:value-type="float" office:value="22" calcext:value-type="float">
            <text:p>22</text:p>
          </table:table-cell>
          <table:table-cell table:formula="of:=ROUND(ABS([.$B11]-[.AE$2])*5*[.$A11]*[.AE$1]*RAND())" office:value-type="float" office:value="5" calcext:value-type="float">
            <text:p>5</text:p>
          </table:table-cell>
          <table:table-cell table:formula="of:=ROUND(ABS([.$B11]-[.AF$2])*5*[.$A11]*[.AF$1]*RAND())" office:value-type="float" office:value="51" calcext:value-type="float">
            <text:p>51</text:p>
          </table:table-cell>
          <table:table-cell table:formula="of:=SUM([.C11:.AF11])"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ROUND(ABS([.$B12]-[.C$2])*5*[.$A12]*[.C$1]*RAND())" office:value-type="float" office:value="22" calcext:value-type="float">
            <text:p>22</text:p>
          </table:table-cell>
          <table:table-cell table:formula="of:=ROUND(ABS([.$B12]-[.D$2])*5*[.$A12]*[.D$1]*RAND())" office:value-type="float" office:value="9" calcext:value-type="float">
            <text:p>9</text:p>
          </table:table-cell>
          <table:table-cell table:formula="of:=ROUND(ABS([.$B12]-[.E$2])*5*[.$A12]*[.E$1]*RAND())" office:value-type="float" office:value="12" calcext:value-type="float">
            <text:p>12</text:p>
          </table:table-cell>
          <table:table-cell table:formula="of:=ROUND(ABS([.$B12]-[.F$2])*5*[.$A12]*[.F$1]*RAND())" office:value-type="float" office:value="29" calcext:value-type="float">
            <text:p>29</text:p>
          </table:table-cell>
          <table:table-cell table:formula="of:=ROUND(ABS([.$B12]-[.G$2])*5*[.$A12]*[.G$1]*RAND())" office:value-type="float" office:value="7" calcext:value-type="float">
            <text:p>7</text:p>
          </table:table-cell>
          <table:table-cell table:formula="of:=ROUND(ABS([.$B12]-[.H$2])*5*[.$A12]*[.H$1]*RAND())" office:value-type="float" office:value="16" calcext:value-type="float">
            <text:p>16</text:p>
          </table:table-cell>
          <table:table-cell table:formula="of:=ROUND(ABS([.$B12]-[.I$2])*5*[.$A12]*[.I$1]*RAND())" office:value-type="float" office:value="14" calcext:value-type="float">
            <text:p>14</text:p>
          </table:table-cell>
          <table:table-cell table:formula="of:=ROUND(ABS([.$B12]-[.J$2])*5*[.$A12]*[.J$1]*RAND())" office:value-type="float" office:value="9" calcext:value-type="float">
            <text:p>9</text:p>
          </table:table-cell>
          <table:table-cell table:formula="of:=ROUND(ABS([.$B12]-[.K$2])*5*[.$A12]*[.K$1]*RAND())" office:value-type="float" office:value="4" calcext:value-type="float">
            <text:p>4</text:p>
          </table:table-cell>
          <table:table-cell table:formula="of:=ROUND(ABS([.$B12]-[.L$2])*5*[.$A12]*[.L$1]*RAND())" office:value-type="float" office:value="0" calcext:value-type="float">
            <text:p>0</text:p>
          </table:table-cell>
          <table:table-cell table:formula="of:=ROUND(ABS([.$B12]-[.M$2])*5*[.$A12]*[.M$1]*RAND())" office:value-type="float" office:value="1" calcext:value-type="float">
            <text:p>1</text:p>
          </table:table-cell>
          <table:table-cell table:formula="of:=ROUND(ABS([.$B12]-[.N$2])*5*[.$A12]*[.N$1]*RAND())" office:value-type="float" office:value="10" calcext:value-type="float">
            <text:p>10</text:p>
          </table:table-cell>
          <table:table-cell table:formula="of:=ROUND(ABS([.$B12]-[.O$2])*5*[.$A12]*[.O$1]*RAND())" office:value-type="float" office:value="2" calcext:value-type="float">
            <text:p>2</text:p>
          </table:table-cell>
          <table:table-cell table:formula="of:=ROUND(ABS([.$B12]-[.P$2])*5*[.$A12]*[.P$1]*RAND())" office:value-type="float" office:value="1" calcext:value-type="float">
            <text:p>1</text:p>
          </table:table-cell>
          <table:table-cell table:formula="of:=ROUND(ABS([.$B12]-[.Q$2])*5*[.$A12]*[.Q$1]*RAND())" office:value-type="float" office:value="6" calcext:value-type="float">
            <text:p>6</text:p>
          </table:table-cell>
          <table:table-cell table:formula="of:=ROUND(ABS([.$B12]-[.R$2])*5*[.$A12]*[.R$1]*RAND())" office:value-type="float" office:value="18" calcext:value-type="float">
            <text:p>18</text:p>
          </table:table-cell>
          <table:table-cell table:formula="of:=ROUND(ABS([.$B12]-[.S$2])*5*[.$A12]*[.S$1]*RAND())" office:value-type="float" office:value="12" calcext:value-type="float">
            <text:p>12</text:p>
          </table:table-cell>
          <table:table-cell table:formula="of:=ROUND(ABS([.$B12]-[.T$2])*5*[.$A12]*[.T$1]*RAND())" office:value-type="float" office:value="14" calcext:value-type="float">
            <text:p>14</text:p>
          </table:table-cell>
          <table:table-cell table:formula="of:=ROUND(ABS([.$B12]-[.U$2])*5*[.$A12]*[.U$1]*RAND())" office:value-type="float" office:value="92" calcext:value-type="float">
            <text:p>92</text:p>
          </table:table-cell>
          <table:table-cell table:formula="of:=ROUND(ABS([.$B12]-[.V$2])*5*[.$A12]*[.V$1]*RAND())" office:value-type="float" office:value="54" calcext:value-type="float">
            <text:p>54</text:p>
          </table:table-cell>
          <table:table-cell table:formula="of:=ROUND(ABS([.$B12]-[.W$2])*5*[.$A12]*[.W$1]*RAND())" office:value-type="float" office:value="138" calcext:value-type="float">
            <text:p>138</text:p>
          </table:table-cell>
          <table:table-cell table:formula="of:=ROUND(ABS([.$B12]-[.X$2])*5*[.$A12]*[.X$1]*RAND())" office:value-type="float" office:value="81" calcext:value-type="float">
            <text:p>81</text:p>
          </table:table-cell>
          <table:table-cell table:formula="of:=ROUND(ABS([.$B12]-[.Y$2])*5*[.$A12]*[.Y$1]*RAND())" office:value-type="float" office:value="25" calcext:value-type="float">
            <text:p>25</text:p>
          </table:table-cell>
          <table:table-cell table:formula="of:=ROUND(ABS([.$B12]-[.Z$2])*5*[.$A12]*[.Z$1]*RAND())" office:value-type="float" office:value="48" calcext:value-type="float">
            <text:p>48</text:p>
          </table:table-cell>
          <table:table-cell table:formula="of:=ROUND(ABS([.$B12]-[.AA$2])*5*[.$A12]*[.AA$1]*RAND())" office:value-type="float" office:value="53" calcext:value-type="float">
            <text:p>53</text:p>
          </table:table-cell>
          <table:table-cell table:formula="of:=ROUND(ABS([.$B12]-[.AB$2])*5*[.$A12]*[.AB$1]*RAND())" office:value-type="float" office:value="3" calcext:value-type="float">
            <text:p>3</text:p>
          </table:table-cell>
          <table:table-cell table:formula="of:=ROUND(ABS([.$B12]-[.AC$2])*5*[.$A12]*[.AC$1]*RAND())" office:value-type="float" office:value="48" calcext:value-type="float">
            <text:p>48</text:p>
          </table:table-cell>
          <table:table-cell table:formula="of:=ROUND(ABS([.$B12]-[.AD$2])*5*[.$A12]*[.AD$1]*RAND())" office:value-type="float" office:value="53" calcext:value-type="float">
            <text:p>53</text:p>
          </table:table-cell>
          <table:table-cell table:formula="of:=ROUND(ABS([.$B12]-[.AE$2])*5*[.$A12]*[.AE$1]*RAND())" office:value-type="float" office:value="28" calcext:value-type="float">
            <text:p>28</text:p>
          </table:table-cell>
          <table:table-cell table:formula="of:=ROUND(ABS([.$B12]-[.AF$2])*5*[.$A12]*[.AF$1]*RAND())" office:value-type="float" office:value="17" calcext:value-type="float">
            <text:p>17</text:p>
          </table:table-cell>
          <table:table-cell table:formula="of:=SUM([.C12:.AF12])"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OUND(ABS([.$B13]-[.C$2])*5*[.$A13]*[.C$1]*RAND())" office:value-type="float" office:value="36" calcext:value-type="float">
            <text:p>36</text:p>
          </table:table-cell>
          <table:table-cell table:formula="of:=ROUND(ABS([.$B13]-[.D$2])*5*[.$A13]*[.D$1]*RAND())" office:value-type="float" office:value="11" calcext:value-type="float">
            <text:p>11</text:p>
          </table:table-cell>
          <table:table-cell table:formula="of:=ROUND(ABS([.$B13]-[.E$2])*5*[.$A13]*[.E$1]*RAND())" office:value-type="float" office:value="8" calcext:value-type="float">
            <text:p>8</text:p>
          </table:table-cell>
          <table:table-cell table:formula="of:=ROUND(ABS([.$B13]-[.F$2])*5*[.$A13]*[.F$1]*RAND())" office:value-type="float" office:value="31" calcext:value-type="float">
            <text:p>31</text:p>
          </table:table-cell>
          <table:table-cell table:formula="of:=ROUND(ABS([.$B13]-[.G$2])*5*[.$A13]*[.G$1]*RAND())" office:value-type="float" office:value="28" calcext:value-type="float">
            <text:p>28</text:p>
          </table:table-cell>
          <table:table-cell table:formula="of:=ROUND(ABS([.$B13]-[.H$2])*5*[.$A13]*[.H$1]*RAND())" office:value-type="float" office:value="1" calcext:value-type="float">
            <text:p>1</text:p>
          </table:table-cell>
          <table:table-cell table:formula="of:=ROUND(ABS([.$B13]-[.I$2])*5*[.$A13]*[.I$1]*RAND())" office:value-type="float" office:value="12" calcext:value-type="float">
            <text:p>12</text:p>
          </table:table-cell>
          <table:table-cell table:formula="of:=ROUND(ABS([.$B13]-[.J$2])*5*[.$A13]*[.J$1]*RAND())" office:value-type="float" office:value="14" calcext:value-type="float">
            <text:p>14</text:p>
          </table:table-cell>
          <table:table-cell table:formula="of:=ROUND(ABS([.$B13]-[.K$2])*5*[.$A13]*[.K$1]*RAND())" office:value-type="float" office:value="4" calcext:value-type="float">
            <text:p>4</text:p>
          </table:table-cell>
          <table:table-cell table:formula="of:=ROUND(ABS([.$B13]-[.L$2])*5*[.$A13]*[.L$1]*RAND())" office:value-type="float" office:value="1" calcext:value-type="float">
            <text:p>1</text:p>
          </table:table-cell>
          <table:table-cell table:formula="of:=ROUND(ABS([.$B13]-[.M$2])*5*[.$A13]*[.M$1]*RAND())" office:value-type="float" office:value="0" calcext:value-type="float">
            <text:p>0</text:p>
          </table:table-cell>
          <table:table-cell table:formula="of:=ROUND(ABS([.$B13]-[.N$2])*5*[.$A13]*[.N$1]*RAND())" office:value-type="float" office:value="2" calcext:value-type="float">
            <text:p>2</text:p>
          </table:table-cell>
          <table:table-cell table:formula="of:=ROUND(ABS([.$B13]-[.O$2])*5*[.$A13]*[.O$1]*RAND())" office:value-type="float" office:value="7" calcext:value-type="float">
            <text:p>7</text:p>
          </table:table-cell>
          <table:table-cell table:formula="of:=ROUND(ABS([.$B13]-[.P$2])*5*[.$A13]*[.P$1]*RAND())" office:value-type="float" office:value="7" calcext:value-type="float">
            <text:p>7</text:p>
          </table:table-cell>
          <table:table-cell table:formula="of:=ROUND(ABS([.$B13]-[.Q$2])*5*[.$A13]*[.Q$1]*RAND())" office:value-type="float" office:value="6" calcext:value-type="float">
            <text:p>6</text:p>
          </table:table-cell>
          <table:table-cell table:formula="of:=ROUND(ABS([.$B13]-[.R$2])*5*[.$A13]*[.R$1]*RAND())" office:value-type="float" office:value="11" calcext:value-type="float">
            <text:p>11</text:p>
          </table:table-cell>
          <table:table-cell table:formula="of:=ROUND(ABS([.$B13]-[.S$2])*5*[.$A13]*[.S$1]*RAND())" office:value-type="float" office:value="4" calcext:value-type="float">
            <text:p>4</text:p>
          </table:table-cell>
          <table:table-cell table:formula="of:=ROUND(ABS([.$B13]-[.T$2])*5*[.$A13]*[.T$1]*RAND())" office:value-type="float" office:value="42" calcext:value-type="float">
            <text:p>42</text:p>
          </table:table-cell>
          <table:table-cell table:formula="of:=ROUND(ABS([.$B13]-[.U$2])*5*[.$A13]*[.U$1]*RAND())" office:value-type="float" office:value="109" calcext:value-type="float">
            <text:p>109</text:p>
          </table:table-cell>
          <table:table-cell table:formula="of:=ROUND(ABS([.$B13]-[.V$2])*5*[.$A13]*[.V$1]*RAND())" office:value-type="float" office:value="28" calcext:value-type="float">
            <text:p>28</text:p>
          </table:table-cell>
          <table:table-cell table:formula="of:=ROUND(ABS([.$B13]-[.W$2])*5*[.$A13]*[.W$1]*RAND())" office:value-type="float" office:value="14" calcext:value-type="float">
            <text:p>14</text:p>
          </table:table-cell>
          <table:table-cell table:formula="of:=ROUND(ABS([.$B13]-[.X$2])*5*[.$A13]*[.X$1]*RAND())" office:value-type="float" office:value="14" calcext:value-type="float">
            <text:p>14</text:p>
          </table:table-cell>
          <table:table-cell table:formula="of:=ROUND(ABS([.$B13]-[.Y$2])*5*[.$A13]*[.Y$1]*RAND())" office:value-type="float" office:value="49" calcext:value-type="float">
            <text:p>49</text:p>
          </table:table-cell>
          <table:table-cell table:formula="of:=ROUND(ABS([.$B13]-[.Z$2])*5*[.$A13]*[.Z$1]*RAND())" office:value-type="float" office:value="25" calcext:value-type="float">
            <text:p>25</text:p>
          </table:table-cell>
          <table:table-cell table:formula="of:=ROUND(ABS([.$B13]-[.AA$2])*5*[.$A13]*[.AA$1]*RAND())" office:value-type="float" office:value="18" calcext:value-type="float">
            <text:p>18</text:p>
          </table:table-cell>
          <table:table-cell table:formula="of:=ROUND(ABS([.$B13]-[.AB$2])*5*[.$A13]*[.AB$1]*RAND())" office:value-type="float" office:value="54" calcext:value-type="float">
            <text:p>54</text:p>
          </table:table-cell>
          <table:table-cell table:formula="of:=ROUND(ABS([.$B13]-[.AC$2])*5*[.$A13]*[.AC$1]*RAND())" office:value-type="float" office:value="73" calcext:value-type="float">
            <text:p>73</text:p>
          </table:table-cell>
          <table:table-cell table:formula="of:=ROUND(ABS([.$B13]-[.AD$2])*5*[.$A13]*[.AD$1]*RAND())" office:value-type="float" office:value="29" calcext:value-type="float">
            <text:p>29</text:p>
          </table:table-cell>
          <table:table-cell table:formula="of:=ROUND(ABS([.$B13]-[.AE$2])*5*[.$A13]*[.AE$1]*RAND())" office:value-type="float" office:value="73" calcext:value-type="float">
            <text:p>73</text:p>
          </table:table-cell>
          <table:table-cell table:formula="of:=ROUND(ABS([.$B13]-[.AF$2])*5*[.$A13]*[.AF$1]*RAND())" office:value-type="float" office:value="92" calcext:value-type="float">
            <text:p>92</text:p>
          </table:table-cell>
          <table:table-cell table:formula="of:=SUM([.C13:.AF13])"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ROUND(ABS([.$B14]-[.C$2])*5*[.$A14]*[.C$1]*RAND())" office:value-type="float" office:value="52" calcext:value-type="float">
            <text:p>52</text:p>
          </table:table-cell>
          <table:table-cell table:formula="of:=ROUND(ABS([.$B14]-[.D$2])*5*[.$A14]*[.D$1]*RAND())" office:value-type="float" office:value="40" calcext:value-type="float">
            <text:p>40</text:p>
          </table:table-cell>
          <table:table-cell table:formula="of:=ROUND(ABS([.$B14]-[.E$2])*5*[.$A14]*[.E$1]*RAND())" office:value-type="float" office:value="32" calcext:value-type="float">
            <text:p>32</text:p>
          </table:table-cell>
          <table:table-cell table:formula="of:=ROUND(ABS([.$B14]-[.F$2])*5*[.$A14]*[.F$1]*RAND())" office:value-type="float" office:value="17" calcext:value-type="float">
            <text:p>17</text:p>
          </table:table-cell>
          <table:table-cell table:formula="of:=ROUND(ABS([.$B14]-[.G$2])*5*[.$A14]*[.G$1]*RAND())" office:value-type="float" office:value="21" calcext:value-type="float">
            <text:p>21</text:p>
          </table:table-cell>
          <table:table-cell table:formula="of:=ROUND(ABS([.$B14]-[.H$2])*5*[.$A14]*[.H$1]*RAND())" office:value-type="float" office:value="10" calcext:value-type="float">
            <text:p>10</text:p>
          </table:table-cell>
          <table:table-cell table:formula="of:=ROUND(ABS([.$B14]-[.I$2])*5*[.$A14]*[.I$1]*RAND())" office:value-type="float" office:value="17" calcext:value-type="float">
            <text:p>17</text:p>
          </table:table-cell>
          <table:table-cell table:formula="of:=ROUND(ABS([.$B14]-[.J$2])*5*[.$A14]*[.J$1]*RAND())" office:value-type="float" office:value="4" calcext:value-type="float">
            <text:p>4</text:p>
          </table:table-cell>
          <table:table-cell table:formula="of:=ROUND(ABS([.$B14]-[.K$2])*5*[.$A14]*[.K$1]*RAND())" office:value-type="float" office:value="1" calcext:value-type="float">
            <text:p>1</text:p>
          </table:table-cell>
          <table:table-cell table:formula="of:=ROUND(ABS([.$B14]-[.L$2])*5*[.$A14]*[.L$1]*RAND())" office:value-type="float" office:value="2" calcext:value-type="float">
            <text:p>2</text:p>
          </table:table-cell>
          <table:table-cell table:formula="of:=ROUND(ABS([.$B14]-[.M$2])*5*[.$A14]*[.M$1]*RAND())" office:value-type="float" office:value="3" calcext:value-type="float">
            <text:p>3</text:p>
          </table:table-cell>
          <table:table-cell table:formula="of:=ROUND(ABS([.$B14]-[.N$2])*5*[.$A14]*[.N$1]*RAND())" office:value-type="float" office:value="0" calcext:value-type="float">
            <text:p>0</text:p>
          </table:table-cell>
          <table:table-cell table:formula="of:=ROUND(ABS([.$B14]-[.O$2])*5*[.$A14]*[.O$1]*RAND())" office:value-type="float" office:value="1" calcext:value-type="float">
            <text:p>1</text:p>
          </table:table-cell>
          <table:table-cell table:formula="of:=ROUND(ABS([.$B14]-[.P$2])*5*[.$A14]*[.P$1]*RAND())" office:value-type="float" office:value="8" calcext:value-type="float">
            <text:p>8</text:p>
          </table:table-cell>
          <table:table-cell table:formula="of:=ROUND(ABS([.$B14]-[.Q$2])*5*[.$A14]*[.Q$1]*RAND())" office:value-type="float" office:value="2" calcext:value-type="float">
            <text:p>2</text:p>
          </table:table-cell>
          <table:table-cell table:formula="of:=ROUND(ABS([.$B14]-[.R$2])*5*[.$A14]*[.R$1]*RAND())" office:value-type="float" office:value="13" calcext:value-type="float">
            <text:p>13</text:p>
          </table:table-cell>
          <table:table-cell table:formula="of:=ROUND(ABS([.$B14]-[.S$2])*5*[.$A14]*[.S$1]*RAND())" office:value-type="float" office:value="14" calcext:value-type="float">
            <text:p>14</text:p>
          </table:table-cell>
          <table:table-cell table:formula="of:=ROUND(ABS([.$B14]-[.T$2])*5*[.$A14]*[.T$1]*RAND())" office:value-type="float" office:value="8" calcext:value-type="float">
            <text:p>8</text:p>
          </table:table-cell>
          <table:table-cell table:formula="of:=ROUND(ABS([.$B14]-[.U$2])*5*[.$A14]*[.U$1]*RAND())" office:value-type="float" office:value="6" calcext:value-type="float">
            <text:p>6</text:p>
          </table:table-cell>
          <table:table-cell table:formula="of:=ROUND(ABS([.$B14]-[.V$2])*5*[.$A14]*[.V$1]*RAND())" office:value-type="float" office:value="60" calcext:value-type="float">
            <text:p>60</text:p>
          </table:table-cell>
          <table:table-cell table:formula="of:=ROUND(ABS([.$B14]-[.W$2])*5*[.$A14]*[.W$1]*RAND())" office:value-type="float" office:value="115" calcext:value-type="float">
            <text:p>115</text:p>
          </table:table-cell>
          <table:table-cell table:formula="of:=ROUND(ABS([.$B14]-[.X$2])*5*[.$A14]*[.X$1]*RAND())" office:value-type="float" office:value="39" calcext:value-type="float">
            <text:p>39</text:p>
          </table:table-cell>
          <table:table-cell table:formula="of:=ROUND(ABS([.$B14]-[.Y$2])*5*[.$A14]*[.Y$1]*RAND())" office:value-type="float" office:value="7" calcext:value-type="float">
            <text:p>7</text:p>
          </table:table-cell>
          <table:table-cell table:formula="of:=ROUND(ABS([.$B14]-[.Z$2])*5*[.$A14]*[.Z$1]*RAND())" office:value-type="float" office:value="27" calcext:value-type="float">
            <text:p>27</text:p>
          </table:table-cell>
          <table:table-cell table:formula="of:=ROUND(ABS([.$B14]-[.AA$2])*5*[.$A14]*[.AA$1]*RAND())" office:value-type="float" office:value="37" calcext:value-type="float">
            <text:p>37</text:p>
          </table:table-cell>
          <table:table-cell table:formula="of:=ROUND(ABS([.$B14]-[.AB$2])*5*[.$A14]*[.AB$1]*RAND())" office:value-type="float" office:value="7" calcext:value-type="float">
            <text:p>7</text:p>
          </table:table-cell>
          <table:table-cell table:formula="of:=ROUND(ABS([.$B14]-[.AC$2])*5*[.$A14]*[.AC$1]*RAND())" office:value-type="float" office:value="22" calcext:value-type="float">
            <text:p>22</text:p>
          </table:table-cell>
          <table:table-cell table:formula="of:=ROUND(ABS([.$B14]-[.AD$2])*5*[.$A14]*[.AD$1]*RAND())" office:value-type="float" office:value="47" calcext:value-type="float">
            <text:p>47</text:p>
          </table:table-cell>
          <table:table-cell table:formula="of:=ROUND(ABS([.$B14]-[.AE$2])*5*[.$A14]*[.AE$1]*RAND())" office:value-type="float" office:value="45" calcext:value-type="float">
            <text:p>45</text:p>
          </table:table-cell>
          <table:table-cell table:formula="of:=ROUND(ABS([.$B14]-[.AF$2])*5*[.$A14]*[.AF$1]*RAND())" office:value-type="float" office:value="73" calcext:value-type="float">
            <text:p>73</text:p>
          </table:table-cell>
          <table:table-cell table:formula="of:=SUM([.C14:.AF14])"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ROUND(ABS([.$B15]-[.C$2])*5*[.$A15]*[.C$1]*RAND())" office:value-type="float" office:value="59" calcext:value-type="float">
            <text:p>59</text:p>
          </table:table-cell>
          <table:table-cell table:formula="of:=ROUND(ABS([.$B15]-[.D$2])*5*[.$A15]*[.D$1]*RAND())" office:value-type="float" office:value="48" calcext:value-type="float">
            <text:p>48</text:p>
          </table:table-cell>
          <table:table-cell table:formula="of:=ROUND(ABS([.$B15]-[.E$2])*5*[.$A15]*[.E$1]*RAND())" office:value-type="float" office:value="12" calcext:value-type="float">
            <text:p>12</text:p>
          </table:table-cell>
          <table:table-cell table:formula="of:=ROUND(ABS([.$B15]-[.F$2])*5*[.$A15]*[.F$1]*RAND())" office:value-type="float" office:value="30" calcext:value-type="float">
            <text:p>30</text:p>
          </table:table-cell>
          <table:table-cell table:formula="of:=ROUND(ABS([.$B15]-[.G$2])*5*[.$A15]*[.G$1]*RAND())" office:value-type="float" office:value="39" calcext:value-type="float">
            <text:p>39</text:p>
          </table:table-cell>
          <table:table-cell table:formula="of:=ROUND(ABS([.$B15]-[.H$2])*5*[.$A15]*[.H$1]*RAND())" office:value-type="float" office:value="4" calcext:value-type="float">
            <text:p>4</text:p>
          </table:table-cell>
          <table:table-cell table:formula="of:=ROUND(ABS([.$B15]-[.I$2])*5*[.$A15]*[.I$1]*RAND())" office:value-type="float" office:value="19" calcext:value-type="float">
            <text:p>19</text:p>
          </table:table-cell>
          <table:table-cell table:formula="of:=ROUND(ABS([.$B15]-[.J$2])*5*[.$A15]*[.J$1]*RAND())" office:value-type="float" office:value="23" calcext:value-type="float">
            <text:p>23</text:p>
          </table:table-cell>
          <table:table-cell table:formula="of:=ROUND(ABS([.$B15]-[.K$2])*5*[.$A15]*[.K$1]*RAND())" office:value-type="float" office:value="10" calcext:value-type="float">
            <text:p>10</text:p>
          </table:table-cell>
          <table:table-cell table:formula="of:=ROUND(ABS([.$B15]-[.L$2])*5*[.$A15]*[.L$1]*RAND())" office:value-type="float" office:value="12" calcext:value-type="float">
            <text:p>12</text:p>
          </table:table-cell>
          <table:table-cell table:formula="of:=ROUND(ABS([.$B15]-[.M$2])*5*[.$A15]*[.M$1]*RAND())" office:value-type="float" office:value="6" calcext:value-type="float">
            <text:p>6</text:p>
          </table:table-cell>
          <table:table-cell table:formula="of:=ROUND(ABS([.$B15]-[.N$2])*5*[.$A15]*[.N$1]*RAND())" office:value-type="float" office:value="4" calcext:value-type="float">
            <text:p>4</text:p>
          </table:table-cell>
          <table:table-cell table:formula="of:=ROUND(ABS([.$B15]-[.O$2])*5*[.$A15]*[.O$1]*RAND())" office:value-type="float" office:value="0" calcext:value-type="float">
            <text:p>0</text:p>
          </table:table-cell>
          <table:table-cell table:formula="of:=ROUND(ABS([.$B15]-[.P$2])*5*[.$A15]*[.P$1]*RAND())" office:value-type="float" office:value="1" calcext:value-type="float">
            <text:p>1</text:p>
          </table:table-cell>
          <table:table-cell table:formula="of:=ROUND(ABS([.$B15]-[.Q$2])*5*[.$A15]*[.Q$1]*RAND())" office:value-type="float" office:value="8" calcext:value-type="float">
            <text:p>8</text:p>
          </table:table-cell>
          <table:table-cell table:formula="of:=ROUND(ABS([.$B15]-[.R$2])*5*[.$A15]*[.R$1]*RAND())" office:value-type="float" office:value="11" calcext:value-type="float">
            <text:p>11</text:p>
          </table:table-cell>
          <table:table-cell table:formula="of:=ROUND(ABS([.$B15]-[.S$2])*5*[.$A15]*[.S$1]*RAND())" office:value-type="float" office:value="10" calcext:value-type="float">
            <text:p>10</text:p>
          </table:table-cell>
          <table:table-cell table:formula="of:=ROUND(ABS([.$B15]-[.T$2])*5*[.$A15]*[.T$1]*RAND())" office:value-type="float" office:value="43" calcext:value-type="float">
            <text:p>43</text:p>
          </table:table-cell>
          <table:table-cell table:formula="of:=ROUND(ABS([.$B15]-[.U$2])*5*[.$A15]*[.U$1]*RAND())" office:value-type="float" office:value="33" calcext:value-type="float">
            <text:p>33</text:p>
          </table:table-cell>
          <table:table-cell table:formula="of:=ROUND(ABS([.$B15]-[.V$2])*5*[.$A15]*[.V$1]*RAND())" office:value-type="float" office:value="2" calcext:value-type="float">
            <text:p>2</text:p>
          </table:table-cell>
          <table:table-cell table:formula="of:=ROUND(ABS([.$B15]-[.W$2])*5*[.$A15]*[.W$1]*RAND())" office:value-type="float" office:value="41" calcext:value-type="float">
            <text:p>41</text:p>
          </table:table-cell>
          <table:table-cell table:formula="of:=ROUND(ABS([.$B15]-[.X$2])*5*[.$A15]*[.X$1]*RAND())" office:value-type="float" office:value="70" calcext:value-type="float">
            <text:p>70</text:p>
          </table:table-cell>
          <table:table-cell table:formula="of:=ROUND(ABS([.$B15]-[.Y$2])*5*[.$A15]*[.Y$1]*RAND())" office:value-type="float" office:value="13" calcext:value-type="float">
            <text:p>13</text:p>
          </table:table-cell>
          <table:table-cell table:formula="of:=ROUND(ABS([.$B15]-[.Z$2])*5*[.$A15]*[.Z$1]*RAND())" office:value-type="float" office:value="16" calcext:value-type="float">
            <text:p>16</text:p>
          </table:table-cell>
          <table:table-cell table:formula="of:=ROUND(ABS([.$B15]-[.AA$2])*5*[.$A15]*[.AA$1]*RAND())" office:value-type="float" office:value="21" calcext:value-type="float">
            <text:p>21</text:p>
          </table:table-cell>
          <table:table-cell table:formula="of:=ROUND(ABS([.$B15]-[.AB$2])*5*[.$A15]*[.AB$1]*RAND())" office:value-type="float" office:value="31" calcext:value-type="float">
            <text:p>31</text:p>
          </table:table-cell>
          <table:table-cell table:formula="of:=ROUND(ABS([.$B15]-[.AC$2])*5*[.$A15]*[.AC$1]*RAND())" office:value-type="float" office:value="35" calcext:value-type="float">
            <text:p>35</text:p>
          </table:table-cell>
          <table:table-cell table:formula="of:=ROUND(ABS([.$B15]-[.AD$2])*5*[.$A15]*[.AD$1]*RAND())" office:value-type="float" office:value="70" calcext:value-type="float">
            <text:p>70</text:p>
          </table:table-cell>
          <table:table-cell table:formula="of:=ROUND(ABS([.$B15]-[.AE$2])*5*[.$A15]*[.AE$1]*RAND())" office:value-type="float" office:value="10" calcext:value-type="float">
            <text:p>10</text:p>
          </table:table-cell>
          <table:table-cell table:formula="of:=ROUND(ABS([.$B15]-[.AF$2])*5*[.$A15]*[.AF$1]*RAND())" office:value-type="float" office:value="39" calcext:value-type="float">
            <text:p>39</text:p>
          </table:table-cell>
          <table:table-cell table:formula="of:=SUM([.C15:.AF15])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ROUND(ABS([.$B16]-[.C$2])*5*[.$A16]*[.C$1]*RAND())" office:value-type="float" office:value="25" calcext:value-type="float">
            <text:p>25</text:p>
          </table:table-cell>
          <table:table-cell table:formula="of:=ROUND(ABS([.$B16]-[.D$2])*5*[.$A16]*[.D$1]*RAND())" office:value-type="float" office:value="53" calcext:value-type="float">
            <text:p>53</text:p>
          </table:table-cell>
          <table:table-cell table:formula="of:=ROUND(ABS([.$B16]-[.E$2])*5*[.$A16]*[.E$1]*RAND())" office:value-type="float" office:value="49" calcext:value-type="float">
            <text:p>49</text:p>
          </table:table-cell>
          <table:table-cell table:formula="of:=ROUND(ABS([.$B16]-[.F$2])*5*[.$A16]*[.F$1]*RAND())" office:value-type="float" office:value="28" calcext:value-type="float">
            <text:p>28</text:p>
          </table:table-cell>
          <table:table-cell table:formula="of:=ROUND(ABS([.$B16]-[.G$2])*5*[.$A16]*[.G$1]*RAND())" office:value-type="float" office:value="21" calcext:value-type="float">
            <text:p>21</text:p>
          </table:table-cell>
          <table:table-cell table:formula="of:=ROUND(ABS([.$B16]-[.H$2])*5*[.$A16]*[.H$1]*RAND())" office:value-type="float" office:value="8" calcext:value-type="float">
            <text:p>8</text:p>
          </table:table-cell>
          <table:table-cell table:formula="of:=ROUND(ABS([.$B16]-[.I$2])*5*[.$A16]*[.I$1]*RAND())" office:value-type="float" office:value="18" calcext:value-type="float">
            <text:p>18</text:p>
          </table:table-cell>
          <table:table-cell table:formula="of:=ROUND(ABS([.$B16]-[.J$2])*5*[.$A16]*[.J$1]*RAND())" office:value-type="float" office:value="12" calcext:value-type="float">
            <text:p>12</text:p>
          </table:table-cell>
          <table:table-cell table:formula="of:=ROUND(ABS([.$B16]-[.K$2])*5*[.$A16]*[.K$1]*RAND())" office:value-type="float" office:value="11" calcext:value-type="float">
            <text:p>11</text:p>
          </table:table-cell>
          <table:table-cell table:formula="of:=ROUND(ABS([.$B16]-[.L$2])*5*[.$A16]*[.L$1]*RAND())" office:value-type="float" office:value="3" calcext:value-type="float">
            <text:p>3</text:p>
          </table:table-cell>
          <table:table-cell table:formula="of:=ROUND(ABS([.$B16]-[.M$2])*5*[.$A16]*[.M$1]*RAND())" office:value-type="float" office:value="11" calcext:value-type="float">
            <text:p>11</text:p>
          </table:table-cell>
          <table:table-cell table:formula="of:=ROUND(ABS([.$B16]-[.N$2])*5*[.$A16]*[.N$1]*RAND())" office:value-type="float" office:value="5" calcext:value-type="float">
            <text:p>5</text:p>
          </table:table-cell>
          <table:table-cell table:formula="of:=ROUND(ABS([.$B16]-[.O$2])*5*[.$A16]*[.O$1]*RAND())" office:value-type="float" office:value="3" calcext:value-type="float">
            <text:p>3</text:p>
          </table:table-cell>
          <table:table-cell table:formula="of:=ROUND(ABS([.$B16]-[.P$2])*5*[.$A16]*[.P$1]*RAND())" office:value-type="float" office:value="0" calcext:value-type="float">
            <text:p>0</text:p>
          </table:table-cell>
          <table:table-cell table:formula="of:=ROUND(ABS([.$B16]-[.Q$2])*5*[.$A16]*[.Q$1]*RAND())" office:value-type="float" office:value="0" calcext:value-type="float">
            <text:p>0</text:p>
          </table:table-cell>
          <table:table-cell table:formula="of:=ROUND(ABS([.$B16]-[.R$2])*5*[.$A16]*[.R$1]*RAND())" office:value-type="float" office:value="9" calcext:value-type="float">
            <text:p>9</text:p>
          </table:table-cell>
          <table:table-cell table:formula="of:=ROUND(ABS([.$B16]-[.S$2])*5*[.$A16]*[.S$1]*RAND())" office:value-type="float" office:value="12" calcext:value-type="float">
            <text:p>12</text:p>
          </table:table-cell>
          <table:table-cell table:formula="of:=ROUND(ABS([.$B16]-[.T$2])*5*[.$A16]*[.T$1]*RAND())" office:value-type="float" office:value="11" calcext:value-type="float">
            <text:p>11</text:p>
          </table:table-cell>
          <table:table-cell table:formula="of:=ROUND(ABS([.$B16]-[.U$2])*5*[.$A16]*[.U$1]*RAND())" office:value-type="float" office:value="58" calcext:value-type="float">
            <text:p>58</text:p>
          </table:table-cell>
          <table:table-cell table:formula="of:=ROUND(ABS([.$B16]-[.V$2])*5*[.$A16]*[.V$1]*RAND())" office:value-type="float" office:value="11" calcext:value-type="float">
            <text:p>11</text:p>
          </table:table-cell>
          <table:table-cell table:formula="of:=ROUND(ABS([.$B16]-[.W$2])*5*[.$A16]*[.W$1]*RAND())" office:value-type="float" office:value="52" calcext:value-type="float">
            <text:p>52</text:p>
          </table:table-cell>
          <table:table-cell table:formula="of:=ROUND(ABS([.$B16]-[.X$2])*5*[.$A16]*[.X$1]*RAND())" office:value-type="float" office:value="43" calcext:value-type="float">
            <text:p>43</text:p>
          </table:table-cell>
          <table:table-cell table:formula="of:=ROUND(ABS([.$B16]-[.Y$2])*5*[.$A16]*[.Y$1]*RAND())" office:value-type="float" office:value="16" calcext:value-type="float">
            <text:p>16</text:p>
          </table:table-cell>
          <table:table-cell table:formula="of:=ROUND(ABS([.$B16]-[.Z$2])*5*[.$A16]*[.Z$1]*RAND())" office:value-type="float" office:value="19" calcext:value-type="float">
            <text:p>19</text:p>
          </table:table-cell>
          <table:table-cell table:formula="of:=ROUND(ABS([.$B16]-[.AA$2])*5*[.$A16]*[.AA$1]*RAND())" office:value-type="float" office:value="2" calcext:value-type="float">
            <text:p>2</text:p>
          </table:table-cell>
          <table:table-cell table:formula="of:=ROUND(ABS([.$B16]-[.AB$2])*5*[.$A16]*[.AB$1]*RAND())" office:value-type="float" office:value="28" calcext:value-type="float">
            <text:p>28</text:p>
          </table:table-cell>
          <table:table-cell table:formula="of:=ROUND(ABS([.$B16]-[.AC$2])*5*[.$A16]*[.AC$1]*RAND())" office:value-type="float" office:value="0" calcext:value-type="float">
            <text:p>0</text:p>
          </table:table-cell>
          <table:table-cell table:formula="of:=ROUND(ABS([.$B16]-[.AD$2])*5*[.$A16]*[.AD$1]*RAND())" office:value-type="float" office:value="49" calcext:value-type="float">
            <text:p>49</text:p>
          </table:table-cell>
          <table:table-cell table:formula="of:=ROUND(ABS([.$B16]-[.AE$2])*5*[.$A16]*[.AE$1]*RAND())" office:value-type="float" office:value="41" calcext:value-type="float">
            <text:p>41</text:p>
          </table:table-cell>
          <table:table-cell table:formula="of:=ROUND(ABS([.$B16]-[.AF$2])*5*[.$A16]*[.AF$1]*RAND())" office:value-type="float" office:value="36" calcext:value-type="float">
            <text:p>36</text:p>
          </table:table-cell>
          <table:table-cell table:formula="of:=SUM([.C16:.AF16])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ROUND(ABS([.$B17]-[.C$2])*5*[.$A17]*[.C$1]*RAND())" office:value-type="float" office:value="35" calcext:value-type="float">
            <text:p>35</text:p>
          </table:table-cell>
          <table:table-cell table:formula="of:=ROUND(ABS([.$B17]-[.D$2])*5*[.$A17]*[.D$1]*RAND())" office:value-type="float" office:value="47" calcext:value-type="float">
            <text:p>47</text:p>
          </table:table-cell>
          <table:table-cell table:formula="of:=ROUND(ABS([.$B17]-[.E$2])*5*[.$A17]*[.E$1]*RAND())" office:value-type="float" office:value="40" calcext:value-type="float">
            <text:p>40</text:p>
          </table:table-cell>
          <table:table-cell table:formula="of:=ROUND(ABS([.$B17]-[.F$2])*5*[.$A17]*[.F$1]*RAND())" office:value-type="float" office:value="43" calcext:value-type="float">
            <text:p>43</text:p>
          </table:table-cell>
          <table:table-cell table:formula="of:=ROUND(ABS([.$B17]-[.G$2])*5*[.$A17]*[.G$1]*RAND())" office:value-type="float" office:value="33" calcext:value-type="float">
            <text:p>33</text:p>
          </table:table-cell>
          <table:table-cell table:formula="of:=ROUND(ABS([.$B17]-[.H$2])*5*[.$A17]*[.H$1]*RAND())" office:value-type="float" office:value="33" calcext:value-type="float">
            <text:p>33</text:p>
          </table:table-cell>
          <table:table-cell table:formula="of:=ROUND(ABS([.$B17]-[.I$2])*5*[.$A17]*[.I$1]*RAND())" office:value-type="float" office:value="10" calcext:value-type="float">
            <text:p>10</text:p>
          </table:table-cell>
          <table:table-cell table:formula="of:=ROUND(ABS([.$B17]-[.J$2])*5*[.$A17]*[.J$1]*RAND())" office:value-type="float" office:value="25" calcext:value-type="float">
            <text:p>25</text:p>
          </table:table-cell>
          <table:table-cell table:formula="of:=ROUND(ABS([.$B17]-[.K$2])*5*[.$A17]*[.K$1]*RAND())" office:value-type="float" office:value="13" calcext:value-type="float">
            <text:p>13</text:p>
          </table:table-cell>
          <table:table-cell table:formula="of:=ROUND(ABS([.$B17]-[.L$2])*5*[.$A17]*[.L$1]*RAND())" office:value-type="float" office:value="17" calcext:value-type="float">
            <text:p>17</text:p>
          </table:table-cell>
          <table:table-cell table:formula="of:=ROUND(ABS([.$B17]-[.M$2])*5*[.$A17]*[.M$1]*RAND())" office:value-type="float" office:value="2" calcext:value-type="float">
            <text:p>2</text:p>
          </table:table-cell>
          <table:table-cell table:formula="of:=ROUND(ABS([.$B17]-[.N$2])*5*[.$A17]*[.N$1]*RAND())" office:value-type="float" office:value="12" calcext:value-type="float">
            <text:p>12</text:p>
          </table:table-cell>
          <table:table-cell table:formula="of:=ROUND(ABS([.$B17]-[.O$2])*5*[.$A17]*[.O$1]*RAND())" office:value-type="float" office:value="10" calcext:value-type="float">
            <text:p>10</text:p>
          </table:table-cell>
          <table:table-cell table:formula="of:=ROUND(ABS([.$B17]-[.P$2])*5*[.$A17]*[.P$1]*RAND())" office:value-type="float" office:value="4" calcext:value-type="float">
            <text:p>4</text:p>
          </table:table-cell>
          <table:table-cell table:formula="of:=ROUND(ABS([.$B17]-[.Q$2])*5*[.$A17]*[.Q$1]*RAND())" office:value-type="float" office:value="0" calcext:value-type="float">
            <text:p>0</text:p>
          </table:table-cell>
          <table:table-cell table:formula="of:=ROUND(ABS([.$B17]-[.R$2])*5*[.$A17]*[.R$1]*RAND())" office:value-type="float" office:value="0" calcext:value-type="float">
            <text:p>0</text:p>
          </table:table-cell>
          <table:table-cell table:formula="of:=ROUND(ABS([.$B17]-[.S$2])*5*[.$A17]*[.S$1]*RAND())" office:value-type="float" office:value="1" calcext:value-type="float">
            <text:p>1</text:p>
          </table:table-cell>
          <table:table-cell table:formula="of:=ROUND(ABS([.$B17]-[.T$2])*5*[.$A17]*[.T$1]*RAND())" office:value-type="float" office:value="17" calcext:value-type="float">
            <text:p>17</text:p>
          </table:table-cell>
          <table:table-cell table:formula="of:=ROUND(ABS([.$B17]-[.U$2])*5*[.$A17]*[.U$1]*RAND())" office:value-type="float" office:value="25" calcext:value-type="float">
            <text:p>25</text:p>
          </table:table-cell>
          <table:table-cell table:formula="of:=ROUND(ABS([.$B17]-[.V$2])*5*[.$A17]*[.V$1]*RAND())" office:value-type="float" office:value="23" calcext:value-type="float">
            <text:p>23</text:p>
          </table:table-cell>
          <table:table-cell table:formula="of:=ROUND(ABS([.$B17]-[.W$2])*5*[.$A17]*[.W$1]*RAND())" office:value-type="float" office:value="63" calcext:value-type="float">
            <text:p>63</text:p>
          </table:table-cell>
          <table:table-cell table:formula="of:=ROUND(ABS([.$B17]-[.X$2])*5*[.$A17]*[.X$1]*RAND())" office:value-type="float" office:value="68" calcext:value-type="float">
            <text:p>68</text:p>
          </table:table-cell>
          <table:table-cell table:formula="of:=ROUND(ABS([.$B17]-[.Y$2])*5*[.$A17]*[.Y$1]*RAND())" office:value-type="float" office:value="11" calcext:value-type="float">
            <text:p>11</text:p>
          </table:table-cell>
          <table:table-cell table:formula="of:=ROUND(ABS([.$B17]-[.Z$2])*5*[.$A17]*[.Z$1]*RAND())" office:value-type="float" office:value="41" calcext:value-type="float">
            <text:p>41</text:p>
          </table:table-cell>
          <table:table-cell table:formula="of:=ROUND(ABS([.$B17]-[.AA$2])*5*[.$A17]*[.AA$1]*RAND())" office:value-type="float" office:value="14" calcext:value-type="float">
            <text:p>14</text:p>
          </table:table-cell>
          <table:table-cell table:formula="of:=ROUND(ABS([.$B17]-[.AB$2])*5*[.$A17]*[.AB$1]*RAND())" office:value-type="float" office:value="13" calcext:value-type="float">
            <text:p>13</text:p>
          </table:table-cell>
          <table:table-cell table:formula="of:=ROUND(ABS([.$B17]-[.AC$2])*5*[.$A17]*[.AC$1]*RAND())" office:value-type="float" office:value="33" calcext:value-type="float">
            <text:p>33</text:p>
          </table:table-cell>
          <table:table-cell table:formula="of:=ROUND(ABS([.$B17]-[.AD$2])*5*[.$A17]*[.AD$1]*RAND())" office:value-type="float" office:value="13" calcext:value-type="float">
            <text:p>13</text:p>
          </table:table-cell>
          <table:table-cell table:formula="of:=ROUND(ABS([.$B17]-[.AE$2])*5*[.$A17]*[.AE$1]*RAND())" office:value-type="float" office:value="51" calcext:value-type="float">
            <text:p>51</text:p>
          </table:table-cell>
          <table:table-cell table:formula="of:=ROUND(ABS([.$B17]-[.AF$2])*5*[.$A17]*[.AF$1]*RAND())" office:value-type="float" office:value="30" calcext:value-type="float">
            <text:p>30</text:p>
          </table:table-cell>
          <table:table-cell table:formula="of:=SUM([.C17:.AF17])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ROUND(ABS([.$B18]-[.C$2])*5*[.$A18]*[.C$1]*RAND())" office:value-type="float" office:value="15" calcext:value-type="float">
            <text:p>15</text:p>
          </table:table-cell>
          <table:table-cell table:formula="of:=ROUND(ABS([.$B18]-[.D$2])*5*[.$A18]*[.D$1]*RAND())" office:value-type="float" office:value="57" calcext:value-type="float">
            <text:p>57</text:p>
          </table:table-cell>
          <table:table-cell table:formula="of:=ROUND(ABS([.$B18]-[.E$2])*5*[.$A18]*[.E$1]*RAND())" office:value-type="float" office:value="8" calcext:value-type="float">
            <text:p>8</text:p>
          </table:table-cell>
          <table:table-cell table:formula="of:=ROUND(ABS([.$B18]-[.F$2])*5*[.$A18]*[.F$1]*RAND())" office:value-type="float" office:value="26" calcext:value-type="float">
            <text:p>26</text:p>
          </table:table-cell>
          <table:table-cell table:formula="of:=ROUND(ABS([.$B18]-[.G$2])*5*[.$A18]*[.G$1]*RAND())" office:value-type="float" office:value="17" calcext:value-type="float">
            <text:p>17</text:p>
          </table:table-cell>
          <table:table-cell table:formula="of:=ROUND(ABS([.$B18]-[.H$2])*5*[.$A18]*[.H$1]*RAND())" office:value-type="float" office:value="14" calcext:value-type="float">
            <text:p>14</text:p>
          </table:table-cell>
          <table:table-cell table:formula="of:=ROUND(ABS([.$B18]-[.I$2])*5*[.$A18]*[.I$1]*RAND())" office:value-type="float" office:value="20" calcext:value-type="float">
            <text:p>20</text:p>
          </table:table-cell>
          <table:table-cell table:formula="of:=ROUND(ABS([.$B18]-[.J$2])*5*[.$A18]*[.J$1]*RAND())" office:value-type="float" office:value="28" calcext:value-type="float">
            <text:p>28</text:p>
          </table:table-cell>
          <table:table-cell table:formula="of:=ROUND(ABS([.$B18]-[.K$2])*5*[.$A18]*[.K$1]*RAND())" office:value-type="float" office:value="25" calcext:value-type="float">
            <text:p>25</text:p>
          </table:table-cell>
          <table:table-cell table:formula="of:=ROUND(ABS([.$B18]-[.L$2])*5*[.$A18]*[.L$1]*RAND())" office:value-type="float" office:value="25" calcext:value-type="float">
            <text:p>25</text:p>
          </table:table-cell>
          <table:table-cell table:formula="of:=ROUND(ABS([.$B18]-[.M$2])*5*[.$A18]*[.M$1]*RAND())" office:value-type="float" office:value="13" calcext:value-type="float">
            <text:p>13</text:p>
          </table:table-cell>
          <table:table-cell table:formula="of:=ROUND(ABS([.$B18]-[.N$2])*5*[.$A18]*[.N$1]*RAND())" office:value-type="float" office:value="6" calcext:value-type="float">
            <text:p>6</text:p>
          </table:table-cell>
          <table:table-cell table:formula="of:=ROUND(ABS([.$B18]-[.O$2])*5*[.$A18]*[.O$1]*RAND())" office:value-type="float" office:value="2" calcext:value-type="float">
            <text:p>2</text:p>
          </table:table-cell>
          <table:table-cell table:formula="of:=ROUND(ABS([.$B18]-[.P$2])*5*[.$A18]*[.P$1]*RAND())" office:value-type="float" office:value="4" calcext:value-type="float">
            <text:p>4</text:p>
          </table:table-cell>
          <table:table-cell table:formula="of:=ROUND(ABS([.$B18]-[.Q$2])*5*[.$A18]*[.Q$1]*RAND())" office:value-type="float" office:value="1" calcext:value-type="float">
            <text:p>1</text:p>
          </table:table-cell>
          <table:table-cell table:formula="of:=ROUND(ABS([.$B18]-[.R$2])*5*[.$A18]*[.R$1]*RAND())" office:value-type="float" office:value="0" calcext:value-type="float">
            <text:p>0</text:p>
          </table:table-cell>
          <table:table-cell table:formula="of:=ROUND(ABS([.$B18]-[.S$2])*5*[.$A18]*[.S$1]*RAND())" office:value-type="float" office:value="4" calcext:value-type="float">
            <text:p>4</text:p>
          </table:table-cell>
          <table:table-cell table:formula="of:=ROUND(ABS([.$B18]-[.T$2])*5*[.$A18]*[.T$1]*RAND())" office:value-type="float" office:value="3" calcext:value-type="float">
            <text:p>3</text:p>
          </table:table-cell>
          <table:table-cell table:formula="of:=ROUND(ABS([.$B18]-[.U$2])*5*[.$A18]*[.U$1]*RAND())" office:value-type="float" office:value="11" calcext:value-type="float">
            <text:p>11</text:p>
          </table:table-cell>
          <table:table-cell table:formula="of:=ROUND(ABS([.$B18]-[.V$2])*5*[.$A18]*[.V$1]*RAND())" office:value-type="float" office:value="10" calcext:value-type="float">
            <text:p>10</text:p>
          </table:table-cell>
          <table:table-cell table:formula="of:=ROUND(ABS([.$B18]-[.W$2])*5*[.$A18]*[.W$1]*RAND())" office:value-type="float" office:value="24" calcext:value-type="float">
            <text:p>24</text:p>
          </table:table-cell>
          <table:table-cell table:formula="of:=ROUND(ABS([.$B18]-[.X$2])*5*[.$A18]*[.X$1]*RAND())" office:value-type="float" office:value="46" calcext:value-type="float">
            <text:p>46</text:p>
          </table:table-cell>
          <table:table-cell table:formula="of:=ROUND(ABS([.$B18]-[.Y$2])*5*[.$A18]*[.Y$1]*RAND())" office:value-type="float" office:value="6" calcext:value-type="float">
            <text:p>6</text:p>
          </table:table-cell>
          <table:table-cell table:formula="of:=ROUND(ABS([.$B18]-[.Z$2])*5*[.$A18]*[.Z$1]*RAND())" office:value-type="float" office:value="1" calcext:value-type="float">
            <text:p>1</text:p>
          </table:table-cell>
          <table:table-cell table:formula="of:=ROUND(ABS([.$B18]-[.AA$2])*5*[.$A18]*[.AA$1]*RAND())" office:value-type="float" office:value="43" calcext:value-type="float">
            <text:p>43</text:p>
          </table:table-cell>
          <table:table-cell table:formula="of:=ROUND(ABS([.$B18]-[.AB$2])*5*[.$A18]*[.AB$1]*RAND())" office:value-type="float" office:value="13" calcext:value-type="float">
            <text:p>13</text:p>
          </table:table-cell>
          <table:table-cell table:formula="of:=ROUND(ABS([.$B18]-[.AC$2])*5*[.$A18]*[.AC$1]*RAND())" office:value-type="float" office:value="28" calcext:value-type="float">
            <text:p>28</text:p>
          </table:table-cell>
          <table:table-cell table:formula="of:=ROUND(ABS([.$B18]-[.AD$2])*5*[.$A18]*[.AD$1]*RAND())" office:value-type="float" office:value="25" calcext:value-type="float">
            <text:p>25</text:p>
          </table:table-cell>
          <table:table-cell table:formula="of:=ROUND(ABS([.$B18]-[.AE$2])*5*[.$A18]*[.AE$1]*RAND())" office:value-type="float" office:value="40" calcext:value-type="float">
            <text:p>40</text:p>
          </table:table-cell>
          <table:table-cell table:formula="of:=ROUND(ABS([.$B18]-[.AF$2])*5*[.$A18]*[.AF$1]*RAND())" office:value-type="float" office:value="12" calcext:value-type="float">
            <text:p>12</text:p>
          </table:table-cell>
          <table:table-cell table:formula="of:=SUM([.C18:.AF18])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ROUND(ABS([.$B19]-[.C$2])*5*[.$A19]*[.C$1]*RAND())" office:value-type="float" office:value="63" calcext:value-type="float">
            <text:p>63</text:p>
          </table:table-cell>
          <table:table-cell table:formula="of:=ROUND(ABS([.$B19]-[.D$2])*5*[.$A19]*[.D$1]*RAND())" office:value-type="float" office:value="69" calcext:value-type="float">
            <text:p>69</text:p>
          </table:table-cell>
          <table:table-cell table:formula="of:=ROUND(ABS([.$B19]-[.E$2])*5*[.$A19]*[.E$1]*RAND())" office:value-type="float" office:value="50" calcext:value-type="float">
            <text:p>50</text:p>
          </table:table-cell>
          <table:table-cell table:formula="of:=ROUND(ABS([.$B19]-[.F$2])*5*[.$A19]*[.F$1]*RAND())" office:value-type="float" office:value="59" calcext:value-type="float">
            <text:p>59</text:p>
          </table:table-cell>
          <table:table-cell table:formula="of:=ROUND(ABS([.$B19]-[.G$2])*5*[.$A19]*[.G$1]*RAND())" office:value-type="float" office:value="7" calcext:value-type="float">
            <text:p>7</text:p>
          </table:table-cell>
          <table:table-cell table:formula="of:=ROUND(ABS([.$B19]-[.H$2])*5*[.$A19]*[.H$1]*RAND())" office:value-type="float" office:value="52" calcext:value-type="float">
            <text:p>52</text:p>
          </table:table-cell>
          <table:table-cell table:formula="of:=ROUND(ABS([.$B19]-[.I$2])*5*[.$A19]*[.I$1]*RAND())" office:value-type="float" office:value="21" calcext:value-type="float">
            <text:p>21</text:p>
          </table:table-cell>
          <table:table-cell table:formula="of:=ROUND(ABS([.$B19]-[.J$2])*5*[.$A19]*[.J$1]*RAND())" office:value-type="float" office:value="23" calcext:value-type="float">
            <text:p>23</text:p>
          </table:table-cell>
          <table:table-cell table:formula="of:=ROUND(ABS([.$B19]-[.K$2])*5*[.$A19]*[.K$1]*RAND())" office:value-type="float" office:value="18" calcext:value-type="float">
            <text:p>18</text:p>
          </table:table-cell>
          <table:table-cell table:formula="of:=ROUND(ABS([.$B19]-[.L$2])*5*[.$A19]*[.L$1]*RAND())" office:value-type="float" office:value="10" calcext:value-type="float">
            <text:p>10</text:p>
          </table:table-cell>
          <table:table-cell table:formula="of:=ROUND(ABS([.$B19]-[.M$2])*5*[.$A19]*[.M$1]*RAND())" office:value-type="float" office:value="29" calcext:value-type="float">
            <text:p>29</text:p>
          </table:table-cell>
          <table:table-cell table:formula="of:=ROUND(ABS([.$B19]-[.N$2])*5*[.$A19]*[.N$1]*RAND())" office:value-type="float" office:value="16" calcext:value-type="float">
            <text:p>16</text:p>
          </table:table-cell>
          <table:table-cell table:formula="of:=ROUND(ABS([.$B19]-[.O$2])*5*[.$A19]*[.O$1]*RAND())" office:value-type="float" office:value="4" calcext:value-type="float">
            <text:p>4</text:p>
          </table:table-cell>
          <table:table-cell table:formula="of:=ROUND(ABS([.$B19]-[.P$2])*5*[.$A19]*[.P$1]*RAND())" office:value-type="float" office:value="14" calcext:value-type="float">
            <text:p>14</text:p>
          </table:table-cell>
          <table:table-cell table:formula="of:=ROUND(ABS([.$B19]-[.Q$2])*5*[.$A19]*[.Q$1]*RAND())" office:value-type="float" office:value="3" calcext:value-type="float">
            <text:p>3</text:p>
          </table:table-cell>
          <table:table-cell table:formula="of:=ROUND(ABS([.$B19]-[.R$2])*5*[.$A19]*[.R$1]*RAND())" office:value-type="float" office:value="1" calcext:value-type="float">
            <text:p>1</text:p>
          </table:table-cell>
          <table:table-cell table:formula="of:=ROUND(ABS([.$B19]-[.S$2])*5*[.$A19]*[.S$1]*RAND())" office:value-type="float" office:value="0" calcext:value-type="float">
            <text:p>0</text:p>
          </table:table-cell>
          <table:table-cell table:formula="of:=ROUND(ABS([.$B19]-[.T$2])*5*[.$A19]*[.T$1]*RAND())" office:value-type="float" office:value="0" calcext:value-type="float">
            <text:p>0</text:p>
          </table:table-cell>
          <table:table-cell table:formula="of:=ROUND(ABS([.$B19]-[.U$2])*5*[.$A19]*[.U$1]*RAND())" office:value-type="float" office:value="24" calcext:value-type="float">
            <text:p>24</text:p>
          </table:table-cell>
          <table:table-cell table:formula="of:=ROUND(ABS([.$B19]-[.V$2])*5*[.$A19]*[.V$1]*RAND())" office:value-type="float" office:value="37" calcext:value-type="float">
            <text:p>37</text:p>
          </table:table-cell>
          <table:table-cell table:formula="of:=ROUND(ABS([.$B19]-[.W$2])*5*[.$A19]*[.W$1]*RAND())" office:value-type="float" office:value="38" calcext:value-type="float">
            <text:p>38</text:p>
          </table:table-cell>
          <table:table-cell table:formula="of:=ROUND(ABS([.$B19]-[.X$2])*5*[.$A19]*[.X$1]*RAND())" office:value-type="float" office:value="2" calcext:value-type="float">
            <text:p>2</text:p>
          </table:table-cell>
          <table:table-cell table:formula="of:=ROUND(ABS([.$B19]-[.Y$2])*5*[.$A19]*[.Y$1]*RAND())" office:value-type="float" office:value="4" calcext:value-type="float">
            <text:p>4</text:p>
          </table:table-cell>
          <table:table-cell table:formula="of:=ROUND(ABS([.$B19]-[.Z$2])*5*[.$A19]*[.Z$1]*RAND())" office:value-type="float" office:value="15" calcext:value-type="float">
            <text:p>15</text:p>
          </table:table-cell>
          <table:table-cell table:formula="of:=ROUND(ABS([.$B19]-[.AA$2])*5*[.$A19]*[.AA$1]*RAND())" office:value-type="float" office:value="34" calcext:value-type="float">
            <text:p>34</text:p>
          </table:table-cell>
          <table:table-cell table:formula="of:=ROUND(ABS([.$B19]-[.AB$2])*5*[.$A19]*[.AB$1]*RAND())" office:value-type="float" office:value="36" calcext:value-type="float">
            <text:p>36</text:p>
          </table:table-cell>
          <table:table-cell table:formula="of:=ROUND(ABS([.$B19]-[.AC$2])*5*[.$A19]*[.AC$1]*RAND())" office:value-type="float" office:value="30" calcext:value-type="float">
            <text:p>30</text:p>
          </table:table-cell>
          <table:table-cell table:formula="of:=ROUND(ABS([.$B19]-[.AD$2])*5*[.$A19]*[.AD$1]*RAND())" office:value-type="float" office:value="22" calcext:value-type="float">
            <text:p>22</text:p>
          </table:table-cell>
          <table:table-cell table:formula="of:=ROUND(ABS([.$B19]-[.AE$2])*5*[.$A19]*[.AE$1]*RAND())" office:value-type="float" office:value="42" calcext:value-type="float">
            <text:p>42</text:p>
          </table:table-cell>
          <table:table-cell table:formula="of:=ROUND(ABS([.$B19]-[.AF$2])*5*[.$A19]*[.AF$1]*RAND())" office:value-type="float" office:value="14" calcext:value-type="float">
            <text:p>14</text:p>
          </table:table-cell>
          <table:table-cell table:formula="of:=SUM([.C19:.AF19])"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ROUND(ABS([.$B20]-[.C$2])*5*[.$A20]*[.C$1]*RAND())" office:value-type="float" office:value="75" calcext:value-type="float">
            <text:p>75</text:p>
          </table:table-cell>
          <table:table-cell table:formula="of:=ROUND(ABS([.$B20]-[.D$2])*5*[.$A20]*[.D$1]*RAND())" office:value-type="float" office:value="22" calcext:value-type="float">
            <text:p>22</text:p>
          </table:table-cell>
          <table:table-cell table:formula="of:=ROUND(ABS([.$B20]-[.E$2])*5*[.$A20]*[.E$1]*RAND())" office:value-type="float" office:value="34" calcext:value-type="float">
            <text:p>34</text:p>
          </table:table-cell>
          <table:table-cell table:formula="of:=ROUND(ABS([.$B20]-[.F$2])*5*[.$A20]*[.F$1]*RAND())" office:value-type="float" office:value="51" calcext:value-type="float">
            <text:p>51</text:p>
          </table:table-cell>
          <table:table-cell table:formula="of:=ROUND(ABS([.$B20]-[.G$2])*5*[.$A20]*[.G$1]*RAND())" office:value-type="float" office:value="43" calcext:value-type="float">
            <text:p>43</text:p>
          </table:table-cell>
          <table:table-cell table:formula="of:=ROUND(ABS([.$B20]-[.H$2])*5*[.$A20]*[.H$1]*RAND())" office:value-type="float" office:value="42" calcext:value-type="float">
            <text:p>42</text:p>
          </table:table-cell>
          <table:table-cell table:formula="of:=ROUND(ABS([.$B20]-[.I$2])*5*[.$A20]*[.I$1]*RAND())" office:value-type="float" office:value="41" calcext:value-type="float">
            <text:p>41</text:p>
          </table:table-cell>
          <table:table-cell table:formula="of:=ROUND(ABS([.$B20]-[.J$2])*5*[.$A20]*[.J$1]*RAND())" office:value-type="float" office:value="4" calcext:value-type="float">
            <text:p>4</text:p>
          </table:table-cell>
          <table:table-cell table:formula="of:=ROUND(ABS([.$B20]-[.K$2])*5*[.$A20]*[.K$1]*RAND())" office:value-type="float" office:value="28" calcext:value-type="float">
            <text:p>28</text:p>
          </table:table-cell>
          <table:table-cell table:formula="of:=ROUND(ABS([.$B20]-[.L$2])*5*[.$A20]*[.L$1]*RAND())" office:value-type="float" office:value="0" calcext:value-type="float">
            <text:p>0</text:p>
          </table:table-cell>
          <table:table-cell table:formula="of:=ROUND(ABS([.$B20]-[.M$2])*5*[.$A20]*[.M$1]*RAND())" office:value-type="float" office:value="14" calcext:value-type="float">
            <text:p>14</text:p>
          </table:table-cell>
          <table:table-cell table:formula="of:=ROUND(ABS([.$B20]-[.N$2])*5*[.$A20]*[.N$1]*RAND())" office:value-type="float" office:value="20" calcext:value-type="float">
            <text:p>20</text:p>
          </table:table-cell>
          <table:table-cell table:formula="of:=ROUND(ABS([.$B20]-[.O$2])*5*[.$A20]*[.O$1]*RAND())" office:value-type="float" office:value="23" calcext:value-type="float">
            <text:p>23</text:p>
          </table:table-cell>
          <table:table-cell table:formula="of:=ROUND(ABS([.$B20]-[.P$2])*5*[.$A20]*[.P$1]*RAND())" office:value-type="float" office:value="3" calcext:value-type="float">
            <text:p>3</text:p>
          </table:table-cell>
          <table:table-cell table:formula="of:=ROUND(ABS([.$B20]-[.Q$2])*5*[.$A20]*[.Q$1]*RAND())" office:value-type="float" office:value="4" calcext:value-type="float">
            <text:p>4</text:p>
          </table:table-cell>
          <table:table-cell table:formula="of:=ROUND(ABS([.$B20]-[.R$2])*5*[.$A20]*[.R$1]*RAND())" office:value-type="float" office:value="6" calcext:value-type="float">
            <text:p>6</text:p>
          </table:table-cell>
          <table:table-cell table:formula="of:=ROUND(ABS([.$B20]-[.S$2])*5*[.$A20]*[.S$1]*RAND())" office:value-type="float" office:value="4" calcext:value-type="float">
            <text:p>4</text:p>
          </table:table-cell>
          <table:table-cell table:formula="of:=ROUND(ABS([.$B20]-[.T$2])*5*[.$A20]*[.T$1]*RAND())" office:value-type="float" office:value="0" calcext:value-type="float">
            <text:p>0</text:p>
          </table:table-cell>
          <table:table-cell table:formula="of:=ROUND(ABS([.$B20]-[.U$2])*5*[.$A20]*[.U$1]*RAND())" office:value-type="float" office:value="11" calcext:value-type="float">
            <text:p>11</text:p>
          </table:table-cell>
          <table:table-cell table:formula="of:=ROUND(ABS([.$B20]-[.V$2])*5*[.$A20]*[.V$1]*RAND())" office:value-type="float" office:value="1" calcext:value-type="float">
            <text:p>1</text:p>
          </table:table-cell>
          <table:table-cell table:formula="of:=ROUND(ABS([.$B20]-[.W$2])*5*[.$A20]*[.W$1]*RAND())" office:value-type="float" office:value="18" calcext:value-type="float">
            <text:p>18</text:p>
          </table:table-cell>
          <table:table-cell table:formula="of:=ROUND(ABS([.$B20]-[.X$2])*5*[.$A20]*[.X$1]*RAND())" office:value-type="float" office:value="24" calcext:value-type="float">
            <text:p>24</text:p>
          </table:table-cell>
          <table:table-cell table:formula="of:=ROUND(ABS([.$B20]-[.Y$2])*5*[.$A20]*[.Y$1]*RAND())" office:value-type="float" office:value="8" calcext:value-type="float">
            <text:p>8</text:p>
          </table:table-cell>
          <table:table-cell table:formula="of:=ROUND(ABS([.$B20]-[.Z$2])*5*[.$A20]*[.Z$1]*RAND())" office:value-type="float" office:value="30" calcext:value-type="float">
            <text:p>30</text:p>
          </table:table-cell>
          <table:table-cell table:formula="of:=ROUND(ABS([.$B20]-[.AA$2])*5*[.$A20]*[.AA$1]*RAND())" office:value-type="float" office:value="27" calcext:value-type="float">
            <text:p>27</text:p>
          </table:table-cell>
          <table:table-cell table:formula="of:=ROUND(ABS([.$B20]-[.AB$2])*5*[.$A20]*[.AB$1]*RAND())" office:value-type="float" office:value="12" calcext:value-type="float">
            <text:p>12</text:p>
          </table:table-cell>
          <table:table-cell table:formula="of:=ROUND(ABS([.$B20]-[.AC$2])*5*[.$A20]*[.AC$1]*RAND())" office:value-type="float" office:value="30" calcext:value-type="float">
            <text:p>30</text:p>
          </table:table-cell>
          <table:table-cell table:formula="of:=ROUND(ABS([.$B20]-[.AD$2])*5*[.$A20]*[.AD$1]*RAND())" office:value-type="float" office:value="49" calcext:value-type="float">
            <text:p>49</text:p>
          </table:table-cell>
          <table:table-cell table:formula="of:=ROUND(ABS([.$B20]-[.AE$2])*5*[.$A20]*[.AE$1]*RAND())" office:value-type="float" office:value="22" calcext:value-type="float">
            <text:p>22</text:p>
          </table:table-cell>
          <table:table-cell table:formula="of:=ROUND(ABS([.$B20]-[.AF$2])*5*[.$A20]*[.AF$1]*RAND())" office:value-type="float" office:value="60" calcext:value-type="float">
            <text:p>60</text:p>
          </table:table-cell>
          <table:table-cell table:formula="of:=SUM([.C20:.AF20])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ROUND(ABS([.$B21]-[.C$2])*5*[.$A21]*[.C$1]*RAND())" office:value-type="float" office:value="56" calcext:value-type="float">
            <text:p>56</text:p>
          </table:table-cell>
          <table:table-cell table:formula="of:=ROUND(ABS([.$B21]-[.D$2])*5*[.$A21]*[.D$1]*RAND())" office:value-type="float" office:value="18" calcext:value-type="float">
            <text:p>18</text:p>
          </table:table-cell>
          <table:table-cell table:formula="of:=ROUND(ABS([.$B21]-[.E$2])*5*[.$A21]*[.E$1]*RAND())" office:value-type="float" office:value="22" calcext:value-type="float">
            <text:p>22</text:p>
          </table:table-cell>
          <table:table-cell table:formula="of:=ROUND(ABS([.$B21]-[.F$2])*5*[.$A21]*[.F$1]*RAND())" office:value-type="float" office:value="2" calcext:value-type="float">
            <text:p>2</text:p>
          </table:table-cell>
          <table:table-cell table:formula="of:=ROUND(ABS([.$B21]-[.G$2])*5*[.$A21]*[.G$1]*RAND())" office:value-type="float" office:value="20" calcext:value-type="float">
            <text:p>20</text:p>
          </table:table-cell>
          <table:table-cell table:formula="of:=ROUND(ABS([.$B21]-[.H$2])*5*[.$A21]*[.H$1]*RAND())" office:value-type="float" office:value="35" calcext:value-type="float">
            <text:p>35</text:p>
          </table:table-cell>
          <table:table-cell table:formula="of:=ROUND(ABS([.$B21]-[.I$2])*5*[.$A21]*[.I$1]*RAND())" office:value-type="float" office:value="7" calcext:value-type="float">
            <text:p>7</text:p>
          </table:table-cell>
          <table:table-cell table:formula="of:=ROUND(ABS([.$B21]-[.J$2])*5*[.$A21]*[.J$1]*RAND())" office:value-type="float" office:value="4" calcext:value-type="float">
            <text:p>4</text:p>
          </table:table-cell>
          <table:table-cell table:formula="of:=ROUND(ABS([.$B21]-[.K$2])*5*[.$A21]*[.K$1]*RAND())" office:value-type="float" office:value="35" calcext:value-type="float">
            <text:p>35</text:p>
          </table:table-cell>
          <table:table-cell table:formula="of:=ROUND(ABS([.$B21]-[.L$2])*5*[.$A21]*[.L$1]*RAND())" office:value-type="float" office:value="44" calcext:value-type="float">
            <text:p>44</text:p>
          </table:table-cell>
          <table:table-cell table:formula="of:=ROUND(ABS([.$B21]-[.M$2])*5*[.$A21]*[.M$1]*RAND())" office:value-type="float" office:value="17" calcext:value-type="float">
            <text:p>17</text:p>
          </table:table-cell>
          <table:table-cell table:formula="of:=ROUND(ABS([.$B21]-[.N$2])*5*[.$A21]*[.N$1]*RAND())" office:value-type="float" office:value="3" calcext:value-type="float">
            <text:p>3</text:p>
          </table:table-cell>
          <table:table-cell table:formula="of:=ROUND(ABS([.$B21]-[.O$2])*5*[.$A21]*[.O$1]*RAND())" office:value-type="float" office:value="6" calcext:value-type="float">
            <text:p>6</text:p>
          </table:table-cell>
          <table:table-cell table:formula="of:=ROUND(ABS([.$B21]-[.P$2])*5*[.$A21]*[.P$1]*RAND())" office:value-type="float" office:value="12" calcext:value-type="float">
            <text:p>12</text:p>
          </table:table-cell>
          <table:table-cell table:formula="of:=ROUND(ABS([.$B21]-[.Q$2])*5*[.$A21]*[.Q$1]*RAND())" office:value-type="float" office:value="17" calcext:value-type="float">
            <text:p>17</text:p>
          </table:table-cell>
          <table:table-cell table:formula="of:=ROUND(ABS([.$B21]-[.R$2])*5*[.$A21]*[.R$1]*RAND())" office:value-type="float" office:value="12" calcext:value-type="float">
            <text:p>12</text:p>
          </table:table-cell>
          <table:table-cell table:formula="of:=ROUND(ABS([.$B21]-[.S$2])*5*[.$A21]*[.S$1]*RAND())" office:value-type="float" office:value="7" calcext:value-type="float">
            <text:p>7</text:p>
          </table:table-cell>
          <table:table-cell table:formula="of:=ROUND(ABS([.$B21]-[.T$2])*5*[.$A21]*[.T$1]*RAND())" office:value-type="float" office:value="6" calcext:value-type="float">
            <text:p>6</text:p>
          </table:table-cell>
          <table:table-cell table:formula="of:=ROUND(ABS([.$B21]-[.U$2])*5*[.$A21]*[.U$1]*RAND())" office:value-type="float" office:value="0" calcext:value-type="float">
            <text:p>0</text:p>
          </table:table-cell>
          <table:table-cell table:formula="of:=ROUND(ABS([.$B21]-[.V$2])*5*[.$A21]*[.V$1]*RAND())" office:value-type="float" office:value="14" calcext:value-type="float">
            <text:p>14</text:p>
          </table:table-cell>
          <table:table-cell table:formula="of:=ROUND(ABS([.$B21]-[.W$2])*5*[.$A21]*[.W$1]*RAND())" office:value-type="float" office:value="18" calcext:value-type="float">
            <text:p>18</text:p>
          </table:table-cell>
          <table:table-cell table:formula="of:=ROUND(ABS([.$B21]-[.X$2])*5*[.$A21]*[.X$1]*RAND())" office:value-type="float" office:value="12" calcext:value-type="float">
            <text:p>12</text:p>
          </table:table-cell>
          <table:table-cell table:formula="of:=ROUND(ABS([.$B21]-[.Y$2])*5*[.$A21]*[.Y$1]*RAND())" office:value-type="float" office:value="4" calcext:value-type="float">
            <text:p>4</text:p>
          </table:table-cell>
          <table:table-cell table:formula="of:=ROUND(ABS([.$B21]-[.Z$2])*5*[.$A21]*[.Z$1]*RAND())" office:value-type="float" office:value="17" calcext:value-type="float">
            <text:p>17</text:p>
          </table:table-cell>
          <table:table-cell table:formula="of:=ROUND(ABS([.$B21]-[.AA$2])*5*[.$A21]*[.AA$1]*RAND())" office:value-type="float" office:value="4" calcext:value-type="float">
            <text:p>4</text:p>
          </table:table-cell>
          <table:table-cell table:formula="of:=ROUND(ABS([.$B21]-[.AB$2])*5*[.$A21]*[.AB$1]*RAND())" office:value-type="float" office:value="31" calcext:value-type="float">
            <text:p>31</text:p>
          </table:table-cell>
          <table:table-cell table:formula="of:=ROUND(ABS([.$B21]-[.AC$2])*5*[.$A21]*[.AC$1]*RAND())" office:value-type="float" office:value="7" calcext:value-type="float">
            <text:p>7</text:p>
          </table:table-cell>
          <table:table-cell table:formula="of:=ROUND(ABS([.$B21]-[.AD$2])*5*[.$A21]*[.AD$1]*RAND())" office:value-type="float" office:value="0" calcext:value-type="float">
            <text:p>0</text:p>
          </table:table-cell>
          <table:table-cell table:formula="of:=ROUND(ABS([.$B21]-[.AE$2])*5*[.$A21]*[.AE$1]*RAND())" office:value-type="float" office:value="42" calcext:value-type="float">
            <text:p>42</text:p>
          </table:table-cell>
          <table:table-cell table:formula="of:=ROUND(ABS([.$B21]-[.AF$2])*5*[.$A21]*[.AF$1]*RAND())" office:value-type="float" office:value="47" calcext:value-type="float">
            <text:p>47</text:p>
          </table:table-cell>
          <table:table-cell table:formula="of:=SUM([.C21:.AF21])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ROUND(ABS([.$B22]-[.C$2])*5*[.$A22]*[.C$1]*RAND())" office:value-type="float" office:value="39" calcext:value-type="float">
            <text:p>39</text:p>
          </table:table-cell>
          <table:table-cell table:formula="of:=ROUND(ABS([.$B22]-[.D$2])*5*[.$A22]*[.D$1]*RAND())" office:value-type="float" office:value="61" calcext:value-type="float">
            <text:p>61</text:p>
          </table:table-cell>
          <table:table-cell table:formula="of:=ROUND(ABS([.$B22]-[.E$2])*5*[.$A22]*[.E$1]*RAND())" office:value-type="float" office:value="3" calcext:value-type="float">
            <text:p>3</text:p>
          </table:table-cell>
          <table:table-cell table:formula="of:=ROUND(ABS([.$B22]-[.F$2])*5*[.$A22]*[.F$1]*RAND())" office:value-type="float" office:value="52" calcext:value-type="float">
            <text:p>52</text:p>
          </table:table-cell>
          <table:table-cell table:formula="of:=ROUND(ABS([.$B22]-[.G$2])*5*[.$A22]*[.G$1]*RAND())" office:value-type="float" office:value="44" calcext:value-type="float">
            <text:p>44</text:p>
          </table:table-cell>
          <table:table-cell table:formula="of:=ROUND(ABS([.$B22]-[.H$2])*5*[.$A22]*[.H$1]*RAND())" office:value-type="float" office:value="39" calcext:value-type="float">
            <text:p>39</text:p>
          </table:table-cell>
          <table:table-cell table:formula="of:=ROUND(ABS([.$B22]-[.I$2])*5*[.$A22]*[.I$1]*RAND())" office:value-type="float" office:value="64" calcext:value-type="float">
            <text:p>64</text:p>
          </table:table-cell>
          <table:table-cell table:formula="of:=ROUND(ABS([.$B22]-[.J$2])*5*[.$A22]*[.J$1]*RAND())" office:value-type="float" office:value="31" calcext:value-type="float">
            <text:p>31</text:p>
          </table:table-cell>
          <table:table-cell table:formula="of:=ROUND(ABS([.$B22]-[.K$2])*5*[.$A22]*[.K$1]*RAND())" office:value-type="float" office:value="26" calcext:value-type="float">
            <text:p>26</text:p>
          </table:table-cell>
          <table:table-cell table:formula="of:=ROUND(ABS([.$B22]-[.L$2])*5*[.$A22]*[.L$1]*RAND())" office:value-type="float" office:value="1" calcext:value-type="float">
            <text:p>1</text:p>
          </table:table-cell>
          <table:table-cell table:formula="of:=ROUND(ABS([.$B22]-[.M$2])*5*[.$A22]*[.M$1]*RAND())" office:value-type="float" office:value="9" calcext:value-type="float">
            <text:p>9</text:p>
          </table:table-cell>
          <table:table-cell table:formula="of:=ROUND(ABS([.$B22]-[.N$2])*5*[.$A22]*[.N$1]*RAND())" office:value-type="float" office:value="27" calcext:value-type="float">
            <text:p>27</text:p>
          </table:table-cell>
          <table:table-cell table:formula="of:=ROUND(ABS([.$B22]-[.O$2])*5*[.$A22]*[.O$1]*RAND())" office:value-type="float" office:value="4" calcext:value-type="float">
            <text:p>4</text:p>
          </table:table-cell>
          <table:table-cell table:formula="of:=ROUND(ABS([.$B22]-[.P$2])*5*[.$A22]*[.P$1]*RAND())" office:value-type="float" office:value="7" calcext:value-type="float">
            <text:p>7</text:p>
          </table:table-cell>
          <table:table-cell table:formula="of:=ROUND(ABS([.$B22]-[.Q$2])*5*[.$A22]*[.Q$1]*RAND())" office:value-type="float" office:value="3" calcext:value-type="float">
            <text:p>3</text:p>
          </table:table-cell>
          <table:table-cell table:formula="of:=ROUND(ABS([.$B22]-[.R$2])*5*[.$A22]*[.R$1]*RAND())" office:value-type="float" office:value="6" calcext:value-type="float">
            <text:p>6</text:p>
          </table:table-cell>
          <table:table-cell table:formula="of:=ROUND(ABS([.$B22]-[.S$2])*5*[.$A22]*[.S$1]*RAND())" office:value-type="float" office:value="1" calcext:value-type="float">
            <text:p>1</text:p>
          </table:table-cell>
          <table:table-cell table:formula="of:=ROUND(ABS([.$B22]-[.T$2])*5*[.$A22]*[.T$1]*RAND())" office:value-type="float" office:value="4" calcext:value-type="float">
            <text:p>4</text:p>
          </table:table-cell>
          <table:table-cell table:formula="of:=ROUND(ABS([.$B22]-[.U$2])*5*[.$A22]*[.U$1]*RAND())" office:value-type="float" office:value="5" calcext:value-type="float">
            <text:p>5</text:p>
          </table:table-cell>
          <table:table-cell table:formula="of:=ROUND(ABS([.$B22]-[.V$2])*5*[.$A22]*[.V$1]*RAND())" office:value-type="float" office:value="0" calcext:value-type="float">
            <text:p>0</text:p>
          </table:table-cell>
          <table:table-cell table:formula="of:=ROUND(ABS([.$B22]-[.W$2])*5*[.$A22]*[.W$1]*RAND())" office:value-type="float" office:value="11" calcext:value-type="float">
            <text:p>11</text:p>
          </table:table-cell>
          <table:table-cell table:formula="of:=ROUND(ABS([.$B22]-[.X$2])*5*[.$A22]*[.X$1]*RAND())" office:value-type="float" office:value="8" calcext:value-type="float">
            <text:p>8</text:p>
          </table:table-cell>
          <table:table-cell table:formula="of:=ROUND(ABS([.$B22]-[.Y$2])*5*[.$A22]*[.Y$1]*RAND())" office:value-type="float" office:value="10" calcext:value-type="float">
            <text:p>10</text:p>
          </table:table-cell>
          <table:table-cell table:formula="of:=ROUND(ABS([.$B22]-[.Z$2])*5*[.$A22]*[.Z$1]*RAND())" office:value-type="float" office:value="11" calcext:value-type="float">
            <text:p>11</text:p>
          </table:table-cell>
          <table:table-cell table:formula="of:=ROUND(ABS([.$B22]-[.AA$2])*5*[.$A22]*[.AA$1]*RAND())" office:value-type="float" office:value="17" calcext:value-type="float">
            <text:p>17</text:p>
          </table:table-cell>
          <table:table-cell table:formula="of:=ROUND(ABS([.$B22]-[.AB$2])*5*[.$A22]*[.AB$1]*RAND())" office:value-type="float" office:value="0" calcext:value-type="float">
            <text:p>0</text:p>
          </table:table-cell>
          <table:table-cell table:formula="of:=ROUND(ABS([.$B22]-[.AC$2])*5*[.$A22]*[.AC$1]*RAND())" office:value-type="float" office:value="21" calcext:value-type="float">
            <text:p>21</text:p>
          </table:table-cell>
          <table:table-cell table:formula="of:=ROUND(ABS([.$B22]-[.AD$2])*5*[.$A22]*[.AD$1]*RAND())" office:value-type="float" office:value="31" calcext:value-type="float">
            <text:p>31</text:p>
          </table:table-cell>
          <table:table-cell table:formula="of:=ROUND(ABS([.$B22]-[.AE$2])*5*[.$A22]*[.AE$1]*RAND())" office:value-type="float" office:value="4" calcext:value-type="float">
            <text:p>4</text:p>
          </table:table-cell>
          <table:table-cell table:formula="of:=ROUND(ABS([.$B22]-[.AF$2])*5*[.$A22]*[.AF$1]*RAND())" office:value-type="float" office:value="10" calcext:value-type="float">
            <text:p>10</text:p>
          </table:table-cell>
          <table:table-cell table:formula="of:=SUM([.C22:.AF22])"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ROUND(ABS([.$B23]-[.C$2])*5*[.$A23]*[.C$1]*RAND())" office:value-type="float" office:value="91" calcext:value-type="float">
            <text:p>91</text:p>
          </table:table-cell>
          <table:table-cell table:formula="of:=ROUND(ABS([.$B23]-[.D$2])*5*[.$A23]*[.D$1]*RAND())" office:value-type="float" office:value="78" calcext:value-type="float">
            <text:p>78</text:p>
          </table:table-cell>
          <table:table-cell table:formula="of:=ROUND(ABS([.$B23]-[.E$2])*5*[.$A23]*[.E$1]*RAND())" office:value-type="float" office:value="60" calcext:value-type="float">
            <text:p>60</text:p>
          </table:table-cell>
          <table:table-cell table:formula="of:=ROUND(ABS([.$B23]-[.F$2])*5*[.$A23]*[.F$1]*RAND())" office:value-type="float" office:value="45" calcext:value-type="float">
            <text:p>45</text:p>
          </table:table-cell>
          <table:table-cell table:formula="of:=ROUND(ABS([.$B23]-[.G$2])*5*[.$A23]*[.G$1]*RAND())" office:value-type="float" office:value="75" calcext:value-type="float">
            <text:p>75</text:p>
          </table:table-cell>
          <table:table-cell table:formula="of:=ROUND(ABS([.$B23]-[.H$2])*5*[.$A23]*[.H$1]*RAND())" office:value-type="float" office:value="22" calcext:value-type="float">
            <text:p>22</text:p>
          </table:table-cell>
          <table:table-cell table:formula="of:=ROUND(ABS([.$B23]-[.I$2])*5*[.$A23]*[.I$1]*RAND())" office:value-type="float" office:value="14" calcext:value-type="float">
            <text:p>14</text:p>
          </table:table-cell>
          <table:table-cell table:formula="of:=ROUND(ABS([.$B23]-[.J$2])*5*[.$A23]*[.J$1]*RAND())" office:value-type="float" office:value="46" calcext:value-type="float">
            <text:p>46</text:p>
          </table:table-cell>
          <table:table-cell table:formula="of:=ROUND(ABS([.$B23]-[.K$2])*5*[.$A23]*[.K$1]*RAND())" office:value-type="float" office:value="37" calcext:value-type="float">
            <text:p>37</text:p>
          </table:table-cell>
          <table:table-cell table:formula="of:=ROUND(ABS([.$B23]-[.L$2])*5*[.$A23]*[.L$1]*RAND())" office:value-type="float" office:value="50" calcext:value-type="float">
            <text:p>50</text:p>
          </table:table-cell>
          <table:table-cell table:formula="of:=ROUND(ABS([.$B23]-[.M$2])*5*[.$A23]*[.M$1]*RAND())" office:value-type="float" office:value="49" calcext:value-type="float">
            <text:p>49</text:p>
          </table:table-cell>
          <table:table-cell table:formula="of:=ROUND(ABS([.$B23]-[.N$2])*5*[.$A23]*[.N$1]*RAND())" office:value-type="float" office:value="35" calcext:value-type="float">
            <text:p>35</text:p>
          </table:table-cell>
          <table:table-cell table:formula="of:=ROUND(ABS([.$B23]-[.O$2])*5*[.$A23]*[.O$1]*RAND())" office:value-type="float" office:value="33" calcext:value-type="float">
            <text:p>33</text:p>
          </table:table-cell>
          <table:table-cell table:formula="of:=ROUND(ABS([.$B23]-[.P$2])*5*[.$A23]*[.P$1]*RAND())" office:value-type="float" office:value="24" calcext:value-type="float">
            <text:p>24</text:p>
          </table:table-cell>
          <table:table-cell table:formula="of:=ROUND(ABS([.$B23]-[.Q$2])*5*[.$A23]*[.Q$1]*RAND())" office:value-type="float" office:value="4" calcext:value-type="float">
            <text:p>4</text:p>
          </table:table-cell>
          <table:table-cell table:formula="of:=ROUND(ABS([.$B23]-[.R$2])*5*[.$A23]*[.R$1]*RAND())" office:value-type="float" office:value="5" calcext:value-type="float">
            <text:p>5</text:p>
          </table:table-cell>
          <table:table-cell table:formula="of:=ROUND(ABS([.$B23]-[.S$2])*5*[.$A23]*[.S$1]*RAND())" office:value-type="float" office:value="7" calcext:value-type="float">
            <text:p>7</text:p>
          </table:table-cell>
          <table:table-cell table:formula="of:=ROUND(ABS([.$B23]-[.T$2])*5*[.$A23]*[.T$1]*RAND())" office:value-type="float" office:value="27" calcext:value-type="float">
            <text:p>27</text:p>
          </table:table-cell>
          <table:table-cell table:formula="of:=ROUND(ABS([.$B23]-[.U$2])*5*[.$A23]*[.U$1]*RAND())" office:value-type="float" office:value="25" calcext:value-type="float">
            <text:p>25</text:p>
          </table:table-cell>
          <table:table-cell table:formula="of:=ROUND(ABS([.$B23]-[.V$2])*5*[.$A23]*[.V$1]*RAND())" office:value-type="float" office:value="7" calcext:value-type="float">
            <text:p>7</text:p>
          </table:table-cell>
          <table:table-cell table:formula="of:=ROUND(ABS([.$B23]-[.W$2])*5*[.$A23]*[.W$1]*RAND())" office:value-type="float" office:value="0" calcext:value-type="float">
            <text:p>0</text:p>
          </table:table-cell>
          <table:table-cell table:formula="of:=ROUND(ABS([.$B23]-[.X$2])*5*[.$A23]*[.X$1]*RAND())" office:value-type="float" office:value="1" calcext:value-type="float">
            <text:p>1</text:p>
          </table:table-cell>
          <table:table-cell table:formula="of:=ROUND(ABS([.$B23]-[.Y$2])*5*[.$A23]*[.Y$1]*RAND())" office:value-type="float" office:value="6" calcext:value-type="float">
            <text:p>6</text:p>
          </table:table-cell>
          <table:table-cell table:formula="of:=ROUND(ABS([.$B23]-[.Z$2])*5*[.$A23]*[.Z$1]*RAND())" office:value-type="float" office:value="13" calcext:value-type="float">
            <text:p>13</text:p>
          </table:table-cell>
          <table:table-cell table:formula="of:=ROUND(ABS([.$B23]-[.AA$2])*5*[.$A23]*[.AA$1]*RAND())" office:value-type="float" office:value="3" calcext:value-type="float">
            <text:p>3</text:p>
          </table:table-cell>
          <table:table-cell table:formula="of:=ROUND(ABS([.$B23]-[.AB$2])*5*[.$A23]*[.AB$1]*RAND())" office:value-type="float" office:value="4" calcext:value-type="float">
            <text:p>4</text:p>
          </table:table-cell>
          <table:table-cell table:formula="of:=ROUND(ABS([.$B23]-[.AC$2])*5*[.$A23]*[.AC$1]*RAND())" office:value-type="float" office:value="24" calcext:value-type="float">
            <text:p>24</text:p>
          </table:table-cell>
          <table:table-cell table:formula="of:=ROUND(ABS([.$B23]-[.AD$2])*5*[.$A23]*[.AD$1]*RAND())" office:value-type="float" office:value="22" calcext:value-type="float">
            <text:p>22</text:p>
          </table:table-cell>
          <table:table-cell table:formula="of:=ROUND(ABS([.$B23]-[.AE$2])*5*[.$A23]*[.AE$1]*RAND())" office:value-type="float" office:value="11" calcext:value-type="float">
            <text:p>11</text:p>
          </table:table-cell>
          <table:table-cell table:formula="of:=ROUND(ABS([.$B23]-[.AF$2])*5*[.$A23]*[.AF$1]*RAND())" office:value-type="float" office:value="18" calcext:value-type="float">
            <text:p>18</text:p>
          </table:table-cell>
          <table:table-cell table:formula="of:=SUM([.C23:.AF23])"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ROUND(ABS([.$B24]-[.C$2])*5*[.$A24]*[.C$1]*RAND())" office:value-type="float" office:value="22" calcext:value-type="float">
            <text:p>22</text:p>
          </table:table-cell>
          <table:table-cell table:formula="of:=ROUND(ABS([.$B24]-[.D$2])*5*[.$A24]*[.D$1]*RAND())" office:value-type="float" office:value="42" calcext:value-type="float">
            <text:p>42</text:p>
          </table:table-cell>
          <table:table-cell table:formula="of:=ROUND(ABS([.$B24]-[.E$2])*5*[.$A24]*[.E$1]*RAND())" office:value-type="float" office:value="72" calcext:value-type="float">
            <text:p>72</text:p>
          </table:table-cell>
          <table:table-cell table:formula="of:=ROUND(ABS([.$B24]-[.F$2])*5*[.$A24]*[.F$1]*RAND())" office:value-type="float" office:value="72" calcext:value-type="float">
            <text:p>72</text:p>
          </table:table-cell>
          <table:table-cell table:formula="of:=ROUND(ABS([.$B24]-[.G$2])*5*[.$A24]*[.G$1]*RAND())" office:value-type="float" office:value="73" calcext:value-type="float">
            <text:p>73</text:p>
          </table:table-cell>
          <table:table-cell table:formula="of:=ROUND(ABS([.$B24]-[.H$2])*5*[.$A24]*[.H$1]*RAND())" office:value-type="float" office:value="53" calcext:value-type="float">
            <text:p>53</text:p>
          </table:table-cell>
          <table:table-cell table:formula="of:=ROUND(ABS([.$B24]-[.I$2])*5*[.$A24]*[.I$1]*RAND())" office:value-type="float" office:value="63" calcext:value-type="float">
            <text:p>63</text:p>
          </table:table-cell>
          <table:table-cell table:formula="of:=ROUND(ABS([.$B24]-[.J$2])*5*[.$A24]*[.J$1]*RAND())" office:value-type="float" office:value="58" calcext:value-type="float">
            <text:p>58</text:p>
          </table:table-cell>
          <table:table-cell table:formula="of:=ROUND(ABS([.$B24]-[.K$2])*5*[.$A24]*[.K$1]*RAND())" office:value-type="float" office:value="54" calcext:value-type="float">
            <text:p>54</text:p>
          </table:table-cell>
          <table:table-cell table:formula="of:=ROUND(ABS([.$B24]-[.L$2])*5*[.$A24]*[.L$1]*RAND())" office:value-type="float" office:value="50" calcext:value-type="float">
            <text:p>50</text:p>
          </table:table-cell>
          <table:table-cell table:formula="of:=ROUND(ABS([.$B24]-[.M$2])*5*[.$A24]*[.M$1]*RAND())" office:value-type="float" office:value="12" calcext:value-type="float">
            <text:p>12</text:p>
          </table:table-cell>
          <table:table-cell table:formula="of:=ROUND(ABS([.$B24]-[.N$2])*5*[.$A24]*[.N$1]*RAND())" office:value-type="float" office:value="40" calcext:value-type="float">
            <text:p>40</text:p>
          </table:table-cell>
          <table:table-cell table:formula="of:=ROUND(ABS([.$B24]-[.O$2])*5*[.$A24]*[.O$1]*RAND())" office:value-type="float" office:value="11" calcext:value-type="float">
            <text:p>11</text:p>
          </table:table-cell>
          <table:table-cell table:formula="of:=ROUND(ABS([.$B24]-[.P$2])*5*[.$A24]*[.P$1]*RAND())" office:value-type="float" office:value="32" calcext:value-type="float">
            <text:p>32</text:p>
          </table:table-cell>
          <table:table-cell table:formula="of:=ROUND(ABS([.$B24]-[.Q$2])*5*[.$A24]*[.Q$1]*RAND())" office:value-type="float" office:value="18" calcext:value-type="float">
            <text:p>18</text:p>
          </table:table-cell>
          <table:table-cell table:formula="of:=ROUND(ABS([.$B24]-[.R$2])*5*[.$A24]*[.R$1]*RAND())" office:value-type="float" office:value="24" calcext:value-type="float">
            <text:p>24</text:p>
          </table:table-cell>
          <table:table-cell table:formula="of:=ROUND(ABS([.$B24]-[.S$2])*5*[.$A24]*[.S$1]*RAND())" office:value-type="float" office:value="18" calcext:value-type="float">
            <text:p>18</text:p>
          </table:table-cell>
          <table:table-cell table:formula="of:=ROUND(ABS([.$B24]-[.T$2])*5*[.$A24]*[.T$1]*RAND())" office:value-type="float" office:value="33" calcext:value-type="float">
            <text:p>33</text:p>
          </table:table-cell>
          <table:table-cell table:formula="of:=ROUND(ABS([.$B24]-[.U$2])*5*[.$A24]*[.U$1]*RAND())" office:value-type="float" office:value="41" calcext:value-type="float">
            <text:p>41</text:p>
          </table:table-cell>
          <table:table-cell table:formula="of:=ROUND(ABS([.$B24]-[.V$2])*5*[.$A24]*[.V$1]*RAND())" office:value-type="float" office:value="1" calcext:value-type="float">
            <text:p>1</text:p>
          </table:table-cell>
          <table:table-cell table:formula="of:=ROUND(ABS([.$B24]-[.W$2])*5*[.$A24]*[.W$1]*RAND())" office:value-type="float" office:value="6" calcext:value-type="float">
            <text:p>6</text:p>
          </table:table-cell>
          <table:table-cell table:formula="of:=ROUND(ABS([.$B24]-[.X$2])*5*[.$A24]*[.X$1]*RAND())" office:value-type="float" office:value="0" calcext:value-type="float">
            <text:p>0</text:p>
          </table:table-cell>
          <table:table-cell table:formula="of:=ROUND(ABS([.$B24]-[.Y$2])*5*[.$A24]*[.Y$1]*RAND())" office:value-type="float" office:value="1" calcext:value-type="float">
            <text:p>1</text:p>
          </table:table-cell>
          <table:table-cell table:formula="of:=ROUND(ABS([.$B24]-[.Z$2])*5*[.$A24]*[.Z$1]*RAND())" office:value-type="float" office:value="3" calcext:value-type="float">
            <text:p>3</text:p>
          </table:table-cell>
          <table:table-cell table:formula="of:=ROUND(ABS([.$B24]-[.AA$2])*5*[.$A24]*[.AA$1]*RAND())" office:value-type="float" office:value="14" calcext:value-type="float">
            <text:p>14</text:p>
          </table:table-cell>
          <table:table-cell table:formula="of:=ROUND(ABS([.$B24]-[.AB$2])*5*[.$A24]*[.AB$1]*RAND())" office:value-type="float" office:value="15" calcext:value-type="float">
            <text:p>15</text:p>
          </table:table-cell>
          <table:table-cell table:formula="of:=ROUND(ABS([.$B24]-[.AC$2])*5*[.$A24]*[.AC$1]*RAND())" office:value-type="float" office:value="1" calcext:value-type="float">
            <text:p>1</text:p>
          </table:table-cell>
          <table:table-cell table:formula="of:=ROUND(ABS([.$B24]-[.AD$2])*5*[.$A24]*[.AD$1]*RAND())" office:value-type="float" office:value="10" calcext:value-type="float">
            <text:p>10</text:p>
          </table:table-cell>
          <table:table-cell table:formula="of:=ROUND(ABS([.$B24]-[.AE$2])*5*[.$A24]*[.AE$1]*RAND())" office:value-type="float" office:value="14" calcext:value-type="float">
            <text:p>14</text:p>
          </table:table-cell>
          <table:table-cell table:formula="of:=ROUND(ABS([.$B24]-[.AF$2])*5*[.$A24]*[.AF$1]*RAND())" office:value-type="float" office:value="3" calcext:value-type="float">
            <text:p>3</text:p>
          </table:table-cell>
          <table:table-cell table:formula="of:=SUM([.C24:.AF24])"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ROUND(ABS([.$B25]-[.C$2])*5*[.$A25]*[.C$1]*RAND())" office:value-type="float" office:value="13" calcext:value-type="float">
            <text:p>13</text:p>
          </table:table-cell>
          <table:table-cell table:formula="of:=ROUND(ABS([.$B25]-[.D$2])*5*[.$A25]*[.D$1]*RAND())" office:value-type="float" office:value="104" calcext:value-type="float">
            <text:p>104</text:p>
          </table:table-cell>
          <table:table-cell table:formula="of:=ROUND(ABS([.$B25]-[.E$2])*5*[.$A25]*[.E$1]*RAND())" office:value-type="float" office:value="78" calcext:value-type="float">
            <text:p>78</text:p>
          </table:table-cell>
          <table:table-cell table:formula="of:=ROUND(ABS([.$B25]-[.F$2])*5*[.$A25]*[.F$1]*RAND())" office:value-type="float" office:value="35" calcext:value-type="float">
            <text:p>35</text:p>
          </table:table-cell>
          <table:table-cell table:formula="of:=ROUND(ABS([.$B25]-[.G$2])*5*[.$A25]*[.G$1]*RAND())" office:value-type="float" office:value="82" calcext:value-type="float">
            <text:p>82</text:p>
          </table:table-cell>
          <table:table-cell table:formula="of:=ROUND(ABS([.$B25]-[.H$2])*5*[.$A25]*[.H$1]*RAND())" office:value-type="float" office:value="33" calcext:value-type="float">
            <text:p>33</text:p>
          </table:table-cell>
          <table:table-cell table:formula="of:=ROUND(ABS([.$B25]-[.I$2])*5*[.$A25]*[.I$1]*RAND())" office:value-type="float" office:value="52" calcext:value-type="float">
            <text:p>52</text:p>
          </table:table-cell>
          <table:table-cell table:formula="of:=ROUND(ABS([.$B25]-[.J$2])*5*[.$A25]*[.J$1]*RAND())" office:value-type="float" office:value="61" calcext:value-type="float">
            <text:p>61</text:p>
          </table:table-cell>
          <table:table-cell table:formula="of:=ROUND(ABS([.$B25]-[.K$2])*5*[.$A25]*[.K$1]*RAND())" office:value-type="float" office:value="18" calcext:value-type="float">
            <text:p>18</text:p>
          </table:table-cell>
          <table:table-cell table:formula="of:=ROUND(ABS([.$B25]-[.L$2])*5*[.$A25]*[.L$1]*RAND())" office:value-type="float" office:value="64" calcext:value-type="float">
            <text:p>64</text:p>
          </table:table-cell>
          <table:table-cell table:formula="of:=ROUND(ABS([.$B25]-[.M$2])*5*[.$A25]*[.M$1]*RAND())" office:value-type="float" office:value="3" calcext:value-type="float">
            <text:p>3</text:p>
          </table:table-cell>
          <table:table-cell table:formula="of:=ROUND(ABS([.$B25]-[.N$2])*5*[.$A25]*[.N$1]*RAND())" office:value-type="float" office:value="18" calcext:value-type="float">
            <text:p>18</text:p>
          </table:table-cell>
          <table:table-cell table:formula="of:=ROUND(ABS([.$B25]-[.O$2])*5*[.$A25]*[.O$1]*RAND())" office:value-type="float" office:value="41" calcext:value-type="float">
            <text:p>41</text:p>
          </table:table-cell>
          <table:table-cell table:formula="of:=ROUND(ABS([.$B25]-[.P$2])*5*[.$A25]*[.P$1]*RAND())" office:value-type="float" office:value="29" calcext:value-type="float">
            <text:p>29</text:p>
          </table:table-cell>
          <table:table-cell table:formula="of:=ROUND(ABS([.$B25]-[.Q$2])*5*[.$A25]*[.Q$1]*RAND())" office:value-type="float" office:value="13" calcext:value-type="float">
            <text:p>13</text:p>
          </table:table-cell>
          <table:table-cell table:formula="of:=ROUND(ABS([.$B25]-[.R$2])*5*[.$A25]*[.R$1]*RAND())" office:value-type="float" office:value="20" calcext:value-type="float">
            <text:p>20</text:p>
          </table:table-cell>
          <table:table-cell table:formula="of:=ROUND(ABS([.$B25]-[.S$2])*5*[.$A25]*[.S$1]*RAND())" office:value-type="float" office:value="26" calcext:value-type="float">
            <text:p>26</text:p>
          </table:table-cell>
          <table:table-cell table:formula="of:=ROUND(ABS([.$B25]-[.T$2])*5*[.$A25]*[.T$1]*RAND())" office:value-type="float" office:value="25" calcext:value-type="float">
            <text:p>25</text:p>
          </table:table-cell>
          <table:table-cell table:formula="of:=ROUND(ABS([.$B25]-[.U$2])*5*[.$A25]*[.U$1]*RAND())" office:value-type="float" office:value="19" calcext:value-type="float">
            <text:p>19</text:p>
          </table:table-cell>
          <table:table-cell table:formula="of:=ROUND(ABS([.$B25]-[.V$2])*5*[.$A25]*[.V$1]*RAND())" office:value-type="float" office:value="20" calcext:value-type="float">
            <text:p>20</text:p>
          </table:table-cell>
          <table:table-cell table:formula="of:=ROUND(ABS([.$B25]-[.W$2])*5*[.$A25]*[.W$1]*RAND())" office:value-type="float" office:value="30" calcext:value-type="float">
            <text:p>30</text:p>
          </table:table-cell>
          <table:table-cell table:formula="of:=ROUND(ABS([.$B25]-[.X$2])*5*[.$A25]*[.X$1]*RAND())" office:value-type="float" office:value="1" calcext:value-type="float">
            <text:p>1</text:p>
          </table:table-cell>
          <table:table-cell table:formula="of:=ROUND(ABS([.$B25]-[.Y$2])*5*[.$A25]*[.Y$1]*RAND())" office:value-type="float" office:value="0" calcext:value-type="float">
            <text:p>0</text:p>
          </table:table-cell>
          <table:table-cell table:formula="of:=ROUND(ABS([.$B25]-[.Z$2])*5*[.$A25]*[.Z$1]*RAND())" office:value-type="float" office:value="4" calcext:value-type="float">
            <text:p>4</text:p>
          </table:table-cell>
          <table:table-cell table:formula="of:=ROUND(ABS([.$B25]-[.AA$2])*5*[.$A25]*[.AA$1]*RAND())" office:value-type="float" office:value="6" calcext:value-type="float">
            <text:p>6</text:p>
          </table:table-cell>
          <table:table-cell table:formula="of:=ROUND(ABS([.$B25]-[.AB$2])*5*[.$A25]*[.AB$1]*RAND())" office:value-type="float" office:value="9" calcext:value-type="float">
            <text:p>9</text:p>
          </table:table-cell>
          <table:table-cell table:formula="of:=ROUND(ABS([.$B25]-[.AC$2])*5*[.$A25]*[.AC$1]*RAND())" office:value-type="float" office:value="5" calcext:value-type="float">
            <text:p>5</text:p>
          </table:table-cell>
          <table:table-cell table:formula="of:=ROUND(ABS([.$B25]-[.AD$2])*5*[.$A25]*[.AD$1]*RAND())" office:value-type="float" office:value="23" calcext:value-type="float">
            <text:p>23</text:p>
          </table:table-cell>
          <table:table-cell table:formula="of:=ROUND(ABS([.$B25]-[.AE$2])*5*[.$A25]*[.AE$1]*RAND())" office:value-type="float" office:value="0" calcext:value-type="float">
            <text:p>0</text:p>
          </table:table-cell>
          <table:table-cell table:formula="of:=ROUND(ABS([.$B25]-[.AF$2])*5*[.$A25]*[.AF$1]*RAND())" office:value-type="float" office:value="9" calcext:value-type="float">
            <text:p>9</text:p>
          </table:table-cell>
          <table:table-cell table:formula="of:=SUM([.C25:.AF25])"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ROUND(ABS([.$B26]-[.C$2])*5*[.$A26]*[.C$1]*RAND())" office:value-type="float" office:value="35" calcext:value-type="float">
            <text:p>35</text:p>
          </table:table-cell>
          <table:table-cell table:formula="of:=ROUND(ABS([.$B26]-[.D$2])*5*[.$A26]*[.D$1]*RAND())" office:value-type="float" office:value="89" calcext:value-type="float">
            <text:p>89</text:p>
          </table:table-cell>
          <table:table-cell table:formula="of:=ROUND(ABS([.$B26]-[.E$2])*5*[.$A26]*[.E$1]*RAND())" office:value-type="float" office:value="42" calcext:value-type="float">
            <text:p>42</text:p>
          </table:table-cell>
          <table:table-cell table:formula="of:=ROUND(ABS([.$B26]-[.F$2])*5*[.$A26]*[.F$1]*RAND())" office:value-type="float" office:value="23" calcext:value-type="float">
            <text:p>23</text:p>
          </table:table-cell>
          <table:table-cell table:formula="of:=ROUND(ABS([.$B26]-[.G$2])*5*[.$A26]*[.G$1]*RAND())" office:value-type="float" office:value="89" calcext:value-type="float">
            <text:p>89</text:p>
          </table:table-cell>
          <table:table-cell table:formula="of:=ROUND(ABS([.$B26]-[.H$2])*5*[.$A26]*[.H$1]*RAND())" office:value-type="float" office:value="82" calcext:value-type="float">
            <text:p>82</text:p>
          </table:table-cell>
          <table:table-cell table:formula="of:=ROUND(ABS([.$B26]-[.I$2])*5*[.$A26]*[.I$1]*RAND())" office:value-type="float" office:value="64" calcext:value-type="float">
            <text:p>64</text:p>
          </table:table-cell>
          <table:table-cell table:formula="of:=ROUND(ABS([.$B26]-[.J$2])*5*[.$A26]*[.J$1]*RAND())" office:value-type="float" office:value="30" calcext:value-type="float">
            <text:p>30</text:p>
          </table:table-cell>
          <table:table-cell table:formula="of:=ROUND(ABS([.$B26]-[.K$2])*5*[.$A26]*[.K$1]*RAND())" office:value-type="float" office:value="65" calcext:value-type="float">
            <text:p>65</text:p>
          </table:table-cell>
          <table:table-cell table:formula="of:=ROUND(ABS([.$B26]-[.L$2])*5*[.$A26]*[.L$1]*RAND())" office:value-type="float" office:value="58" calcext:value-type="float">
            <text:p>58</text:p>
          </table:table-cell>
          <table:table-cell table:formula="of:=ROUND(ABS([.$B26]-[.M$2])*5*[.$A26]*[.M$1]*RAND())" office:value-type="float" office:value="55" calcext:value-type="float">
            <text:p>55</text:p>
          </table:table-cell>
          <table:table-cell table:formula="of:=ROUND(ABS([.$B26]-[.N$2])*5*[.$A26]*[.N$1]*RAND())" office:value-type="float" office:value="12" calcext:value-type="float">
            <text:p>12</text:p>
          </table:table-cell>
          <table:table-cell table:formula="of:=ROUND(ABS([.$B26]-[.O$2])*5*[.$A26]*[.O$1]*RAND())" office:value-type="float" office:value="33" calcext:value-type="float">
            <text:p>33</text:p>
          </table:table-cell>
          <table:table-cell table:formula="of:=ROUND(ABS([.$B26]-[.P$2])*5*[.$A26]*[.P$1]*RAND())" office:value-type="float" office:value="8" calcext:value-type="float">
            <text:p>8</text:p>
          </table:table-cell>
          <table:table-cell table:formula="of:=ROUND(ABS([.$B26]-[.Q$2])*5*[.$A26]*[.Q$1]*RAND())" office:value-type="float" office:value="33" calcext:value-type="float">
            <text:p>33</text:p>
          </table:table-cell>
          <table:table-cell table:formula="of:=ROUND(ABS([.$B26]-[.R$2])*5*[.$A26]*[.R$1]*RAND())" office:value-type="float" office:value="24" calcext:value-type="float">
            <text:p>24</text:p>
          </table:table-cell>
          <table:table-cell table:formula="of:=ROUND(ABS([.$B26]-[.S$2])*5*[.$A26]*[.S$1]*RAND())" office:value-type="float" office:value="23" calcext:value-type="float">
            <text:p>23</text:p>
          </table:table-cell>
          <table:table-cell table:formula="of:=ROUND(ABS([.$B26]-[.T$2])*5*[.$A26]*[.T$1]*RAND())" office:value-type="float" office:value="14" calcext:value-type="float">
            <text:p>14</text:p>
          </table:table-cell>
          <table:table-cell table:formula="of:=ROUND(ABS([.$B26]-[.U$2])*5*[.$A26]*[.U$1]*RAND())" office:value-type="float" office:value="41" calcext:value-type="float">
            <text:p>41</text:p>
          </table:table-cell>
          <table:table-cell table:formula="of:=ROUND(ABS([.$B26]-[.V$2])*5*[.$A26]*[.V$1]*RAND())" office:value-type="float" office:value="56" calcext:value-type="float">
            <text:p>56</text:p>
          </table:table-cell>
          <table:table-cell table:formula="of:=ROUND(ABS([.$B26]-[.W$2])*5*[.$A26]*[.W$1]*RAND())" office:value-type="float" office:value="34" calcext:value-type="float">
            <text:p>34</text:p>
          </table:table-cell>
          <table:table-cell table:formula="of:=ROUND(ABS([.$B26]-[.X$2])*5*[.$A26]*[.X$1]*RAND())" office:value-type="float" office:value="14" calcext:value-type="float">
            <text:p>14</text:p>
          </table:table-cell>
          <table:table-cell table:formula="of:=ROUND(ABS([.$B26]-[.Y$2])*5*[.$A26]*[.Y$1]*RAND())" office:value-type="float" office:value="1" calcext:value-type="float">
            <text:p>1</text:p>
          </table:table-cell>
          <table:table-cell table:formula="of:=ROUND(ABS([.$B26]-[.Z$2])*5*[.$A26]*[.Z$1]*RAND())" office:value-type="float" office:value="0" calcext:value-type="float">
            <text:p>0</text:p>
          </table:table-cell>
          <table:table-cell table:formula="of:=ROUND(ABS([.$B26]-[.AA$2])*5*[.$A26]*[.AA$1]*RAND())" office:value-type="float" office:value="3" calcext:value-type="float">
            <text:p>3</text:p>
          </table:table-cell>
          <table:table-cell table:formula="of:=ROUND(ABS([.$B26]-[.AB$2])*5*[.$A26]*[.AB$1]*RAND())" office:value-type="float" office:value="4" calcext:value-type="float">
            <text:p>4</text:p>
          </table:table-cell>
          <table:table-cell table:formula="of:=ROUND(ABS([.$B26]-[.AC$2])*5*[.$A26]*[.AC$1]*RAND())" office:value-type="float" office:value="4" calcext:value-type="float">
            <text:p>4</text:p>
          </table:table-cell>
          <table:table-cell table:formula="of:=ROUND(ABS([.$B26]-[.AD$2])*5*[.$A26]*[.AD$1]*RAND())" office:value-type="float" office:value="2" calcext:value-type="float">
            <text:p>2</text:p>
          </table:table-cell>
          <table:table-cell table:formula="of:=ROUND(ABS([.$B26]-[.AE$2])*5*[.$A26]*[.AE$1]*RAND())" office:value-type="float" office:value="15" calcext:value-type="float">
            <text:p>15</text:p>
          </table:table-cell>
          <table:table-cell table:formula="of:=ROUND(ABS([.$B26]-[.AF$2])*5*[.$A26]*[.AF$1]*RAND())" office:value-type="float" office:value="17" calcext:value-type="float">
            <text:p>17</text:p>
          </table:table-cell>
          <table:table-cell table:formula="of:=SUM([.C26:.AF26])"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ROUND(ABS([.$B27]-[.C$2])*5*[.$A27]*[.C$1]*RAND())" office:value-type="float" office:value="102" calcext:value-type="float">
            <text:p>102</text:p>
          </table:table-cell>
          <table:table-cell table:formula="of:=ROUND(ABS([.$B27]-[.D$2])*5*[.$A27]*[.D$1]*RAND())" office:value-type="float" office:value="113" calcext:value-type="float">
            <text:p>113</text:p>
          </table:table-cell>
          <table:table-cell table:formula="of:=ROUND(ABS([.$B27]-[.E$2])*5*[.$A27]*[.E$1]*RAND())" office:value-type="float" office:value="1" calcext:value-type="float">
            <text:p>1</text:p>
          </table:table-cell>
          <table:table-cell table:formula="of:=ROUND(ABS([.$B27]-[.F$2])*5*[.$A27]*[.F$1]*RAND())" office:value-type="float" office:value="57" calcext:value-type="float">
            <text:p>57</text:p>
          </table:table-cell>
          <table:table-cell table:formula="of:=ROUND(ABS([.$B27]-[.G$2])*5*[.$A27]*[.G$1]*RAND())" office:value-type="float" office:value="28" calcext:value-type="float">
            <text:p>28</text:p>
          </table:table-cell>
          <table:table-cell table:formula="of:=ROUND(ABS([.$B27]-[.H$2])*5*[.$A27]*[.H$1]*RAND())" office:value-type="float" office:value="24" calcext:value-type="float">
            <text:p>24</text:p>
          </table:table-cell>
          <table:table-cell table:formula="of:=ROUND(ABS([.$B27]-[.I$2])*5*[.$A27]*[.I$1]*RAND())" office:value-type="float" office:value="69" calcext:value-type="float">
            <text:p>69</text:p>
          </table:table-cell>
          <table:table-cell table:formula="of:=ROUND(ABS([.$B27]-[.J$2])*5*[.$A27]*[.J$1]*RAND())" office:value-type="float" office:value="26" calcext:value-type="float">
            <text:p>26</text:p>
          </table:table-cell>
          <table:table-cell table:formula="of:=ROUND(ABS([.$B27]-[.K$2])*5*[.$A27]*[.K$1]*RAND())" office:value-type="float" office:value="58" calcext:value-type="float">
            <text:p>58</text:p>
          </table:table-cell>
          <table:table-cell table:formula="of:=ROUND(ABS([.$B27]-[.L$2])*5*[.$A27]*[.L$1]*RAND())" office:value-type="float" office:value="34" calcext:value-type="float">
            <text:p>34</text:p>
          </table:table-cell>
          <table:table-cell table:formula="of:=ROUND(ABS([.$B27]-[.M$2])*5*[.$A27]*[.M$1]*RAND())" office:value-type="float" office:value="61" calcext:value-type="float">
            <text:p>61</text:p>
          </table:table-cell>
          <table:table-cell table:formula="of:=ROUND(ABS([.$B27]-[.N$2])*5*[.$A27]*[.N$1]*RAND())" office:value-type="float" office:value="31" calcext:value-type="float">
            <text:p>31</text:p>
          </table:table-cell>
          <table:table-cell table:formula="of:=ROUND(ABS([.$B27]-[.O$2])*5*[.$A27]*[.O$1]*RAND())" office:value-type="float" office:value="55" calcext:value-type="float">
            <text:p>55</text:p>
          </table:table-cell>
          <table:table-cell table:formula="of:=ROUND(ABS([.$B27]-[.P$2])*5*[.$A27]*[.P$1]*RAND())" office:value-type="float" office:value="51" calcext:value-type="float">
            <text:p>51</text:p>
          </table:table-cell>
          <table:table-cell table:formula="of:=ROUND(ABS([.$B27]-[.Q$2])*5*[.$A27]*[.Q$1]*RAND())" office:value-type="float" office:value="12" calcext:value-type="float">
            <text:p>12</text:p>
          </table:table-cell>
          <table:table-cell table:formula="of:=ROUND(ABS([.$B27]-[.R$2])*5*[.$A27]*[.R$1]*RAND())" office:value-type="float" office:value="44" calcext:value-type="float">
            <text:p>44</text:p>
          </table:table-cell>
          <table:table-cell table:formula="of:=ROUND(ABS([.$B27]-[.S$2])*5*[.$A27]*[.S$1]*RAND())" office:value-type="float" office:value="7" calcext:value-type="float">
            <text:p>7</text:p>
          </table:table-cell>
          <table:table-cell table:formula="of:=ROUND(ABS([.$B27]-[.T$2])*5*[.$A27]*[.T$1]*RAND())" office:value-type="float" office:value="40" calcext:value-type="float">
            <text:p>40</text:p>
          </table:table-cell>
          <table:table-cell table:formula="of:=ROUND(ABS([.$B27]-[.U$2])*5*[.$A27]*[.U$1]*RAND())" office:value-type="float" office:value="83" calcext:value-type="float">
            <text:p>83</text:p>
          </table:table-cell>
          <table:table-cell table:formula="of:=ROUND(ABS([.$B27]-[.V$2])*5*[.$A27]*[.V$1]*RAND())" office:value-type="float" office:value="35" calcext:value-type="float">
            <text:p>35</text:p>
          </table:table-cell>
          <table:table-cell table:formula="of:=ROUND(ABS([.$B27]-[.W$2])*5*[.$A27]*[.W$1]*RAND())" office:value-type="float" office:value="14" calcext:value-type="float">
            <text:p>14</text:p>
          </table:table-cell>
          <table:table-cell table:formula="of:=ROUND(ABS([.$B27]-[.X$2])*5*[.$A27]*[.X$1]*RAND())" office:value-type="float" office:value="6" calcext:value-type="float">
            <text:p>6</text:p>
          </table:table-cell>
          <table:table-cell table:formula="of:=ROUND(ABS([.$B27]-[.Y$2])*5*[.$A27]*[.Y$1]*RAND())" office:value-type="float" office:value="0" calcext:value-type="float">
            <text:p>0</text:p>
          </table:table-cell>
          <table:table-cell table:formula="of:=ROUND(ABS([.$B27]-[.Z$2])*5*[.$A27]*[.Z$1]*RAND())" office:value-type="float" office:value="2" calcext:value-type="float">
            <text:p>2</text:p>
          </table:table-cell>
          <table:table-cell table:formula="of:=ROUND(ABS([.$B27]-[.AA$2])*5*[.$A27]*[.AA$1]*RAND())" office:value-type="float" office:value="0" calcext:value-type="float">
            <text:p>0</text:p>
          </table:table-cell>
          <table:table-cell table:formula="of:=ROUND(ABS([.$B27]-[.AB$2])*5*[.$A27]*[.AB$1]*RAND())" office:value-type="float" office:value="5" calcext:value-type="float">
            <text:p>5</text:p>
          </table:table-cell>
          <table:table-cell table:formula="of:=ROUND(ABS([.$B27]-[.AC$2])*5*[.$A27]*[.AC$1]*RAND())" office:value-type="float" office:value="1" calcext:value-type="float">
            <text:p>1</text:p>
          </table:table-cell>
          <table:table-cell table:formula="of:=ROUND(ABS([.$B27]-[.AD$2])*5*[.$A27]*[.AD$1]*RAND())" office:value-type="float" office:value="10" calcext:value-type="float">
            <text:p>10</text:p>
          </table:table-cell>
          <table:table-cell table:formula="of:=ROUND(ABS([.$B27]-[.AE$2])*5*[.$A27]*[.AE$1]*RAND())" office:value-type="float" office:value="14" calcext:value-type="float">
            <text:p>14</text:p>
          </table:table-cell>
          <table:table-cell table:formula="of:=ROUND(ABS([.$B27]-[.AF$2])*5*[.$A27]*[.AF$1]*RAND())" office:value-type="float" office:value="25" calcext:value-type="float">
            <text:p>25</text:p>
          </table:table-cell>
          <table:table-cell table:formula="of:=SUM([.C27:.AF27])"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ROUND(ABS([.$B28]-[.C$2])*5*[.$A28]*[.C$1]*RAND())" office:value-type="float" office:value="101" calcext:value-type="float">
            <text:p>101</text:p>
          </table:table-cell>
          <table:table-cell table:formula="of:=ROUND(ABS([.$B28]-[.D$2])*5*[.$A28]*[.D$1]*RAND())" office:value-type="float" office:value="1" calcext:value-type="float">
            <text:p>1</text:p>
          </table:table-cell>
          <table:table-cell table:formula="of:=ROUND(ABS([.$B28]-[.E$2])*5*[.$A28]*[.E$1]*RAND())" office:value-type="float" office:value="85" calcext:value-type="float">
            <text:p>85</text:p>
          </table:table-cell>
          <table:table-cell table:formula="of:=ROUND(ABS([.$B28]-[.F$2])*5*[.$A28]*[.F$1]*RAND())" office:value-type="float" office:value="92" calcext:value-type="float">
            <text:p>92</text:p>
          </table:table-cell>
          <table:table-cell table:formula="of:=ROUND(ABS([.$B28]-[.G$2])*5*[.$A28]*[.G$1]*RAND())" office:value-type="float" office:value="61" calcext:value-type="float">
            <text:p>61</text:p>
          </table:table-cell>
          <table:table-cell table:formula="of:=ROUND(ABS([.$B28]-[.H$2])*5*[.$A28]*[.H$1]*RAND())" office:value-type="float" office:value="20" calcext:value-type="float">
            <text:p>20</text:p>
          </table:table-cell>
          <table:table-cell table:formula="of:=ROUND(ABS([.$B28]-[.I$2])*5*[.$A28]*[.I$1]*RAND())" office:value-type="float" office:value="66" calcext:value-type="float">
            <text:p>66</text:p>
          </table:table-cell>
          <table:table-cell table:formula="of:=ROUND(ABS([.$B28]-[.J$2])*5*[.$A28]*[.J$1]*RAND())" office:value-type="float" office:value="78" calcext:value-type="float">
            <text:p>78</text:p>
          </table:table-cell>
          <table:table-cell table:formula="of:=ROUND(ABS([.$B28]-[.K$2])*5*[.$A28]*[.K$1]*RAND())" office:value-type="float" office:value="54" calcext:value-type="float">
            <text:p>54</text:p>
          </table:table-cell>
          <table:table-cell table:formula="of:=ROUND(ABS([.$B28]-[.L$2])*5*[.$A28]*[.L$1]*RAND())" office:value-type="float" office:value="34" calcext:value-type="float">
            <text:p>34</text:p>
          </table:table-cell>
          <table:table-cell table:formula="of:=ROUND(ABS([.$B28]-[.M$2])*5*[.$A28]*[.M$1]*RAND())" office:value-type="float" office:value="66" calcext:value-type="float">
            <text:p>66</text:p>
          </table:table-cell>
          <table:table-cell table:formula="of:=ROUND(ABS([.$B28]-[.N$2])*5*[.$A28]*[.N$1]*RAND())" office:value-type="float" office:value="12" calcext:value-type="float">
            <text:p>12</text:p>
          </table:table-cell>
          <table:table-cell table:formula="of:=ROUND(ABS([.$B28]-[.O$2])*5*[.$A28]*[.O$1]*RAND())" office:value-type="float" office:value="40" calcext:value-type="float">
            <text:p>40</text:p>
          </table:table-cell>
          <table:table-cell table:formula="of:=ROUND(ABS([.$B28]-[.P$2])*5*[.$A28]*[.P$1]*RAND())" office:value-type="float" office:value="40" calcext:value-type="float">
            <text:p>40</text:p>
          </table:table-cell>
          <table:table-cell table:formula="of:=ROUND(ABS([.$B28]-[.Q$2])*5*[.$A28]*[.Q$1]*RAND())" office:value-type="float" office:value="30" calcext:value-type="float">
            <text:p>30</text:p>
          </table:table-cell>
          <table:table-cell table:formula="of:=ROUND(ABS([.$B28]-[.R$2])*5*[.$A28]*[.R$1]*RAND())" office:value-type="float" office:value="1" calcext:value-type="float">
            <text:p>1</text:p>
          </table:table-cell>
          <table:table-cell table:formula="of:=ROUND(ABS([.$B28]-[.S$2])*5*[.$A28]*[.S$1]*RAND())" office:value-type="float" office:value="8" calcext:value-type="float">
            <text:p>8</text:p>
          </table:table-cell>
          <table:table-cell table:formula="of:=ROUND(ABS([.$B28]-[.T$2])*5*[.$A28]*[.T$1]*RAND())" office:value-type="float" office:value="42" calcext:value-type="float">
            <text:p>42</text:p>
          </table:table-cell>
          <table:table-cell table:formula="of:=ROUND(ABS([.$B28]-[.U$2])*5*[.$A28]*[.U$1]*RAND())" office:value-type="float" office:value="53" calcext:value-type="float">
            <text:p>53</text:p>
          </table:table-cell>
          <table:table-cell table:formula="of:=ROUND(ABS([.$B28]-[.V$2])*5*[.$A28]*[.V$1]*RAND())" office:value-type="float" office:value="50" calcext:value-type="float">
            <text:p>50</text:p>
          </table:table-cell>
          <table:table-cell table:formula="of:=ROUND(ABS([.$B28]-[.W$2])*5*[.$A28]*[.W$1]*RAND())" office:value-type="float" office:value="48" calcext:value-type="float">
            <text:p>48</text:p>
          </table:table-cell>
          <table:table-cell table:formula="of:=ROUND(ABS([.$B28]-[.X$2])*5*[.$A28]*[.X$1]*RAND())" office:value-type="float" office:value="15" calcext:value-type="float">
            <text:p>15</text:p>
          </table:table-cell>
          <table:table-cell table:formula="of:=ROUND(ABS([.$B28]-[.Y$2])*5*[.$A28]*[.Y$1]*RAND())" office:value-type="float" office:value="10" calcext:value-type="float">
            <text:p>10</text:p>
          </table:table-cell>
          <table:table-cell table:formula="of:=ROUND(ABS([.$B28]-[.Z$2])*5*[.$A28]*[.Z$1]*RAND())" office:value-type="float" office:value="3" calcext:value-type="float">
            <text:p>3</text:p>
          </table:table-cell>
          <table:table-cell table:formula="of:=ROUND(ABS([.$B28]-[.AA$2])*5*[.$A28]*[.AA$1]*RAND())" office:value-type="float" office:value="3" calcext:value-type="float">
            <text:p>3</text:p>
          </table:table-cell>
          <table:table-cell table:formula="of:=ROUND(ABS([.$B28]-[.AB$2])*5*[.$A28]*[.AB$1]*RAND())" office:value-type="float" office:value="0" calcext:value-type="float">
            <text:p>0</text:p>
          </table:table-cell>
          <table:table-cell table:formula="of:=ROUND(ABS([.$B28]-[.AC$2])*5*[.$A28]*[.AC$1]*RAND())" office:value-type="float" office:value="1" calcext:value-type="float">
            <text:p>1</text:p>
          </table:table-cell>
          <table:table-cell table:formula="of:=ROUND(ABS([.$B28]-[.AD$2])*5*[.$A28]*[.AD$1]*RAND())" office:value-type="float" office:value="5" calcext:value-type="float">
            <text:p>5</text:p>
          </table:table-cell>
          <table:table-cell table:formula="of:=ROUND(ABS([.$B28]-[.AE$2])*5*[.$A28]*[.AE$1]*RAND())" office:value-type="float" office:value="6" calcext:value-type="float">
            <text:p>6</text:p>
          </table:table-cell>
          <table:table-cell table:formula="of:=ROUND(ABS([.$B28]-[.AF$2])*5*[.$A28]*[.AF$1]*RAND())" office:value-type="float" office:value="11" calcext:value-type="float">
            <text:p>11</text:p>
          </table:table-cell>
          <table:table-cell table:formula="of:=SUM([.C28:.AF28])"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ROUND(ABS([.$B29]-[.C$2])*5*[.$A29]*[.C$1]*RAND())" office:value-type="float" office:value="29" calcext:value-type="float">
            <text:p>29</text:p>
          </table:table-cell>
          <table:table-cell table:formula="of:=ROUND(ABS([.$B29]-[.D$2])*5*[.$A29]*[.D$1]*RAND())" office:value-type="float" office:value="108" calcext:value-type="float">
            <text:p>108</text:p>
          </table:table-cell>
          <table:table-cell table:formula="of:=ROUND(ABS([.$B29]-[.E$2])*5*[.$A29]*[.E$1]*RAND())" office:value-type="float" office:value="10" calcext:value-type="float">
            <text:p>10</text:p>
          </table:table-cell>
          <table:table-cell table:formula="of:=ROUND(ABS([.$B29]-[.F$2])*5*[.$A29]*[.F$1]*RAND())" office:value-type="float" office:value="95" calcext:value-type="float">
            <text:p>95</text:p>
          </table:table-cell>
          <table:table-cell table:formula="of:=ROUND(ABS([.$B29]-[.G$2])*5*[.$A29]*[.G$1]*RAND())" office:value-type="float" office:value="74" calcext:value-type="float">
            <text:p>74</text:p>
          </table:table-cell>
          <table:table-cell table:formula="of:=ROUND(ABS([.$B29]-[.H$2])*5*[.$A29]*[.H$1]*RAND())" office:value-type="float" office:value="89" calcext:value-type="float">
            <text:p>89</text:p>
          </table:table-cell>
          <table:table-cell table:formula="of:=ROUND(ABS([.$B29]-[.I$2])*5*[.$A29]*[.I$1]*RAND())" office:value-type="float" office:value="90" calcext:value-type="float">
            <text:p>90</text:p>
          </table:table-cell>
          <table:table-cell table:formula="of:=ROUND(ABS([.$B29]-[.J$2])*5*[.$A29]*[.J$1]*RAND())" office:value-type="float" office:value="81" calcext:value-type="float">
            <text:p>81</text:p>
          </table:table-cell>
          <table:table-cell table:formula="of:=ROUND(ABS([.$B29]-[.K$2])*5*[.$A29]*[.K$1]*RAND())" office:value-type="float" office:value="28" calcext:value-type="float">
            <text:p>28</text:p>
          </table:table-cell>
          <table:table-cell table:formula="of:=ROUND(ABS([.$B29]-[.L$2])*5*[.$A29]*[.L$1]*RAND())" office:value-type="float" office:value="10" calcext:value-type="float">
            <text:p>10</text:p>
          </table:table-cell>
          <table:table-cell table:formula="of:=ROUND(ABS([.$B29]-[.M$2])*5*[.$A29]*[.M$1]*RAND())" office:value-type="float" office:value="21" calcext:value-type="float">
            <text:p>21</text:p>
          </table:table-cell>
          <table:table-cell table:formula="of:=ROUND(ABS([.$B29]-[.N$2])*5*[.$A29]*[.N$1]*RAND())" office:value-type="float" office:value="46" calcext:value-type="float">
            <text:p>46</text:p>
          </table:table-cell>
          <table:table-cell table:formula="of:=ROUND(ABS([.$B29]-[.O$2])*5*[.$A29]*[.O$1]*RAND())" office:value-type="float" office:value="9" calcext:value-type="float">
            <text:p>9</text:p>
          </table:table-cell>
          <table:table-cell table:formula="of:=ROUND(ABS([.$B29]-[.P$2])*5*[.$A29]*[.P$1]*RAND())" office:value-type="float" office:value="43" calcext:value-type="float">
            <text:p>43</text:p>
          </table:table-cell>
          <table:table-cell table:formula="of:=ROUND(ABS([.$B29]-[.Q$2])*5*[.$A29]*[.Q$1]*RAND())" office:value-type="float" office:value="29" calcext:value-type="float">
            <text:p>29</text:p>
          </table:table-cell>
          <table:table-cell table:formula="of:=ROUND(ABS([.$B29]-[.R$2])*5*[.$A29]*[.R$1]*RAND())" office:value-type="float" office:value="23" calcext:value-type="float">
            <text:p>23</text:p>
          </table:table-cell>
          <table:table-cell table:formula="of:=ROUND(ABS([.$B29]-[.S$2])*5*[.$A29]*[.S$1]*RAND())" office:value-type="float" office:value="6" calcext:value-type="float">
            <text:p>6</text:p>
          </table:table-cell>
          <table:table-cell table:formula="of:=ROUND(ABS([.$B29]-[.T$2])*5*[.$A29]*[.T$1]*RAND())" office:value-type="float" office:value="45" calcext:value-type="float">
            <text:p>45</text:p>
          </table:table-cell>
          <table:table-cell table:formula="of:=ROUND(ABS([.$B29]-[.U$2])*5*[.$A29]*[.U$1]*RAND())" office:value-type="float" office:value="19" calcext:value-type="float">
            <text:p>19</text:p>
          </table:table-cell>
          <table:table-cell table:formula="of:=ROUND(ABS([.$B29]-[.V$2])*5*[.$A29]*[.V$1]*RAND())" office:value-type="float" office:value="69" calcext:value-type="float">
            <text:p>69</text:p>
          </table:table-cell>
          <table:table-cell table:formula="of:=ROUND(ABS([.$B29]-[.W$2])*5*[.$A29]*[.W$1]*RAND())" office:value-type="float" office:value="84" calcext:value-type="float">
            <text:p>84</text:p>
          </table:table-cell>
          <table:table-cell table:formula="of:=ROUND(ABS([.$B29]-[.X$2])*5*[.$A29]*[.X$1]*RAND())" office:value-type="float" office:value="50" calcext:value-type="float">
            <text:p>50</text:p>
          </table:table-cell>
          <table:table-cell table:formula="of:=ROUND(ABS([.$B29]-[.Y$2])*5*[.$A29]*[.Y$1]*RAND())" office:value-type="float" office:value="11" calcext:value-type="float">
            <text:p>11</text:p>
          </table:table-cell>
          <table:table-cell table:formula="of:=ROUND(ABS([.$B29]-[.Z$2])*5*[.$A29]*[.Z$1]*RAND())" office:value-type="float" office:value="7" calcext:value-type="float">
            <text:p>7</text:p>
          </table:table-cell>
          <table:table-cell table:formula="of:=ROUND(ABS([.$B29]-[.AA$2])*5*[.$A29]*[.AA$1]*RAND())" office:value-type="float" office:value="1" calcext:value-type="float">
            <text:p>1</text:p>
          </table:table-cell>
          <table:table-cell table:formula="of:=ROUND(ABS([.$B29]-[.AB$2])*5*[.$A29]*[.AB$1]*RAND())" office:value-type="float" office:value="4" calcext:value-type="float">
            <text:p>4</text:p>
          </table:table-cell>
          <table:table-cell table:formula="of:=ROUND(ABS([.$B29]-[.AC$2])*5*[.$A29]*[.AC$1]*RAND())" office:value-type="float" office:value="0" calcext:value-type="float">
            <text:p>0</text:p>
          </table:table-cell>
          <table:table-cell table:formula="of:=ROUND(ABS([.$B29]-[.AD$2])*5*[.$A29]*[.AD$1]*RAND())" office:value-type="float" office:value="2" calcext:value-type="float">
            <text:p>2</text:p>
          </table:table-cell>
          <table:table-cell table:formula="of:=ROUND(ABS([.$B29]-[.AE$2])*5*[.$A29]*[.AE$1]*RAND())" office:value-type="float" office:value="9" calcext:value-type="float">
            <text:p>9</text:p>
          </table:table-cell>
          <table:table-cell table:formula="of:=ROUND(ABS([.$B29]-[.AF$2])*5*[.$A29]*[.AF$1]*RAND())" office:value-type="float" office:value="8" calcext:value-type="float">
            <text:p>8</text:p>
          </table:table-cell>
          <table:table-cell table:formula="of:=SUM([.C29:.AF29])"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ROUND(ABS([.$B30]-[.C$2])*5*[.$A30]*[.C$1]*RAND())" office:value-type="float" office:value="98" calcext:value-type="float">
            <text:p>98</text:p>
          </table:table-cell>
          <table:table-cell table:formula="of:=ROUND(ABS([.$B30]-[.D$2])*5*[.$A30]*[.D$1]*RAND())" office:value-type="float" office:value="55" calcext:value-type="float">
            <text:p>55</text:p>
          </table:table-cell>
          <table:table-cell table:formula="of:=ROUND(ABS([.$B30]-[.E$2])*5*[.$A30]*[.E$1]*RAND())" office:value-type="float" office:value="102" calcext:value-type="float">
            <text:p>102</text:p>
          </table:table-cell>
          <table:table-cell table:formula="of:=ROUND(ABS([.$B30]-[.F$2])*5*[.$A30]*[.F$1]*RAND())" office:value-type="float" office:value="49" calcext:value-type="float">
            <text:p>49</text:p>
          </table:table-cell>
          <table:table-cell table:formula="of:=ROUND(ABS([.$B30]-[.G$2])*5*[.$A30]*[.G$1]*RAND())" office:value-type="float" office:value="55" calcext:value-type="float">
            <text:p>55</text:p>
          </table:table-cell>
          <table:table-cell table:formula="of:=ROUND(ABS([.$B30]-[.H$2])*5*[.$A30]*[.H$1]*RAND())" office:value-type="float" office:value="75" calcext:value-type="float">
            <text:p>75</text:p>
          </table:table-cell>
          <table:table-cell table:formula="of:=ROUND(ABS([.$B30]-[.I$2])*5*[.$A30]*[.I$1]*RAND())" office:value-type="float" office:value="27" calcext:value-type="float">
            <text:p>27</text:p>
          </table:table-cell>
          <table:table-cell table:formula="of:=ROUND(ABS([.$B30]-[.J$2])*5*[.$A30]*[.J$1]*RAND())" office:value-type="float" office:value="66" calcext:value-type="float">
            <text:p>66</text:p>
          </table:table-cell>
          <table:table-cell table:formula="of:=ROUND(ABS([.$B30]-[.K$2])*5*[.$A30]*[.K$1]*RAND())" office:value-type="float" office:value="82" calcext:value-type="float">
            <text:p>82</text:p>
          </table:table-cell>
          <table:table-cell table:formula="of:=ROUND(ABS([.$B30]-[.L$2])*5*[.$A30]*[.L$1]*RAND())" office:value-type="float" office:value="89" calcext:value-type="float">
            <text:p>89</text:p>
          </table:table-cell>
          <table:table-cell table:formula="of:=ROUND(ABS([.$B30]-[.M$2])*5*[.$A30]*[.M$1]*RAND())" office:value-type="float" office:value="23" calcext:value-type="float">
            <text:p>23</text:p>
          </table:table-cell>
          <table:table-cell table:formula="of:=ROUND(ABS([.$B30]-[.N$2])*5*[.$A30]*[.N$1]*RAND())" office:value-type="float" office:value="71" calcext:value-type="float">
            <text:p>71</text:p>
          </table:table-cell>
          <table:table-cell table:formula="of:=ROUND(ABS([.$B30]-[.O$2])*5*[.$A30]*[.O$1]*RAND())" office:value-type="float" office:value="63" calcext:value-type="float">
            <text:p>63</text:p>
          </table:table-cell>
          <table:table-cell table:formula="of:=ROUND(ABS([.$B30]-[.P$2])*5*[.$A30]*[.P$1]*RAND())" office:value-type="float" office:value="44" calcext:value-type="float">
            <text:p>44</text:p>
          </table:table-cell>
          <table:table-cell table:formula="of:=ROUND(ABS([.$B30]-[.Q$2])*5*[.$A30]*[.Q$1]*RAND())" office:value-type="float" office:value="65" calcext:value-type="float">
            <text:p>65</text:p>
          </table:table-cell>
          <table:table-cell table:formula="of:=ROUND(ABS([.$B30]-[.R$2])*5*[.$A30]*[.R$1]*RAND())" office:value-type="float" office:value="40" calcext:value-type="float">
            <text:p>40</text:p>
          </table:table-cell>
          <table:table-cell table:formula="of:=ROUND(ABS([.$B30]-[.S$2])*5*[.$A30]*[.S$1]*RAND())" office:value-type="float" office:value="19" calcext:value-type="float">
            <text:p>19</text:p>
          </table:table-cell>
          <table:table-cell table:formula="of:=ROUND(ABS([.$B30]-[.T$2])*5*[.$A30]*[.T$1]*RAND())" office:value-type="float" office:value="76" calcext:value-type="float">
            <text:p>76</text:p>
          </table:table-cell>
          <table:table-cell table:formula="of:=ROUND(ABS([.$B30]-[.U$2])*5*[.$A30]*[.U$1]*RAND())" office:value-type="float" office:value="45" calcext:value-type="float">
            <text:p>45</text:p>
          </table:table-cell>
          <table:table-cell table:formula="of:=ROUND(ABS([.$B30]-[.V$2])*5*[.$A30]*[.V$1]*RAND())" office:value-type="float" office:value="84" calcext:value-type="float">
            <text:p>84</text:p>
          </table:table-cell>
          <table:table-cell table:formula="of:=ROUND(ABS([.$B30]-[.W$2])*5*[.$A30]*[.W$1]*RAND())" office:value-type="float" office:value="78" calcext:value-type="float">
            <text:p>78</text:p>
          </table:table-cell>
          <table:table-cell table:formula="of:=ROUND(ABS([.$B30]-[.X$2])*5*[.$A30]*[.X$1]*RAND())" office:value-type="float" office:value="47" calcext:value-type="float">
            <text:p>47</text:p>
          </table:table-cell>
          <table:table-cell table:formula="of:=ROUND(ABS([.$B30]-[.Y$2])*5*[.$A30]*[.Y$1]*RAND())" office:value-type="float" office:value="13" calcext:value-type="float">
            <text:p>13</text:p>
          </table:table-cell>
          <table:table-cell table:formula="of:=ROUND(ABS([.$B30]-[.Z$2])*5*[.$A30]*[.Z$1]*RAND())" office:value-type="float" office:value="4" calcext:value-type="float">
            <text:p>4</text:p>
          </table:table-cell>
          <table:table-cell table:formula="of:=ROUND(ABS([.$B30]-[.AA$2])*5*[.$A30]*[.AA$1]*RAND())" office:value-type="float" office:value="6" calcext:value-type="float">
            <text:p>6</text:p>
          </table:table-cell>
          <table:table-cell table:formula="of:=ROUND(ABS([.$B30]-[.AB$2])*5*[.$A30]*[.AB$1]*RAND())" office:value-type="float" office:value="6" calcext:value-type="float">
            <text:p>6</text:p>
          </table:table-cell>
          <table:table-cell table:formula="of:=ROUND(ABS([.$B30]-[.AC$2])*5*[.$A30]*[.AC$1]*RAND())" office:value-type="float" office:value="2" calcext:value-type="float">
            <text:p>2</text:p>
          </table:table-cell>
          <table:table-cell table:formula="of:=ROUND(ABS([.$B30]-[.AD$2])*5*[.$A30]*[.AD$1]*RAND())" office:value-type="float" office:value="0" calcext:value-type="float">
            <text:p>0</text:p>
          </table:table-cell>
          <table:table-cell table:formula="of:=ROUND(ABS([.$B30]-[.AE$2])*5*[.$A30]*[.AE$1]*RAND())" office:value-type="float" office:value="2" calcext:value-type="float">
            <text:p>2</text:p>
          </table:table-cell>
          <table:table-cell table:formula="of:=ROUND(ABS([.$B30]-[.AF$2])*5*[.$A30]*[.AF$1]*RAND())" office:value-type="float" office:value="8" calcext:value-type="float">
            <text:p>8</text:p>
          </table:table-cell>
          <table:table-cell table:formula="of:=SUM([.C30:.AF30])"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ROUND(ABS([.$B31]-[.C$2])*5*[.$A31]*[.C$1]*RAND())" office:value-type="float" office:value="99" calcext:value-type="float">
            <text:p>99</text:p>
          </table:table-cell>
          <table:table-cell table:formula="of:=ROUND(ABS([.$B31]-[.D$2])*5*[.$A31]*[.D$1]*RAND())" office:value-type="float" office:value="95" calcext:value-type="float">
            <text:p>95</text:p>
          </table:table-cell>
          <table:table-cell table:formula="of:=ROUND(ABS([.$B31]-[.E$2])*5*[.$A31]*[.E$1]*RAND())" office:value-type="float" office:value="48" calcext:value-type="float">
            <text:p>48</text:p>
          </table:table-cell>
          <table:table-cell table:formula="of:=ROUND(ABS([.$B31]-[.F$2])*5*[.$A31]*[.F$1]*RAND())" office:value-type="float" office:value="76" calcext:value-type="float">
            <text:p>76</text:p>
          </table:table-cell>
          <table:table-cell table:formula="of:=ROUND(ABS([.$B31]-[.G$2])*5*[.$A31]*[.G$1]*RAND())" office:value-type="float" office:value="16" calcext:value-type="float">
            <text:p>16</text:p>
          </table:table-cell>
          <table:table-cell table:formula="of:=ROUND(ABS([.$B31]-[.H$2])*5*[.$A31]*[.H$1]*RAND())" office:value-type="float" office:value="58" calcext:value-type="float">
            <text:p>58</text:p>
          </table:table-cell>
          <table:table-cell table:formula="of:=ROUND(ABS([.$B31]-[.I$2])*5*[.$A31]*[.I$1]*RAND())" office:value-type="float" office:value="62" calcext:value-type="float">
            <text:p>62</text:p>
          </table:table-cell>
          <table:table-cell table:formula="of:=ROUND(ABS([.$B31]-[.J$2])*5*[.$A31]*[.J$1]*RAND())" office:value-type="float" office:value="85" calcext:value-type="float">
            <text:p>85</text:p>
          </table:table-cell>
          <table:table-cell table:formula="of:=ROUND(ABS([.$B31]-[.K$2])*5*[.$A31]*[.K$1]*RAND())" office:value-type="float" office:value="87" calcext:value-type="float">
            <text:p>87</text:p>
          </table:table-cell>
          <table:table-cell table:formula="of:=ROUND(ABS([.$B31]-[.L$2])*5*[.$A31]*[.L$1]*RAND())" office:value-type="float" office:value="13" calcext:value-type="float">
            <text:p>13</text:p>
          </table:table-cell>
          <table:table-cell table:formula="of:=ROUND(ABS([.$B31]-[.M$2])*5*[.$A31]*[.M$1]*RAND())" office:value-type="float" office:value="16" calcext:value-type="float">
            <text:p>16</text:p>
          </table:table-cell>
          <table:table-cell table:formula="of:=ROUND(ABS([.$B31]-[.N$2])*5*[.$A31]*[.N$1]*RAND())" office:value-type="float" office:value="78" calcext:value-type="float">
            <text:p>78</text:p>
          </table:table-cell>
          <table:table-cell table:formula="of:=ROUND(ABS([.$B31]-[.O$2])*5*[.$A31]*[.O$1]*RAND())" office:value-type="float" office:value="67" calcext:value-type="float">
            <text:p>67</text:p>
          </table:table-cell>
          <table:table-cell table:formula="of:=ROUND(ABS([.$B31]-[.P$2])*5*[.$A31]*[.P$1]*RAND())" office:value-type="float" office:value="12" calcext:value-type="float">
            <text:p>12</text:p>
          </table:table-cell>
          <table:table-cell table:formula="of:=ROUND(ABS([.$B31]-[.Q$2])*5*[.$A31]*[.Q$1]*RAND())" office:value-type="float" office:value="42" calcext:value-type="float">
            <text:p>42</text:p>
          </table:table-cell>
          <table:table-cell table:formula="of:=ROUND(ABS([.$B31]-[.R$2])*5*[.$A31]*[.R$1]*RAND())" office:value-type="float" office:value="14" calcext:value-type="float">
            <text:p>14</text:p>
          </table:table-cell>
          <table:table-cell table:formula="of:=ROUND(ABS([.$B31]-[.S$2])*5*[.$A31]*[.S$1]*RAND())" office:value-type="float" office:value="34" calcext:value-type="float">
            <text:p>34</text:p>
          </table:table-cell>
          <table:table-cell table:formula="of:=ROUND(ABS([.$B31]-[.T$2])*5*[.$A31]*[.T$1]*RAND())" office:value-type="float" office:value="16" calcext:value-type="float">
            <text:p>16</text:p>
          </table:table-cell>
          <table:table-cell table:formula="of:=ROUND(ABS([.$B31]-[.U$2])*5*[.$A31]*[.U$1]*RAND())" office:value-type="float" office:value="70" calcext:value-type="float">
            <text:p>70</text:p>
          </table:table-cell>
          <table:table-cell table:formula="of:=ROUND(ABS([.$B31]-[.V$2])*5*[.$A31]*[.V$1]*RAND())" office:value-type="float" office:value="109" calcext:value-type="float">
            <text:p>109</text:p>
          </table:table-cell>
          <table:table-cell table:formula="of:=ROUND(ABS([.$B31]-[.W$2])*5*[.$A31]*[.W$1]*RAND())" office:value-type="float" office:value="60" calcext:value-type="float">
            <text:p>60</text:p>
          </table:table-cell>
          <table:table-cell table:formula="of:=ROUND(ABS([.$B31]-[.X$2])*5*[.$A31]*[.X$1]*RAND())" office:value-type="float" office:value="45" calcext:value-type="float">
            <text:p>45</text:p>
          </table:table-cell>
          <table:table-cell table:formula="of:=ROUND(ABS([.$B31]-[.Y$2])*5*[.$A31]*[.Y$1]*RAND())" office:value-type="float" office:value="7" calcext:value-type="float">
            <text:p>7</text:p>
          </table:table-cell>
          <table:table-cell table:formula="of:=ROUND(ABS([.$B31]-[.Z$2])*5*[.$A31]*[.Z$1]*RAND())" office:value-type="float" office:value="21" calcext:value-type="float">
            <text:p>21</text:p>
          </table:table-cell>
          <table:table-cell table:formula="of:=ROUND(ABS([.$B31]-[.AA$2])*5*[.$A31]*[.AA$1]*RAND())" office:value-type="float" office:value="7" calcext:value-type="float">
            <text:p>7</text:p>
          </table:table-cell>
          <table:table-cell table:formula="of:=ROUND(ABS([.$B31]-[.AB$2])*5*[.$A31]*[.AB$1]*RAND())" office:value-type="float" office:value="14" calcext:value-type="float">
            <text:p>14</text:p>
          </table:table-cell>
          <table:table-cell table:formula="of:=ROUND(ABS([.$B31]-[.AC$2])*5*[.$A31]*[.AC$1]*RAND())" office:value-type="float" office:value="9" calcext:value-type="float">
            <text:p>9</text:p>
          </table:table-cell>
          <table:table-cell table:formula="of:=ROUND(ABS([.$B31]-[.AD$2])*5*[.$A31]*[.AD$1]*RAND())" office:value-type="float" office:value="3" calcext:value-type="float">
            <text:p>3</text:p>
          </table:table-cell>
          <table:table-cell table:formula="of:=ROUND(ABS([.$B31]-[.AE$2])*5*[.$A31]*[.AE$1]*RAND())" office:value-type="float" office:value="0" calcext:value-type="float">
            <text:p>0</text:p>
          </table:table-cell>
          <table:table-cell table:formula="of:=ROUND(ABS([.$B31]-[.AF$2])*5*[.$A31]*[.AF$1]*RAND())" office:value-type="float" office:value="0" calcext:value-type="float">
            <text:p>0</text:p>
          </table:table-cell>
          <table:table-cell table:formula="of:=SUM([.C31:.AF31])"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ROUND(ABS([.$B32]-[.C$2])*5*[.$A32]*[.C$1]*RAND())" office:value-type="float" office:value="117" calcext:value-type="float">
            <text:p>117</text:p>
          </table:table-cell>
          <table:table-cell table:formula="of:=ROUND(ABS([.$B32]-[.D$2])*5*[.$A32]*[.D$1]*RAND())" office:value-type="float" office:value="546" calcext:value-type="float">
            <text:p>546</text:p>
          </table:table-cell>
          <table:table-cell table:formula="of:=ROUND(ABS([.$B32]-[.E$2])*5*[.$A32]*[.E$1]*RAND())" office:value-type="float" office:value="485" calcext:value-type="float">
            <text:p>485</text:p>
          </table:table-cell>
          <table:table-cell table:formula="of:=ROUND(ABS([.$B32]-[.F$2])*5*[.$A32]*[.F$1]*RAND())" office:value-type="float" office:value="538" calcext:value-type="float">
            <text:p>538</text:p>
          </table:table-cell>
          <table:table-cell table:formula="of:=ROUND(ABS([.$B32]-[.G$2])*5*[.$A32]*[.G$1]*RAND())" office:value-type="float" office:value="112" calcext:value-type="float">
            <text:p>112</text:p>
          </table:table-cell>
          <table:table-cell table:formula="of:=ROUND(ABS([.$B32]-[.H$2])*5*[.$A32]*[.H$1]*RAND())" office:value-type="float" office:value="357" calcext:value-type="float">
            <text:p>357</text:p>
          </table:table-cell>
          <table:table-cell table:formula="of:=ROUND(ABS([.$B32]-[.I$2])*5*[.$A32]*[.I$1]*RAND())" office:value-type="float" office:value="245" calcext:value-type="float">
            <text:p>245</text:p>
          </table:table-cell>
          <table:table-cell table:formula="of:=ROUND(ABS([.$B32]-[.J$2])*5*[.$A32]*[.J$1]*RAND())" office:value-type="float" office:value="20" calcext:value-type="float">
            <text:p>20</text:p>
          </table:table-cell>
          <table:table-cell table:formula="of:=ROUND(ABS([.$B32]-[.K$2])*5*[.$A32]*[.K$1]*RAND())" office:value-type="float" office:value="229" calcext:value-type="float">
            <text:p>229</text:p>
          </table:table-cell>
          <table:table-cell table:formula="of:=ROUND(ABS([.$B32]-[.L$2])*5*[.$A32]*[.L$1]*RAND())" office:value-type="float" office:value="168" calcext:value-type="float">
            <text:p>168</text:p>
          </table:table-cell>
          <table:table-cell table:formula="of:=ROUND(ABS([.$B32]-[.M$2])*5*[.$A32]*[.M$1]*RAND())" office:value-type="float" office:value="234" calcext:value-type="float">
            <text:p>234</text:p>
          </table:table-cell>
          <table:table-cell table:formula="of:=ROUND(ABS([.$B32]-[.N$2])*5*[.$A32]*[.N$1]*RAND())" office:value-type="float" office:value="339" calcext:value-type="float">
            <text:p>339</text:p>
          </table:table-cell>
          <table:table-cell table:formula="of:=ROUND(ABS([.$B32]-[.O$2])*5*[.$A32]*[.O$1]*RAND())" office:value-type="float" office:value="79" calcext:value-type="float">
            <text:p>79</text:p>
          </table:table-cell>
          <table:table-cell table:formula="of:=ROUND(ABS([.$B32]-[.P$2])*5*[.$A32]*[.P$1]*RAND())" office:value-type="float" office:value="29" calcext:value-type="float">
            <text:p>29</text:p>
          </table:table-cell>
          <table:table-cell table:formula="of:=ROUND(ABS([.$B32]-[.Q$2])*5*[.$A32]*[.Q$1]*RAND())" office:value-type="float" office:value="153" calcext:value-type="float">
            <text:p>153</text:p>
          </table:table-cell>
          <table:table-cell table:formula="of:=ROUND(ABS([.$B32]-[.R$2])*5*[.$A32]*[.R$1]*RAND())" office:value-type="float" office:value="191" calcext:value-type="float">
            <text:p>191</text:p>
          </table:table-cell>
          <table:table-cell table:formula="of:=ROUND(ABS([.$B32]-[.S$2])*5*[.$A32]*[.S$1]*RAND())" office:value-type="float" office:value="104" calcext:value-type="float">
            <text:p>104</text:p>
          </table:table-cell>
          <table:table-cell table:formula="of:=ROUND(ABS([.$B32]-[.T$2])*5*[.$A32]*[.T$1]*RAND())" office:value-type="float" office:value="112" calcext:value-type="float">
            <text:p>112</text:p>
          </table:table-cell>
          <table:table-cell table:formula="of:=ROUND(ABS([.$B32]-[.U$2])*5*[.$A32]*[.U$1]*RAND())" office:value-type="float" office:value="58" calcext:value-type="float">
            <text:p>58</text:p>
          </table:table-cell>
          <table:table-cell table:formula="of:=ROUND(ABS([.$B32]-[.V$2])*5*[.$A32]*[.V$1]*RAND())" office:value-type="float" office:value="733" calcext:value-type="float">
            <text:p>733</text:p>
          </table:table-cell>
          <table:table-cell table:formula="of:=ROUND(ABS([.$B32]-[.W$2])*5*[.$A32]*[.W$1]*RAND())" office:value-type="float" office:value="398" calcext:value-type="float">
            <text:p>398</text:p>
          </table:table-cell>
          <table:table-cell table:formula="of:=ROUND(ABS([.$B32]-[.X$2])*5*[.$A32]*[.X$1]*RAND())" office:value-type="float" office:value="129" calcext:value-type="float">
            <text:p>129</text:p>
          </table:table-cell>
          <table:table-cell table:formula="of:=ROUND(ABS([.$B32]-[.Y$2])*5*[.$A32]*[.Y$1]*RAND())" office:value-type="float" office:value="164" calcext:value-type="float">
            <text:p>164</text:p>
          </table:table-cell>
          <table:table-cell table:formula="of:=ROUND(ABS([.$B32]-[.Z$2])*5*[.$A32]*[.Z$1]*RAND())" office:value-type="float" office:value="105" calcext:value-type="float">
            <text:p>105</text:p>
          </table:table-cell>
          <table:table-cell table:formula="of:=ROUND(ABS([.$B32]-[.AA$2])*5*[.$A32]*[.AA$1]*RAND())" office:value-type="float" office:value="9" calcext:value-type="float">
            <text:p>9</text:p>
          </table:table-cell>
          <table:table-cell table:formula="of:=ROUND(ABS([.$B32]-[.AB$2])*5*[.$A32]*[.AB$1]*RAND())" office:value-type="float" office:value="31" calcext:value-type="float">
            <text:p>31</text:p>
          </table:table-cell>
          <table:table-cell table:formula="of:=ROUND(ABS([.$B32]-[.AC$2])*5*[.$A32]*[.AC$1]*RAND())" office:value-type="float" office:value="65" calcext:value-type="float">
            <text:p>65</text:p>
          </table:table-cell>
          <table:table-cell table:formula="of:=ROUND(ABS([.$B32]-[.AD$2])*5*[.$A32]*[.AD$1]*RAND())" office:value-type="float" office:value="27" calcext:value-type="float">
            <text:p>27</text:p>
          </table:table-cell>
          <table:table-cell table:formula="of:=ROUND(ABS([.$B32]-[.AE$2])*5*[.$A32]*[.AE$1]*RAND())" office:value-type="float" office:value="10" calcext:value-type="float">
            <text:p>10</text:p>
          </table:table-cell>
          <table:table-cell table:formula="of:=ROUND(ABS([.$B32]-[.AF$2])*5*[.$A32]*[.AF$1]*RAND())" office:value-type="float" office:value="0" calcext:value-type="float">
            <text:p>0</text:p>
          </table:table-cell>
          <table:table-cell table:formula="of:=SUM([.C32:.AF32])" office:value-type="float" office:value="5787" calcext:value-type="float">
            <text:p>5787</text:p>
          </table:table-cell>
        </table:table-row>
        <table:table-row table:style-name="ro1">
          <table:table-cell table:number-columns-repeated="2"/>
          <table:table-cell table:formula="of:=SUM([.C3:.C32])" office:value-type="float" office:value="1260" calcext:value-type="float">
            <text:p>1260</text:p>
          </table:table-cell>
          <table:table-cell table:formula="of:=SUM([.D3:.D32])" office:value-type="float" office:value="1726" calcext:value-type="float">
            <text:p>1726</text:p>
          </table:table-cell>
          <table:table-cell table:formula="of:=SUM([.E3:.E32])" office:value-type="float" office:value="1350" calcext:value-type="float">
            <text:p>1350</text:p>
          </table:table-cell>
          <table:table-cell table:formula="of:=SUM([.F3:.F32])" office:value-type="float" office:value="1532" calcext:value-type="float">
            <text:p>1532</text:p>
          </table:table-cell>
          <table:table-cell table:formula="of:=SUM([.G3:.G32])" office:value-type="float" office:value="1014" calcext:value-type="float">
            <text:p>1014</text:p>
          </table:table-cell>
          <table:table-cell table:formula="of:=SUM([.H3:.H32])" office:value-type="float" office:value="1133" calcext:value-type="float">
            <text:p>1133</text:p>
          </table:table-cell>
          <table:table-cell table:formula="of:=SUM([.I3:.I32])" office:value-type="float" office:value="1170" calcext:value-type="float">
            <text:p>1170</text:p>
          </table:table-cell>
          <table:table-cell table:formula="of:=SUM([.J3:.J32])" office:value-type="float" office:value="875" calcext:value-type="float">
            <text:p>875</text:p>
          </table:table-cell>
          <table:table-cell table:formula="of:=SUM([.K3:.K32])" office:value-type="float" office:value="1008" calcext:value-type="float">
            <text:p>1008</text:p>
          </table:table-cell>
          <table:table-cell table:formula="of:=SUM([.L3:.L32])" office:value-type="float" office:value="755" calcext:value-type="float">
            <text:p>755</text:p>
          </table:table-cell>
          <table:table-cell table:formula="of:=SUM([.M3:.M32])" office:value-type="float" office:value="934" calcext:value-type="float">
            <text:p>934</text:p>
          </table:table-cell>
          <table:table-cell table:formula="of:=SUM([.N3:.N32])" office:value-type="float" office:value="1071" calcext:value-type="float">
            <text:p>1071</text:p>
          </table:table-cell>
          <table:table-cell table:formula="of:=SUM([.O3:.O32])" office:value-type="float" office:value="727" calcext:value-type="float">
            <text:p>727</text:p>
          </table:table-cell>
          <table:table-cell table:formula="of:=SUM([.P3:.P32])" office:value-type="float" office:value="565" calcext:value-type="float">
            <text:p>565</text:p>
          </table:table-cell>
          <table:table-cell table:formula="of:=SUM([.Q3:.Q32])" office:value-type="float" office:value="604" calcext:value-type="float">
            <text:p>604</text:p>
          </table:table-cell>
          <table:table-cell table:formula="of:=SUM([.R3:.R32])" office:value-type="float" office:value="886" calcext:value-type="float">
            <text:p>886</text:p>
          </table:table-cell>
          <table:table-cell table:formula="of:=SUM([.S3:.S32])" office:value-type="float" office:value="834" calcext:value-type="float">
            <text:p>834</text:p>
          </table:table-cell>
          <table:table-cell table:formula="of:=SUM([.T3:.T32])" office:value-type="float" office:value="1411" calcext:value-type="float">
            <text:p>1411</text:p>
          </table:table-cell>
          <table:table-cell table:formula="of:=SUM([.U3:.U32])" office:value-type="float" office:value="1784" calcext:value-type="float">
            <text:p>1784</text:p>
          </table:table-cell>
          <table:table-cell table:formula="of:=SUM([.V3:.V32])" office:value-type="float" office:value="2567" calcext:value-type="float">
            <text:p>2567</text:p>
          </table:table-cell>
          <table:table-cell table:formula="of:=SUM([.W3:.W32])" office:value-type="float" office:value="3092" calcext:value-type="float">
            <text:p>3092</text:p>
          </table:table-cell>
          <table:table-cell table:formula="of:=SUM([.X3:.X32])" office:value-type="float" office:value="1534" calcext:value-type="float">
            <text:p>1534</text:p>
          </table:table-cell>
          <table:table-cell table:formula="of:=SUM([.Y3:.Y32])" office:value-type="float" office:value="980" calcext:value-type="float">
            <text:p>980</text:p>
          </table:table-cell>
          <table:table-cell table:formula="of:=SUM([.Z3:.Z32])" office:value-type="float" office:value="1257" calcext:value-type="float">
            <text:p>1257</text:p>
          </table:table-cell>
          <table:table-cell table:formula="of:=SUM([.AA3:.AA32])" office:value-type="float" office:value="753" calcext:value-type="float">
            <text:p>753</text:p>
          </table:table-cell>
          <table:table-cell table:formula="of:=SUM([.AB3:.AB32])" office:value-type="float" office:value="983" calcext:value-type="float">
            <text:p>983</text:p>
          </table:table-cell>
          <table:table-cell table:formula="of:=SUM([.AC3:.AC32])" office:value-type="float" office:value="861" calcext:value-type="float">
            <text:p>861</text:p>
          </table:table-cell>
          <table:table-cell table:formula="of:=SUM([.AD3:.AD32])" office:value-type="float" office:value="1077" calcext:value-type="float">
            <text:p>1077</text:p>
          </table:table-cell>
          <table:table-cell table:formula="of:=SUM([.AE3:.AE32])" office:value-type="float" office:value="1638" calcext:value-type="float">
            <text:p>1638</text:p>
          </table:table-cell>
          <table:table-cell table:formula="of:=SUM([.AF3:.AF32])" office:value-type="float" office:value="1496" calcext:value-type="float">
            <text:p>1496</text:p>
          </table:table-cell>
          <table:table-cell table:formula="of:=SUM([.AG3:.AG32])" office:value-type="float" office:value="36877" calcext:value-type="float">
            <text:p>368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4:33:32.118656330</meta:creation-date>
    <dc:date>2019-08-09T15:10:56.971296935</dc:date>
    <meta:editing-duration>PT3M37S</meta:editing-duration>
    <meta:editing-cycles>2</meta:editing-cycles>
    <meta:generator>LibreOffice/5.1.6.2$Linux_X86_64 LibreOffice_project/10m0$Build-2</meta:generator>
    <meta:document-statistic meta:table-count="2" meta:cell-count="2138" meta:object-count="0"/>
  </office:meta>
</office:document-meta>
</file>